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5in" style:auto-text-indent="false"/>
    </style:style>
    <style:style style:name="P3" style:family="paragraph" style:parent-style-name="Standard">
      <style:text-properties officeooo:paragraph-rsid="0016153b"/>
    </style:style>
    <style:style style:name="P4" style:family="paragraph" style:parent-style-name="Standard">
      <style:text-properties officeooo:paragraph-rsid="00900897"/>
    </style:style>
    <style:style style:name="P5" style:family="paragraph" style:parent-style-name="Standard">
      <style:text-properties officeooo:paragraph-rsid="010ce86f"/>
    </style:style>
    <style:style style:name="P6" style:family="paragraph" style:parent-style-name="Standard">
      <style:text-properties officeooo:paragraph-rsid="010e32f1"/>
    </style:style>
    <style:style style:name="P7" style:family="paragraph" style:parent-style-name="Standard">
      <style:text-properties officeooo:paragraph-rsid="010e95f8"/>
    </style:style>
    <style:style style:name="P8" style:family="paragraph" style:parent-style-name="Standard">
      <style:text-properties officeooo:rsid="010b786e" officeooo:paragraph-rsid="010ce86f"/>
    </style:style>
    <style:style style:name="P9" style:family="paragraph" style:parent-style-name="Standard">
      <style:text-properties officeooo:rsid="017d9489" officeooo:paragraph-rsid="017d9489"/>
    </style:style>
    <style:style style:name="P10" style:family="paragraph" style:parent-style-name="Standard" style:master-page-name="Standard">
      <style:paragraph-properties style:page-number="auto"/>
    </style:style>
    <style:style style:name="T1" style:family="text">
      <style:text-properties style:text-position="sub 58%"/>
    </style:style>
    <style:style style:name="T2" style:family="text">
      <style:text-properties fo:font-style="italic" style:font-style-asian="italic"/>
    </style:style>
    <style:style style:name="T3" style:family="text">
      <style:text-properties officeooo:rsid="0015fa13"/>
    </style:style>
    <style:style style:name="T4" style:family="text">
      <style:text-properties officeooo:rsid="0016153b"/>
    </style:style>
    <style:style style:name="T5" style:family="text">
      <style:text-properties officeooo:rsid="001775ca"/>
    </style:style>
    <style:style style:name="T6" style:family="text">
      <style:text-properties officeooo:rsid="00254fc4"/>
    </style:style>
    <style:style style:name="T7" style:family="text">
      <style:text-properties officeooo:rsid="00350de9"/>
    </style:style>
    <style:style style:name="T8" style:family="text">
      <style:text-properties officeooo:rsid="003de2db"/>
    </style:style>
    <style:style style:name="T9" style:family="text">
      <style:text-properties officeooo:rsid="003dec63"/>
    </style:style>
    <style:style style:name="T10" style:family="text">
      <style:text-properties officeooo:rsid="004f2b51"/>
    </style:style>
    <style:style style:name="T11" style:family="text">
      <style:text-properties officeooo:rsid="00683447"/>
    </style:style>
    <style:style style:name="T12" style:family="text">
      <style:text-properties officeooo:rsid="00761fea"/>
    </style:style>
    <style:style style:name="T13" style:family="text">
      <style:text-properties officeooo:rsid="007693e6"/>
    </style:style>
    <style:style style:name="T14" style:family="text">
      <style:text-properties officeooo:rsid="00900897"/>
    </style:style>
    <style:style style:name="T15" style:family="text">
      <style:text-properties officeooo:rsid="00a79cfc"/>
    </style:style>
    <style:style style:name="T16" style:family="text">
      <style:text-properties fo:font-style="normal" style:font-style-asian="normal" style:font-style-complex="normal"/>
    </style:style>
    <style:style style:name="T17" style:family="text">
      <style:text-properties fo:font-style="normal" officeooo:rsid="010e95f8" style:font-style-asian="normal" style:font-style-complex="normal"/>
    </style:style>
    <style:style style:name="T18" style:family="text">
      <style:text-properties officeooo:rsid="00af7663"/>
    </style:style>
    <style:style style:name="T19" style:family="text">
      <style:text-properties officeooo:rsid="00b158df"/>
    </style:style>
    <style:style style:name="T20" style:family="text">
      <style:text-properties officeooo:rsid="00d5474a"/>
    </style:style>
    <style:style style:name="T21" style:family="text">
      <style:text-properties officeooo:rsid="00dc1f97"/>
    </style:style>
    <style:style style:name="T22" style:family="text">
      <style:text-properties officeooo:rsid="00e83610"/>
    </style:style>
    <style:style style:name="T23" style:family="text">
      <style:text-properties officeooo:rsid="010b786e"/>
    </style:style>
    <style:style style:name="T24" style:family="text">
      <style:text-properties officeooo:rsid="010e32f1"/>
    </style:style>
    <style:style style:name="T25" style:family="text">
      <style:text-properties officeooo:rsid="010e95f8"/>
    </style:style>
    <style:style style:name="T26" style:family="text">
      <style:text-properties officeooo:rsid="0119e97c"/>
    </style:style>
    <style:style style:name="T27" style:family="text">
      <style:text-properties officeooo:rsid="011bded2"/>
    </style:style>
    <style:style style:name="T28" style:family="text">
      <style:text-properties officeooo:rsid="017e73ed"/>
    </style:style>
    <style:style style:name="T29" style:family="text">
      <style:text-properties officeooo:rsid="018260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ubtitle">~ ~ ~</text:p>
      <text:h text:style-name="Heading_20_1" text:outline-level="1"><text:span text:style-name="T1">~ ~ ~</text:span> The Ivory <text:bookmark-start text:name="Tower"/>Tower<text:bookmark-end text:name="Tower"/></text:h>
      <text:p text:style-name="Standard">Instead of a volume of short stories by W. M. Maugham in Ukrainian (a single copy from 150 000 published) a weighty parcel firmly sat down on my shelves, dead as a doornail.</text:p>
      <text:p text:style-name="Standard">My part in the planned project was executed on all the points, which stripped my further living on of any goal whatsoever.</text:p>
      <text:p text:style-name="Standard">Life still rolled along the rutted track, yet aimlessly already and unplanned.</text:p>
      <text:p text:style-name="Standard">However, if you don't ask the useless question "what for?", then a Thursday with the bathhouse, and the steam room, and subsequent two bottles of beer would suffice to motivate living for another week. Admire monks of the Tibet, who rough it up there even though deprived of the mentioned stimulants.</text:p>
      <text:p text:style-name="Standard">In my, not quite Tibetan, but rightly structured way of life there undeniably felt a lack of carnal pleasures.</text:p>
      <text:p text:style-name="Standard">I caught myself thinking this thought the evening when coming to 13 Decemberists after work, I cast the usual glance at the mingle-mangle crowd of shoes and slippers about the shoe shelf on the veranda.</text:p>
      <text:p text:style-name="Standard">The in-depth self-investigation, that followed the hot trail of the glance, made it clear that my eyes were trying to make out the high-wedge Austrian boots there.</text:p>
      <text:p text:style-name="Standard">Of course, it was not their fault that made in Austria footwear was so durable and unwilling to wear out from my memory. Yet, what boots might possibly come to the veranda in summer? And for what reason would she ever come to Konotop, let alone 13 Decemberists?</text:p>
      <text:p text:style-name="Standard">Such rhetorical questions helped to make me a laughing stock before myself, but could not prevent nightly ejaculations…</text:p>
      <text:p text:style-name="Standard">In the dead of night, my sleep was interrupted, because I threw my head back and dropped it sharply onto the wooden armrest above my pillow in the folding coach-bed.</text:p>
      <text:p text:style-name="Standard">However, the pain and blood from the cut eyebrow did not obscure the fact of soaked underpants. I took them off, and used to wipe my loins, and threw behind the other armrest by the wallpapered wall, they could sit there till the morning.</text:p>
      <text:p text:style-name="Standard">I turned on the lamp on the table, returned to the folding coach-bed and yanked the blanket off. Hell!</text:p>
      <text:p text:style-name="Standard">A dark damp patch blotted the landscape of the crimson tablecloth, which had long since lost its fringe and become the folding coach-bed’s cover.</text:p>
      <text:p text:style-name="Standard">"That's right," said I to myself. "That's exactly what you stole it for."</text:p>
      <text:p text:style-name="P4">Then I folded the wet<text:span text:style-name="T14">ted</text:span> cover <text:span text:style-name="T14">not to contact</text:span> the <text:span text:style-name="T14">jism</text:span>, and lay back down to sleep the night through.</text:p>
      <text:p text:style-name="Quote">"They are simply white spots</text:p>
      <text:p text:style-name="Quote">Those cryptic black holes...</text:p>
      <text:p text:style-name="Quote"><text:soft-page-break/>...lure the quest to lose way in tornado-like whirlings...</text:p>
      <text:p text:style-name="Quote">...with the black semen splotches on the white of the sheet..."</text:p>
      <text:p text:style-name="Standard">And using public transport means in rush hours at times became a real trial.</text:p>
      <text:p text:style-name="P3">I did not mind being squeezed from all sides by passengers <text:span text:style-name="T4">tightly </text:span>packed like sardines in the streetcar <text:span text:style-name="T4">to shape you into a concave quarry pip of the Ace of Diamonds</text:span>, <text:span text:style-name="T4">as long as they don’t</text:span> press you against <text:span text:style-name="T4">the rondure</text:span> of a young <text:span text:style-name="T5">female ass</text:span>, <text:span text:style-name="T5">which is</text:span> grossly unfair.</text:p>
      <text:p text:style-name="Standard">Damn! The situation fires up a breaker-like boner on your part, which fact can’t be concealed by the raincoats on both of you.</text:p>
      <text:p text:style-name="Standard">Yet, with no room to step back in the crowd of passengers crammed and pressed as two barrels of herring squashed into one, all there remains for you is just standing on, and looking absently out the window of the running streetcar, like, I have nothing to do with that thing. But if not yours, then whose?</text:p>
      <text:p text:style-name="Quote">"Blessed be the curves and bends</text:p>
      <text:p text:style-name="Quote">And other twists of tramway tracks,</text:p>
      <text:p text:style-name="Quote">The accomplices of the sweetest touches,</text:p>
      <text:p text:style-name="Quote">Quite decent, almost accidental..."</text:p>
      <text:p text:style-name="Standard">It's hard to list all sorts of things leading to sexual starvation, which the scientifically trained folks shortened to the term "libido".</text:p>
      <text:p text:style-name="Standard">And they highly recommend the application of that damned Libido medicine for those engaged in creative professions, like, to give a sharp rise to the engaging drive in your manufactures.</text:p>
      <text:p text:style-name="Standard">But what the f-f..er..<text:span text:style-name="T8">I mean, </text:span>frolic was I supposed to do with that f-f..er..funky Libido, being neither Van Gogh nor Walt Whitman?!.</text:p>
      <text:p text:style-name="Standard">That f-f..er..<text:span text:style-name="T8">well, </text:span>feverish libido was seizing me not only in public transport, or in erotic nightmares but even at the workplace. Only at work, the creative orgasm could be reached bypassing the stage of physiological erection.</text:p>
      <text:p text:style-name="Standard">For instance, during the finishing works at the 100-apartment block, an unfamiliar young plasterer seemed very attractive to me.</text:p>
      <text:p text:style-name="Standard">A passing glance was quite enough to see the rural beauty’s immunity to any intellectual pursuits, but the purity of the blush, the tempting outlines of her breasts and thighs (discernible even through the deforming spetzovka) disarmed and captivated me so that I decided to gush up Song of Songs of my own, using the plasterer as a model...</text:p>
      <text:p text:style-name="Standard">Normally, the plastering works were started at a construction site after covering the floor slabs with a layer of expanded clay. Expanded clay is a good thermal insulation material, but it crunches underfoot until it is covered with a screed at the subsequent stages of finishing works.</text:p>
      <text:p text:style-name="Standard">Turning a couple of times to my cautious steps over the expanded clay—I neared the doorway to make the details of the supposed masterpiece more precise—the model asked Trepetilikha, who was plastering a jamb in the same room, "Could that geezer stole my trowel?"</text:p>
      <text:p text:style-name="Standard"><text:soft-page-break/>"Not a chance," replied Trepetilikha. "This one if even treads on your trowel would never pilfer it."</text:p>
      <text:p text:style-name="Standard">Given the dimensions of my libido at that period, the new Song of Songs would have easily surpassed Solomon's creation, and only the cynic suspicion of my involvement in the theft saved the world-literature from the upcoming reassessment of all its values.</text:p>
      <text:p text:style-name="Quote">"From the highest cliff</text:p>
      <text:p text:style-name="Quote">Over the sea, blue and boundless,</text:p>
      <text:p text:style-name="Quote">Off I dumped my libido,</text:p>
      <text:p text:style-name="Quote">O, my!.</text:p>
      <text:p text:style-name="Quote">All of the wast blue sea</text:p>
      <text:p text:style-name="Quote">Drowned in my bluesy libido.</text:p>
      <text:p text:style-name="Quote">Oops!."</text:p>
      <text:p text:style-name="Standard">Hell!</text:p>
      <text:p text:style-name="Standard">Two divorces and three stretches in the Romny madhouse leave you with a way too slim prospect for developing a stable relationship, or any at all for that matter.</text:p>
      <text:p text:style-name="Standard">Would you kindly keep yourself inside your straitjacket, please?.</text:p>
      <text:p text:style-name="Standard">But you cannot lace up a blizzard...</text:p>
      <text:p text:style-name="Standard">Good news, it was not whipping my face, but pushing from behind towards the station in the early morning twilight.</text:p>
      <text:p text:style-name="Standard">Dense streams of snow in the squalls of the wind were driving the twilight back into the dark.</text:p>
      <text:p text:style-name="Standard">Knee-deep in snowdrifts I was floundering along the supposed path by the railway track.</text:p>
      <text:p text:style-name="Standard">The concrete pillars holding the contact wire above the rails served the milestones not to deviate too much in the snowy desert.</text:p>
      <text:p text:style-name="Standard">Yet, better not to look back – the blinding snow would instantly stick a chilly mask over the face. Besides, there's nothing behind to look for – it had been and gone.</text:p>
      <text:p text:style-name="Standard">Just why did I see her naked body in the white churning foam of the frenzy blizzard?</text:p>
      <text:p text:style-name="Standard">And she's not alone – having a sex with someone. Not me…</text:p>
      <text:p text:style-name="Standard">I turned my face back to be slapped with the snow, to wake up and not see.</text:p>
      <text:p text:style-name="Standard">In my brain, I switched on the splashes of the organ from the House of Organ Music, they were piercing and not precise, but distracting...</text:p>
      <text:p text:style-name="Standard">... I must be a pervert indeed...my wife’s having a sex with no one knows who, and I get horny midst this snowstorm...</text:p>
      <text:p text:style-name="Standard">...what wife? You don't have no wife!.</text:p>
      <text:p text:style-name="Standard">...okay, not wife then – the love of the lifetime...</text:p>
      <text:p text:style-name="Standard">...shut up, asshole!.</text:p>
      <text:p text:style-name="Standard">I shook my head in desperation and, with a groan, wandered on. A hard glancing strike from behind on my left shoulder called to order.</text:p>
      <text:p text:style-name="Standard"><text:soft-page-break/>The local train from Nezhin was making its way through the snowstorm to the station.</text:p>
      <text:p text:style-name="Standard">...the trains are always right, they don't have deviations...</text:p>
      <text:p text:style-name="Standard">...look, the blurred lights ahead, above the fourth platform...</text:p>
      <text:p text:style-name="Standard">...from there in the common throng to the station square to our Seagull...</text:p>
      <text:p text:style-name="Standard">...everything is okay, I'm just like everyone else…</text:p>
      <text:p text:style-name="Standard">In the late spring evening on the station square, someone had a breakdown. Maybe the heart wanted to take a break or something, but the man collapsed onto the asphalt.</text:p>
      <text:p text:style-name="Standard">However, the ambulance was quick and pulled up by when the female "ah! oh!" were still floating above the small crowd around the vacationer.</text:p>
      <text:p text:style-name="Standard">Going to the railway station through the Loony park, I missed the beginning and only watched the final act – the departing ambulance and dispersing group of people.</text:p>
      <text:p text:style-name="Standard">However, the pedestal of the Lenin monument was still sending back tiny echoes of "ah!" so reconstructing what had just been there was as easy as the addition of zeros.</text:p>
      <text:p text:style-name="Standard">Along the alley opening to the square, one of the incident witnesses was nearing me, pensively pacing in the counter direction.</text:p>
      <text:p text:style-name="Standard">When we get close to each other, she suddenly repeated "ah!" rehearsed shortly before, threw up her hands, like in The Swan Lake ballet, and fell on me.</text:p>
      <text:p text:style-name="Standard">What else could I do? Naturally, I caught the fainter in her fall; by the open armpits.</text:p>
      <text:p text:style-name="Standard">Then I gentlemanly dragged the swoony swan onto the bench of green beams in the low wall of the trimmed bushes.</text:p>
      <text:p text:style-name="Standard">She sat silently with her head hung down, and I gallantly remained shut up, in the same thick shadow under the tree blocking the light from the lamp in the alley.</text:p>
      <text:p text:style-name="Standard">I sat next to her and inaudibly, in my mind, kept convincing myself on the uselessness of any advances with my pitch-black past, especially in the city where everyone knew anyone else. Who’d care for a goner’s courting?.</text:p>
      <text:p text:style-name="Standard">When our interactional silence became too monotonous, she put her hand on my shoulder, said in a weak voice "thank you", and left the bench.</text:p>
      <text:p text:style-name="Standard">I looked sadly after the light spot of her long cloak moving away along the alley, and I thought to myself:</text:p>
      <text:p text:style-name="Standard">"Moron! Couldn't you hug the girl around her waist and let her decide whether to put her head on your shoulder or say "don't!" and leave? No? You're too smart for that, you made the decision for both! Okay! Now stay with your fucking stream of consciousness, with your libido, and the endlessly long nights, like the princess on a pea!"</text:p>
      <text:p text:style-name="Standard">"Had an encounter with Katya in the park, brother?"</text:p>
      <text:p text:style-name="Standard">"What's the buzz, Natasha?"</text:p>
      <text:p text:style-name="Standard">"Come on! Katya's from our accounts department. She told me herself how she nearly fainted in the Loony and fell on you."</text:p>
      <text:p text:style-name="Standard"><text:soft-page-break/>"She took me for someone else, or him for me."</text:p>
      <text:p text:style-name="Standard">"Stop fibbing to me!"</text:p>
      <text:p text:style-name="Standard">"Some lucky jackass indeed with Katya-girlies dropping on him in parks!."</text:p>
      <text:p text:style-name="Standard">On a payday, I got off our Seagull at the bus station and turned into the post-office to send 30&amp;30 alimony. Then I crossed Club Street back again and proceeded alongside the Loony park towards the railway station.</text:p>
      <text:p text:style-name="Standard">"Hey! You're from The Orpheuses, right? Ogoltsoff?</text:p>
      <text:p text:style-name="Standard">...a young man of my age, together with a woman, his wife, probably, making for the station too...</text:p>
      <text:p text:style-name="Standard">"Yes."</text:p>
      <text:p text:style-name="Standard">"Do I know you! You studied in Nezhin and I knew your wife Olga!"</text:p>
      <text:p text:style-name="Standard">...no, never met him, and he was not alone to know my wife...</text:p>
      <text:p text:style-name="Standard">He looked around as if seeking for some other weighty piece to swat against my skull with. Then he pointed his finger at his companion who kept stubbornly looking away.</text:p>
      <text:p text:style-name="Standard">"See? Have got teeth into and having me in all the holes!"</text:p>
      <text:p text:style-name="Standard">...yea, I see it alright, having it in all the holes...some relic from the antediluvian life...you keep wandering around beset with snotty sorrows for the flute of Eera, and they still pop up with their news on Olga...</text:p>
      <text:p text:style-name="Standard">"Okay. Say 'hello' to my wife Olga."</text:p>
      <text:p text:style-name="Standard">"Damn! You're some f-f.. fool driver!"</text:p>
      <text:p text:style-name="Standard">Leaving them to each other, I turned off Club Street into the park along the path leading to the Loony Palace of Culture, yet, bypassing it on the right, I walked on behind the white monument of Lenin to the side exit from the park, then past School 11 to the Streetcar 3 terminal by the Under-Overpass.</text:p>
      <text:p text:style-name="Standard">At Bazaar stop, Skully and Vladya boarded the streetcar.</text:p>
      <text:p text:style-name="Standard">"Hi!" said I. "How are you?"</text:p>
      <text:p text:style-name="Standard">Skully nodded warily and they also said, "Hi!"</text:p>
      <text:p text:style-name="Standard">The rumbling streetcar was driving us to School 13.</text:p>
      <text:p text:style-name="Standard">I gave a little chuckle.</text:p>
      <text:p text:style-name="Standard">"What are you laughing at, Sehrguey?" asked Skully with an unheard of correctness.</text:p>
      <text:p text:style-name="Standard">That's some news! For the first time in my life, he called me by my name, escaping both my school and <text:span text:style-name="T2">labooh</text:span> handles. Yes, and even with that pompous seriousness, like a lord-speaker addressing a peer from the opposition faction.</text:p>
      <text:p text:style-name="Standard">“Ah!. Just remembered Vladya's verse. Remember, Vladya? We were writing poems during classes. Once I composed a piece with Vladya in it; he was blowing the horn and clanging his sword in a battle with another knight. So he turned out an answer:</text:p>
      <text:p text:style-name="Standard">“Save your tries</text:p>
      <text:p text:style-name="Standard">To put on me</text:p>
      <text:p text:style-name="Standard">The wreaths of military glory.</text:p>
      <text:p text:style-name="Standard"><text:soft-page-break/>As for the bugle, I wasn't so horny...</text:p>
      <text:p text:style-name="Standard">But low and cozy in the ditch...”</text:p>
      <text:p text:style-name="Standard">"Well, do you remember, Vladya?"</text:p>
      <text:p text:style-name="Standard">He vaguely shrugged his shoulders and looked back and round at the rows of the seated passengers in such an apologetic way, that it was clear right away, he did not keep any memories of the sort.</text:p>
      <text:p text:style-name="Standard">Not to strain my old bosom friends any longer, I got off by School 13…</text:p>
      <text:p text:style-name="Standard">On foot went I along Nezhin Street, turned into Eugenia Bosh Street, and then into Kotovsky Street.</text:p>
      <text:p text:style-name="Standard">My feet knew those streets by heart, I could fully trust them and, at leisure, think about this or that…</text:p>
      <text:p text:style-name="Standard">...the translator from Vsesvit did a good job of rendering the verses of that Czech...how could it be put in Russian, I wonder?...probably, like...</text:p>
      <text:p text:style-name="Quote">"I walk along, I'm smiling to myself</text:p>
      <text:p text:style-name="Quote">Until the thought</text:p>
      <text:p text:style-name="Quote">'What would the folks think of me?'</text:p>
      <text:p text:style-name="Quote">Makes me burst laughing outright..."</text:p>
      <text:p text:style-name="Standard">...no, in Vsesvit it's still better good fellow the translator yet the Czech is a hugely better fellow and the Czechs, in general, are good fellows...</text:p>
      <text:p text:style-name="Standard">...if we, for instance, take Jan from the Bolshevik...</text:p>
      <text:p text:style-name="Standard">...stop! no poking the Bolshevik's ashes or else we'll have another turn of plaintive weeping to irrigate with bitter tears the dry and petrified sponge which for a year already kicks back dropped behind the kitchen table...</text:p>
      <text:p text:style-name="Standard">...but this Chezh is good indeed at demonstrating all of them what should the last of a poet' look like...</text:p>
      <text:p text:style-name="Standard">...before him they produced just two-liners: ah, bury me so that in spring the nightingale's song will sound o'er my grave...and me, please, where there the Dnieper's flow is heard from afar...absolute selfishness and consumerism...go and learn from the laughing Czech...everything's instructive and to the point...starting with the tree whose roots will suck the juice from my buried body and pump it up right to the flowering twigs letting the bees collect the honey for young beauties to grease their buns when they begin enjoying their tea...that's <text:span text:style-name="T12">a suave gallant</text:span> for you! <text:span text:style-name="T12">in his</text:span> <text:span text:style-name="T12">unblemished shining armors! so what if I am dead? says he...it’s not a reason to deprive, he says, <text:s/>the customer ladies of our specialty</text:span> delicacies!..yet you can’t blame Czecho-Slovakia alone for his fanciful kinks...because schizophrenia is supranational indestructible and indivisible...although there <text:span text:style-name="T13">time and again</text:span> pop<text:span text:style-name="T13">s</text:span> up <text:span text:style-name="T13">some or another </text:span>defector like Freud...<text:span text:style-name="T13">who</text:span> cinch their specific vision of the world into the cart of servicing their wallets and open Viennese schools...to keep the pot boiling...<text:span text:style-name="T10">but could be quite a normal schizophrenic, as free as the rest of us...a weakling, got caught with the lime for dickhead <text:s/>suckers: “the longer the line of zeroes in your bank account the cooler I am”...some complete hooey you get from them those zeroes, bro...still the Cave-Mommy feels so awfully comfortable for the blind... </text:span>and with the fall of the curtain after the life spent among neurasthenic ladies with their hysterics as well as with naphthalized spiders of scientistical doctors...did <text:soft-page-break/>you not ask your mug’s reflection in the looking-glass: well, what now, Ziggy, have your Poles helped you out?..but you could stay a normal schizo...maintain your free will…yet what is freedom and how to see its fore from its behind?..as Peter Lysoon cares to put it...freedom from what?..and here you get fixed up with the straitjacket of national traditions...for the Brit Shakespeare it's freedom from time...the connection of times is broken describes he a petty clinical case...while in Ukrainian the very term denotes either separation from God Almighty or else can be interpreted as some incognito "free divine"...doesn't matter though since the existence of both freedom and God is beyond provability…</text:p>
      <text:p text:style-name="Standard"><text:s/>...and when feeling that tether keeps back no longer – ahead! with frenzied rapture...still watch your step, the wild is good but smarting chill and wet...and here lies the whole dirty trick: how to flee the dictates which are the must for keeping the herd safe and at the same time enjoy the goodies of the in-herd lifestyle with a warm female next to your side and cool vodka from the freezer?..much more complex that the quadrature of the circle...</text:p>
      <text:p text:style-name="Standard">...what's that? Decemberists Street? so soon? some gag...Mercutio was in the luck to have a friend like Romeo who would snap him back to earth in time..."peace, f-f..er..friend of mine, thou talk'st of nothing!" look around or you'll get up to Tsiolkovsky Street in no time!.</text:p>
      <text:p text:style-name="Standard">...strange...why is Lenochka strolling in front of the gate?.</text:p>
      <text:p text:style-name="Standard">"Dad, you've got a visitor."</text:p>
      <text:p text:style-name="Standard">"What visitor?"</text:p>
      <text:p text:style-name="Standard">"I don't know, he says he's your friend."</text:p>
      <text:p text:style-name="Standard">With the chink of handle-latch in the wicket, I entered the yard.</text:p>
      <text:p text:style-name="Standard">On the bench by the porch, looking up at the lower branches from the apple tree whose trunk served the natural backrest, my visitor sat, aka my friend, blowing cigarette smoke up into the leaves.</text:p>
      <text:p text:style-name="Standard">"Hello, Twoic."</text:p>
      <text:p text:style-name="Standard">"Hi, Hooey-Pricker."</text:p>
      <text:p text:style-name="Standard">He arrived from the nearby Bakhmach town in the neighboring Chernigov region by 17.15 local train and had to go back by the last one starting in the Kiev direction.</text:p>
      <text:p text:style-name="Standard">Before the departure, there remained not too much time, yet not too little either, and we strolled to the station in no hurry.</text:p>
      <text:p text:style-name="Standard">Along the way, we remembered the old golden time, and our mutual friends: Petyunya and Slavik. Twoic outlined, in general terms, their cases for the past period. With a sigh of consolation, he admitted knowing that all had gone wrong for me.</text:p>
      <text:p text:style-name="Standard">Well, and he meanwhile graduated and, due to his appointment, became a Chemistry Teacher in the village of Varvarovka, six kilometers from his home.</text:p>
      <text:p text:style-name="Standard">So an advantageous appointment of my friend did not come as a surprise for me – in the era of deficit Goods Manager at a district trading base (that's his mother's position) had levers more powerful than those of even Secretary of the District Party Committee.</text:p>
      <text:p text:style-name="Standard"><text:soft-page-break/>At his workplace in the neighboring village of Varvarovka, everything was drowned in the moonshine and only a remarkable specimen with genetic stamina at homemade alcohol, thanks to Cossack ancestors, would have survived the constant submersion.</text:p>
      <text:p text:style-name="Standard">The periods between educating the school kids were filled by friendly bouts with the local toughs of the district capital, the Bakhmach town, and trips to Nezhin to have sex with some or another of the eager whores in the student hostel.</text:p>
      <text:p text:style-name="Standard">Village teachers were exempt from the army draft, as well as persons over the twenty-seven-year-old limit. On reaching the specified age, Twoic realized that it was time for him to grow.</text:p>
      <text:p text:style-name="Standard">A professor at the Nezhin institute, who was kept fed with the deficit goods from Twoic's mother trading base, made protection in some research institute of Kiev.</text:p>
      <text:p text:style-name="Standard">“Ph.D. student “– each letter had its individual halo.</text:p>
      <text:p text:style-name="Standard">To get into the graduate school by the research institute, Twoic was prepared to pray all the gods whatsoever.</text:p>
      <text:p text:style-name="Standard">The Nezhin professor brought his mother to the right person from the research institute, and she held the necessary negotiations, but Twoic still went to the Vladimir Cathedral where he offered a prayer and did not stint for a twenty kilos candle, but now, just in case, he showed up to me.</text:p>
      <text:p text:style-name="Standard">After all, I was Hooey-Pricker, the Hosty elite, the rising star of the English Department, the bearer of a blessing, like Jacob, like Joseph...</text:p>
      <text:p text:style-name="Standard">(...the devil only knows what blessedness is, but since Thomas Mann said it is around then, after all, it is...)</text:p>
      <text:p text:style-name="Standard">It looked like Hooey-Pricker had a nasty nosedive and spilled his blessedness off, yet what if a drop or two had not still splashed away? Let him sprinkle the remnants on him, Twoic.</text:p>
      <text:p text:style-name="List_20_Paragraph">(...about the drops, he did not say a word to me, and everything else, following the point of the giant candle, is grown in the hotbed of my feverish fantasy...)</text:p>
      <text:p text:style-name="Standard">In the end, Twoic went over to his projects at hand, and without excessive hesitation laid out the business plan, according to which I did not have anything more to lose while he had a scientific career ahead of him; it only remained to get through the graduate school.</text:p>
      <text:p text:style-name="Standard">But, if lucky, there shined a decent jackpot ahead.</text:p>
      <text:p text:style-name="Standard">In short, one, like, a business guy from Kiev wanted to buy a sack or two of cannabis. Twoic was reluctant to invite to his village a guy who might turn out an undercover operative, you never could say. It's better I would sell it, at any other place convenient for the transaction.</text:p>
      <text:p text:style-name="Standard">The friendly offer made me feel somewhat melancholic, sort of.</text:p>
      <text:p text:style-name="Standard">For political transgressions they gave forty-five stay in Romny, but how much would they dump for dope? And they could make you sleepy forever too...</text:p>
      <text:p text:style-name="Standard">Yet, Twoic's general assessment of the current situation was to the point, I did not have anything to lose after the accomplishment of my Maugham plan. And I agreed.</text:p>
      <text:p text:style-name="Standard"><text:soft-page-break/>On the second platform we exchanged a farewell handshake: let help you, my whilom friend Twoic, aspersion with my drops, if any accidentally stayed there. Do your graduate school, the whole nine yards…</text:p>
      <text:p text:style-name="Standard">A telegram from Kiev awaited me on the table: "Saturday 12.30, metro by Railway Station, guys too."</text:p>
      <text:p text:style-name="Standard">It was not signed, which meant it was my friend calling me; my reunited friend Twoic.</text:p>
      <text:p text:style-name="Standard">Any mail for me went to the shelves, but a telegram was received for the first time, and the text looked somewhat conspiratorial. That's why they put it under the desk lamp on the table, for me to see when I was back from work.</text:p>
      <text:p text:style-name="Standard">Since I kept silent like a fish to all questions from my parents, Lenochka was entrusted with the clarification.</text:p>
      <text:p text:style-name="Standard">As usual, I kept to the evasively elusive style of Delphi's Oracle in my responses, fully aware of the aggravated tension thickening in the silence of the kitchen and adjoining room.</text:p>
      <text:p text:style-name="Standard">"You have a telegram."</text:p>
      <text:p text:style-name="Standard">"Very interesting."</text:p>
      <text:p text:style-name="Standard">"Read it already?"</text:p>
      <text:p text:style-name="Standard">"What else do they do with telegrams?"</text:p>
      <text:p text:style-name="Standard">"From Kiev? Yes?"</text:p>
      <text:p text:style-name="Standard">"So it's written here."</text:p>
      <text:p text:style-name="Standard">"And from whom?"</text:p>
      <text:p text:style-name="Standard">"It's not written here."</text:p>
      <text:p text:style-name="Standard">"Are you going?"</text:p>
      <text:p text:style-name="Standard">"Going is not the must if you have a hang glider."</text:p>
      <text:p text:style-name="Standard">Why was I showing off and making so much mist atop the fog? Because I didn't know another way to instill a taste for philosophical dialogues and play on words.</text:p>
      <text:p text:style-name="Standard">How else could I reveal to her, a motherless girl, the eternal feminine secret: so that they wouldn't stop courting you, give, yet without giving?</text:p>
      <text:p text:style-name="Standard">Usually, those meandering conversations were cut short by the explosive blast of indignation from the kitchen: "Not tired of the nonsense? Get away from him!."</text:p>
      <text:p text:style-name="Standard">She was growing up a clever girl. And she knew how to maneuver, albeit in still childish, naive, way.</text:p>
      <text:p text:style-name="Standard">No wonder though, with the good training she underwent, especially from three to five when her mother disappeared suddenly, and her father was popping up only on weekends to say "hi!" before going away to his friends.</text:p>
      <text:p text:style-name="Standard">On the weekday evenings, drunk grandpa was snoring behind the wall and grandma, pissed off that he still managed to give her a slip, although at the end of working day they got to the RepBase Check-entrance together, and she had to go alone in crammed streetcars, and trudge the bags all by herself along the darkness and snowdrifts in the outskirt streets, would scream at the small girl wild threats to give her away, the disgusting wretch, into an orphanage.</text:p>
      <text:p text:style-name="Standard"><text:soft-page-break/>And it seemed to the frightened kid, it was not her granny, but Baba-Yaga, the crooked witch and mistress of the black blizzard, which scratched into the dark, ice-clad, windows, and all of them were against her, defenseless, five-year-old, wretch.</text:p>
      <text:p text:style-name="Standard">Complains? To whom? Hopes for help? Where from?</text:p>
      <text:p text:style-name="Standard">So Lenochka learned to get along with her grandmother. She knew when to hug and how to kiss on the wrinkled cheek.</text:p>
      <text:p text:style-name="Standard">And granny brought her cakes with custard filling from the "Cooking" store by the Under-Overpass. Yes, and she sewed for her everything with the Singer sewing machine.</text:p>
      <text:p text:style-name="Standard">And what good things did she see from her dad?</text:p>
      <text:p text:style-name="Standard">Coming from work, he knew only to rustle with the book pages and even bought a desk lamp.</text:p>
      <text:p text:style-name="Standard">Well, there were also those thirty rubles a month, yet they were just thirty rubles to the granny, while Granny insured her with the insurance and when she is eighteen – here you are, Lenochka, get two thousand rubles!</text:p>
      <text:p text:style-name="Standard">And whatever you asked, Granny could cook.</text:p>
      <text:p text:style-name="Standard">She also knew all the gossip about her classmates, and they always had something to talk about.</text:p>
      <text:p text:style-name="Standard">However, when you asked what's happiness, or, say, beauty, then daddy explained more interesting. And he knew how to praise a new haircut so that it felt ticklish all over with joy.</text:p>
      <text:p text:style-name="Standard">But all the same, Granny's better…</text:p>
      <text:p text:style-name="Standard">My friend Twoic did correct calculations when appointing to meet at 12.30. By that time the first local train from Konotop rolled in Kiev.</text:p>
      <text:p text:style-name="Standard">He did not consider one thing though, which was my disgust to be put in frames worked out not by me. So I arrived in Mother of Russian Cities two hours earlier, by an express train…</text:p>
      <text:p text:style-name="Standard">Leaving the railway station, I crossed its square full of clang, and rumble, and rings of streetcars and leisurely strolled along the inclined plane of the wide empty sidewalk, towards a busy intersection in the distance.</text:p>
      <text:p text:style-name="Standard">Half a dozen gypsy women followed me into the first canteen after the crossing. Removing my raincoat and hat on the hanger in the corner, I almost regretted the coincidence, because of which I had to wait for them to select the havvage and pull their trays to the checkout, echoing to each other in their dark language.</text:p>
      <text:p text:style-name="Standard">...calm down, there’s still a whale of a time...</text:p>
      <text:p text:style-name="Standard">However, the gypsies took a wait-and-see attitude and, glancing at me, clearly refrained from going first. And that's a wise move too – to check which items on the menu were edible that day.</text:p>
      <text:p text:style-name="Standard">"You're missing bread," grumbled the cashier with a glance at my tray.</text:p>
      <text:p text:style-name="Standard">"No need."</text:p>
      <text:p text:style-name="Standard"><text:soft-page-break/>With a shrug, she threw back a couple of beads on her abacus and accepted the worn-out ruble.</text:p>
      <text:p text:style-name="Standard">Getting seated, I modestly kept my eyes down, at the cabbage salad in combination with a snack of custard cake and diligently tried not to follow the news announcer in his coat and cap, broadcasting from a nearby table, to feed his chewing companion the latest news of his world, where the day before someone swallowed way too much of noxiron and kicked the bucket. Indeed, the first-rate dinner gossip.</text:p>
      <text:p text:style-name="Standard">Yet, the most surprising thing that this metropolitan newsmonger repeated, word for word, the piece which already was no news in the provincial wild.</text:p>
      <text:p text:style-name="Standard">The tower crane operator Vitalya shared it a week ago. Coincidence, or plagiarism?.</text:p>
      <text:p text:style-name="Standard">Intercepting my pensive glance, the announcer swelled in vanity – the owner of a stunning sensation…</text:p>
      <text:p text:style-name="Standard">In the barbershop on the same street, there was no queue and, when I returned to the station, it remained half-hour before the appointment.</text:p>
      <text:p text:style-name="Standard">The shoe shiner in a satin blue coat polished my shoes, flicking the anchors tattooed on the backs of his hands.</text:p>
      <text:p text:style-name="Standard">Instead of staring at the ladies that scurried past his booth to the women's toilet and back, I kept my look on the gray of his head bowed to my knees.</text:p>
      <text:p text:style-name="Standard">The mujik got fed up with such an anomaly. "What are you gazing at?" he asked, putting off his brush and taking a plush cloth instead.</text:p>
      <text:p text:style-name="Standard">"I seem to like you."</text:p>
      <text:p text:style-name="Standard">"Bullshit," he grumbled grimly. "Even I don't like myself."</text:p>
      <text:p text:style-name="Standard">"We have different tastes then."</text:p>
      <text:p text:style-name="Standard">And all the same, there still remained fifteen minutes…</text:p>
      <text:p text:style-name="Standard">I passed through the immense lobby of the station, climbed up the white stone stairs to the second floor and, up there, rested my elbows on the wide white parapet over the grandiose hall dissolving high overhead into the twilight-filled void.</text:p>
      <text:p text:style-name="Standard">Idly watched I the rough confusion of human particles in the Brownian movement swarming at the tiled bottom far down there. About five minutes later, this tiny bit of me would mix with them, but now I was just looking down at the bustling fuss.</text:p>
      <text:p text:style-name="Standard">Their hasty streams thinned about the center of the lobby and on bypassing it, they again became denser. The reason for the phenomenon was the athletic figure in a scarlet jacket walking there in unhurried circles. Waiting for someone.</text:p>
      <text:p text:style-name="Standard">Whom? Not me.</text:p>
      <text:p text:style-name="Standard">Nobody waits for me except for Twoic who, probably, right now is by the metro entrance checking the waves of the passengers from the neighboring suburban station.</text:p>
      <text:p text:style-name="Standard">Ain’t it funny? Here, in the main station, this burly block goes round and round, waiting for someone, while a bit shorter geezer, Twoic, is circling now by the nearby, smaller, suburban <text:span text:style-name="T3">trains </text:span>station, also in a state of expectation.</text:p>
      <text:p text:style-name="Standard"><text:soft-page-break/>If you extend this line, then somewhere still farther, say, on a streetcar terminal, there is a teenager waiting for somebody.</text:p>
      <text:p text:style-name="Standard">And so on, just like that endless little man in a fire extinguisher on the staircase landing of the second floor in my kindergarten, the man in his cap from the somersaulting pictures who instilled the notion of infinity in me.</text:p>
      <text:p text:style-name="Standard">That kindergarten "I" hadn't even heard the word "infinity", and only gazed infinitely at the fire extinguisher trying to understand: where did those men in caps go?</text:p>
      <text:p text:style-name="Standard">That zany kid is me, who replaced him, and I will be replaced by other "I" because of all we are finite unlike the little man in his cap…</text:p>
      <text:p text:style-name="Standard">Near the metro station, I rested my chin in the chest to hide my face under the tilted brim of the hat.</text:p>
      <text:p text:style-name="Standard">My friend Twoic walked along the line of telephones in the wall, to and fro. He wore a freshly re-established mustache, a prestigious leather coat, the thinning hair and a somewhat surly thoughtfulness in his countenance.</text:p>
      <text:p text:style-name="Standard">There he turned and started back.</text:p>
      <text:p text:style-name="Standard">After catching up with him, I silently followed from behind. At the end of the row of phones, he turned again right to my grin: "Hi, Twoic. And where are the guys?"</text:p>
      <text:p text:style-name="Standard">"Hooey-Pricker!"</text:p>
      <text:p text:style-name="Standard">He turned his broad face up and issued the characteristic Twoic's giggle, followed by that same taut sharp squint to snap the situation: what and how?</text:p>
      <text:p text:style-name="Standard">After a blithe hug, he let me go and started up confused speculations on reasons that kept Slavik and Petyunya from coming.</text:p>
      <text:p text:style-name="Standard">From the local trains station, a new wave of the freshly arrived poured along the sidewalk, and we retreated to the wall.</text:p>
      <text:p text:style-name="Standard">Twoic gave up developing sketchy hypotheses about possible excuses for the absence of our dear friends, asked me for a 2-kopeck piece and started to spin the disk of a phone, keeping an open pocket notebook in his clutch.</text:p>
      <text:p text:style-name="Standard">It’s better to have a blunt pencil than a sharp memory, as ran a KGB adage once shared to me by their brunette gallant...</text:p>
      <text:p text:style-name="Standard"><text:span text:style-name="T3">From the Suburban Trains Station rushed a whole catchall of sundries in the waves of the newly arrived </text:span>crowd <text:span text:style-name="T4">loaded with</text:span> <text:span text:style-name="T11">their ruck of </text:span>mesh bags, suitcases, <text:span text:style-name="T4">rolls of wallpaper, </text:span>packages, boxes, buckets, bundles of pipes, briefcases, backpacks, seedlings, cornices, bird-cages and other imaginable and unthinkable <text:span text:style-name="T4">items</text:span>; they hurried to the metro and to the stops of public transport of all types on the square, dashing sidelong glances at the pair of metropolitan tough guys.</text:p>
      <text:p text:style-name="Standard">The one with the broad leather back, spinning the phone disk, should be the boss, and the other, with a sticky gaze from under the lowered brim of his hat, a bodyguard.</text:p>
      <text:p text:style-name="Standard">And although not everyone in the crowd knew such words as "boss" or "bodyguard", yet at the back of their collective mind, they shared common respect to those two, at least for the fact of their backs being free of burden, and for having where to call on the phone in the metropolitan city of Kiev.</text:p>
      <text:p text:style-name="Standard"><text:soft-page-break/>How could they guess, that ever-flowing crowd, that Twoic was an upstart in the city, and I was a nothing-at-all called in by his telegram?.</text:p>
      <text:p text:style-name="Standard">And, by the by, where's he calling? I had no idea; and it did not matter, for I was just an instrument.</text:p>
      <text:p text:style-name="Standard">There's always someone to decide for us, and my part always was to execute the orders…</text:p>
      <text:p text:style-name="Standard">A year before, Twoic became a graduate student and now paced along the straight path to Ph. D.</text:p>
      <text:p text:style-name="Standard">His scholarship was higher than that of undergraduate students, yet not enough to meet the expenses for divers temptations pervading a big city life.</text:p>
      <text:p text:style-name="Standard">Okay, there were no problems with clothing, because his mom controlled a district trading base. Food also was not a pressing issue, coming back from weekend visits to his native village, Twoic fetched torbas tearing off the hands with their weight.</text:p>
      <text:p text:style-name="Standard">Yet, for all that manna from heaven he had to pay in kind – to tolerate the parental chewing his ear off with their twits for a diffused lifestyle, and work through all the weekend: digging, manuring, hauling, pulling in the garden and about the khutta.</text:p>
      <text:p text:style-name="Standard">Twoic had enough health and strength to make the sport of the household works. And he especially liked hauling something weighty and bulky – armfuls, bundles, sacks with a harvest from the garden to the shed.</text:p>
      <text:p text:style-name="Standard">Raking up the muck in the pig stall, or from under the bull calf, was not as pleasant, but also a job he was used to. Quoting the old priest from their village: "where there's muck, there's lard".</text:p>
      <text:p text:style-name="Standard">However, the mom's moans and lamentations about the Kiev whores, who rob and eat off the goof of her sunny, were more than enough to make a saint see red.</text:p>
      <text:p text:style-name="Standard">That's why Twoic needed ready money, but where to get it, was a tricky question.</text:p>
      <text:p text:style-name="Standard">Unloading freight cars at the station as in the student years seemed below a graduate student level.</text:p>
      <text:p text:style-name="Standard">Besides, he was a skilled workforce at playing Preferans. The game was pure arithmetic, and in his curriculum vitae, Twoic had two years at a mathematical special school, plus the feel of whether a player was bluffing or having a good hand indeed. And, last but not least for Preferans, was Twoic's appearance of a natural hick, putting opponents off track.</text:p>
      <text:p text:style-name="Standard">However, the hostel was too shallow waters. You ripped your neighbors for a fiver once or twice, and they started shying you. Everyone grew so awfully busy, no time for a pool at all; yet between themselves, they went on playing. Yes, behind the locked door of someone's room, for a kopeck per a trick; so mean misers.</text:p>
      <text:p text:style-name="Standard">However, somewhere, someplace there had to be the upper crust, the elite. It was the capital, after all.</text:p>
      <text:p text:style-name="Standard">Playing by candlelight, on the green cloth, with a freshly opened deck, and so that the trick was no less than fifty kopecks, that was his dream.</text:p>
      <text:p text:style-name="Standard">But how could you reach the upper crust without money?</text:p>
      <text:p text:style-name="Standard">All that brought Twoic to designing sundry romantic plans of getting a jackpot…</text:p>
      <text:p text:style-name="Standard"><text:soft-page-break/>The initial plan of becoming a drug traffic baron in the cannabis market somehow withered by itself.</text:p>
      <text:p text:style-name="Standard">It was followed by a plan to make friends with some of the foreigners scudding through the capital, to establish a stable barter trade for clothes smuggled from outside the iron curtain.</text:p>
      <text:p text:style-name="Standard">That's when he called me to apply as a tool at the operational end.</text:p>
      <text:p text:style-name="Standard">And since then I entered into the service to Twoic on quite acceptable terms if you don't care a f-f..er..flick anymore about anything at all...</text:p>
      <text:p text:style-name="Standard">Prospective business with foreigners did not prosper either.</text:p>
      <text:p text:style-name="Standard">On the day of the attempt at acquiring a suitable acquaintance, there sounded only Roman languages on the sidewalks of Khreschatyk.</text:p>
      <text:p text:style-name="Standard">It was no use to approach such passers-by with my English of Nezhin make.</text:p>
      <text:p text:style-name="Standard">Two times Twoic hallooed me at different twos of Negroes in slouch hats.</text:p>
      <text:p text:style-name="Standard">However, the targets in response to my cheerful "hi! let's have a talk!" shied, for some reason, and kept mum. Probably, they had already experienced invitations "to go out for a talk" at some or another of dance-floors.</text:p>
      <text:p text:style-name="Standard">I had to explain to Boss that they were Negroes from some of the former French colonies, so English did not click with them.</text:p>
      <text:p text:style-name="Standard">The futile hunt seemed to wear Twoic out, or maybe he decided to think over some new plan, but my master got tightly seated on a bench in the University greens and allocated me two hours for the uncontrolled free search.</text:p>
      <text:p text:style-name="Standard">The task did not seem too attractive, but I had to work off the grub, both consumed that morning (buns and Pepsi) and upcoming.</text:p>
      <text:p text:style-name="Standard">So, leaving him thoughtful on the bench, I did not shirk my duty in any way and kept the ears pricked up for anyone uttering something in Shakespearean parlance from any side.</text:p>
      <text:p text:style-name="Standard">On Shevchenko Boulevard a group of neat men, passing the Vladimir Cathedral, referred to it as "cathedral". Might it be?.</text:p>
      <text:p text:style-name="Standard">"No," one of them explained in Russian, "we are speaking in Latvian."</text:p>
      <text:p text:style-name="Standard">I felt fed up.</text:p>
      <text:p text:style-name="Standard">Okay, one more last try at "The Intourist" hotel and that's it...</text:p>
      <text:p text:style-name="Standard">On the wide porch in front of the glazed entrance, a burly block with a saxophone string on his neck asked politely what I needed.</text:p>
      <text:p text:style-name="Standard">They kept some naive bulldog at the establishment. How could I—a foreign tourist—possibly knew all those local dialects?</text:p>
      <text:p text:style-name="Standard">On an indulgent survey of the two-meter tall aboriginal, I, without a word of comment, went inside and turned to the left where the bar was.</text:p>
      <text:p text:style-name="Standard">The inscription in English asked to pay in local currency only and notified that the current day of the week was a day off.</text:p>
      <text:p text:style-name="Standard">Yes, it's time to have a rest.</text:p>
      <text:p text:style-name="Standard">The massive-looking chairs by polished tables turned out very responsive and tremendously comfortable. My loyalty got rewarded, had I been shirking I wouldn't <text:soft-page-break/>enjoy such a soft seat; much better than the hard bench planks for accommodating Twoic.</text:p>
      <text:p text:style-name="Standard">At the far end of the bar, which was enjoying its day off, there loosely sat twelve she-apostles and their black-bearded Teacher with his fervent sermon of the truest truth.</text:p>
      <text:p text:style-name="Standard">What's their language, by the by? They should know better. Okay, in the report to Twoic there’d be mentioned coming across a non-governmental delegation of poultry farmers from Romania.</text:p>
      <text:p text:style-name="Standard">At the next but one table from me, two, Germanly colorless, girls exchange brief clues over their table, while doing their level best at keeping their looks off me.</text:p>
      <text:p text:style-name="Standard">Damn that f-f..er..<text:span text:style-name="T8">I mean, f</text:span>undamental language barrier. The chicks were bored. It would be manna for them to hear: "You're cute and I'm cool, besides, I have a friend named Twoic. How about to dump the boredom in a party of four?."</text:p>
      <text:p text:style-name="Standard">But they wouldn't hear that because of the obnoxious language prison; they're locked up in their cell, and I in mine. We don't even look at each other, like sage foxes ignoring unattainable grapes.</text:p>
      <text:p text:style-name="Standard">But they at least could prattle between themselves, while I stayed just deaf and dumb.</text:p>
      <text:p text:style-name="Standard">"An o'fooly nais plais," informed I the girls urbanely. "Ain't it? Baat (with a slight sigh of disappointment) nahbady to have a tauk wid!"</text:p>
      <text:p text:style-name="Standard">And I gave a gallant nod to their amazed gazes, "Bye-bye!."</text:p>
      <text:p text:style-name="Standard">For the period elapsed since that time, no jackpot had ever turned up, yet Twoic liked to deal with me, because I was not only a relic of his student life but also a handy tool all ready, like a young pioneer, for anything.</text:p>
      <text:p text:style-name="Standard">So, after the first telegram, there followed similarly curt ones with just the village’s name and the date for me to show up on a weekend.</text:p>
      <text:p text:style-name="Standard">It took a half-hour ride to get from Konotop to Bakhmach by a local train, and then ten more minutes by bus.</text:p>
      <text:p text:style-name="Standard">"What's the news about you each weekend getting on a train with flowers? Visiting your wife or what? But you're, like, divorced."</text:p>
      <text:p text:style-name="Standard">"Visiting a friend in the country. The flowers are for his mom and grandmother."</text:p>
      <text:p text:style-name="Standard">"And are there no flowers in the village?"</text:p>
      <text:p text:style-name="Standard">Yes, they were there, yet much more than flowers there was work in the village.</text:p>
      <text:p text:style-name="Standard">For my arrival, repair of a roof was there waiting, or the barn, or turning dirt in the garden.</text:p>
      <text:p text:style-name="Standard">After the work, of course, – moonshine, as much as you like, gobble up to your heart's content.</text:p>
      <text:p text:style-name="Standard">However, without the flowers, I'd be like a farmhand there, and bringing them along with me I, like, turned a guest, sort of…</text:p>
      <text:p text:style-name="Standard">The house of Twoic's parents stood on the village outskirts in a narrow lane named Shore.</text:p>
      <text:p text:style-name="Standard"><text:soft-page-break/>The lane narrowness was not resulting from its layout but the density of fruit trees overhanging the fences from both sides.</text:p>
      <text:p text:style-name="Standard">The house, of course, was called khutta, but in terms of quality, it was still a house.</text:p>
      <text:p text:style-name="Standard">Between the gate and the khutta, behind a low palisade to the left, there was a well with water at just a two-meter depth, with a tin roof above the pail chained to the windlass crank.</text:p>
      <text:p text:style-name="Standard">On the right, there stretched the whitewashed brick wall of the structure comprising anything – a summer kitchen, whose porch almost closed with the steps of the high porch to khutta's veranda, a garage for a car that still had to be bought, a tool store, a shed.</text:p>
      <text:p text:style-name="Standard">However, the entrance to the barn was not from the yard, but from the back of that building.</text:p>
      <text:p text:style-name="Standard">Passing between the two porches, you found yourself in the backyard with one more, made of boards, shed for goats, chickens, pigs, and anything else.</text:p>
      <text:p text:style-name="Standard">Under the windows of the khutta, there grew raspberry followed by half-dozen of apple trees, and still farther the huge vegetable garden beyond which there opened an even field to the distant forest belt hiding the railway.</text:p>
      <text:p text:style-name="Standard">The collective farm did not use that field because of abnormally high subsoil moisture.</text:p>
      <text:p text:style-name="Standard">The folks on Shore lived in a big style indeed…</text:p>
      <text:p text:style-name="Standard">The house’s head was Raisa Alexandrovna, Twoic's mother, because her husband, Sehrguey, was, for the most part, engaged in the housework, and he was not up to yakking.</text:p>
      <text:p text:style-name="Standard">Of course, when something really put his back up, he could address his wife with a loud appeal to shut up her bunghole.</text:p>
      <text:p text:style-name="Standard">Then Raisa Alexandrovna would pause, bite her lower lip and act a dull and dumb <text:span text:style-name="T15">peasant</text:span> woman, but all that was a pure theatricality – in five minutes the phone on the veranda would ring up, and they ask for Raisa, and not Sehrguey.</text:p>
      <text:p text:style-name="Standard">Apart from the domestic affairs, she ran the local politics, accepting several visitors a day, both on an appointment and without it.</text:p>
      <text:p text:style-name="Standard">Her favorite scenic image was that of a <text:span text:style-name="T15">falksy</text:span> villager woman beset with all kinds of troubles and worries, in a worn-out jacket and her kerchief on the black hair, and only the irony in the look of her black eyes could hardly fit the disguise.</text:p>
      <text:p text:style-name="Standard">She knew how to artfully tie her kerchief, re-arranging its appearance several times a day.</text:p>
      <text:p text:style-name="Standard">The knot changed its position from the forehead to under the back of her head, or else above the ear—the gypsy style—depending on whom Raisa Alexandrovna was accepting.</text:p>
      <text:p text:style-name="Standard">For the current visitor (in his jeans, long hair and the beard like that of a hippie from Los Angeles) she unexpectedly got it tied under her chin.</text:p>
      <text:p text:style-name="Standard">Then Twoic told me it was the young priest of their village.</text:p>
      <text:p text:style-name="Standard">The hippie priest left and in half-hour, a Zhigulie car pulled up by the gate and a young, but very loud, woman in awful need of "a gown, eh?!." entered the yard.</text:p>
      <text:p text:style-name="Standard"><text:soft-page-break/>Raisa Alexandrovna took her to the veranda and was humbly making her brains for at least forty minutes before sending away with a promise of "a gown, eh?".</text:p>
      <text:p text:style-name="Standard">She did not sell things at home, to accomplish the transaction the visitor had to visit the trade base if the negotiations had a happy end.</text:p>
      <text:p text:style-name="Standard">Raisa winked at Twoic and me after the retiring priest's wife, blissful Mother, and crossed her face with a thumb. Holy, holy, holy!</text:p>
      <text:p text:style-name="Standard">But then she decided that we had spent way too much time playing cards on the porch step, and ordered us back to the garden to turn the dirt, or spread the muck, hauling it there in the handcart with its wheels getting stuck in the black soil, or to collect the corn ears…</text:p>
      <text:p text:style-name="Standard">However, when I and Twoic were erecting another barn of logs, we were out of her jurisdiction – Sehrguey had announced a smoke break that's why we were playing.</text:p>
      <text:p text:style-name="Standard">The food after work was not a havvage but a hefty rural grub on lavish fat, with dill aroma, and light steaming above the plates, and a bunch of crispy green onion on a dish, studded with fresh water drops.</text:p>
      <text:p text:style-name="Standard">The chef cook in the khutta was Grandma Ulya who cooked delicious things even with her one hand, the other, long paralyzed, she kept in the pocket on the stomach of her apron.</text:p>
      <text:p text:style-name="Standard">She also was responsible for the moonshine distilling, because she liked watching the product's drops dripping into the vessel set under…</text:p>
      <text:p text:style-name="Standard">I liked that kind of life more than stretching out on the Seim beach.</text:p>
      <text:p text:style-name="Standard">I liked the energetic one-legged neighbor Vityuk, the master of the Throw-in Fool game.</text:p>
      <text:p text:style-name="Standard">And even more, I liked Ganya, the sister of Raisa Alexandrovna.</text:p>
      <text:p text:style-name="Standard">There was no acting or irony about Ganya, she was calm and attentive, and she understood everything.</text:p>
      <text:p text:style-name="Standard">I was sorry that she had cancer.</text:p>
      <text:p text:style-name="Standard">Doctors recently removed "the pea" out her belly, and on her coming back home the loving hubby did not give her no peace until she let him see the fresh gash from the surgical knife.</text:p>
      <text:p text:style-name="Standard">I knew that she would not survive because when renovating the stove in her khutta, all of the old firebricks turned out to be quite rotten.</text:p>
      <text:p text:style-name="Standard">I was told to use the bricks again all the same – there were no others, but I could see that it was not for long...</text:p>
      <text:p text:style-name="Standard">They buried her in my absence, with heart-rending lamentations at the funeral.</text:p>
      <text:p text:style-name="Standard">When they were taking Raisa from the cemetery, the rural old women yelled at her and other mourners: "So what? Cried out Ganya back? Returned?"</text:p>
      <text:p text:style-name="Standard">Twoic was very indignant telling me about such cruel brutality, but in my opinion, that was ancient psychotherapy and one of the rituals in the continuous comedy of life…</text:p>
      <text:p text:style-name="Standard">In my next visit, the husband of the deceased was also sitting under the black mulberry tree in the khutta’s yard.</text:p>
      <text:p text:style-name="Standard"><text:soft-page-break/>At first, I did not guess where the sounds were coming from. I thought a puppy entered the yard, but it turned out the widower burst into tears.</text:p>
      <text:p text:style-name="Standard">Such a burly man, a bus driver; the tears flowed and he did not even try to hide them.</text:p>
      <text:p text:style-name="Standard">If all of them together could not call her back, what's the chance of you doing it single-handed?.</text:p>
      <text:p text:style-name="Standard">Ganya's son, a guy about fourteen, was at war with Twoic because he fell in love with Twoic's wife, but Twoic later divorced her; offended the beloved of the youth, sort of.</text:p>
      <text:p text:style-name="Standard">For me, it was complete news that he got married and divorced, but Twoic said, yes, a Jewish girl from the Biology Department.</text:p>
      <text:p text:style-name="Standard">He also told that his father-in-law, when visiting people, the first thing to follow vodka grabbed lard for a snack, sort of to demonstrate that he was not from kosher upholders.</text:p>
      <text:p text:style-name="Standard">Now the ex-father-in-law would raise Twoic's son as he pleased, up to the making of him an Orthodox Jew under the most Ukrainian of all last names.</text:p>
      <text:p text:style-name="Standard">And Twoic sighed at this point in the best traditions of the Moscow Artistic Academic Theater.</text:p>
      <text:p text:style-name="Standard">Raisa Alexandrovna did not allow time for Twoic to grieve though, and shouted from the phone in the veranda that he had to change into clean clothes because they were bringing an aspirant bride for the "evaluating look".</text:p>
      <text:p text:style-name="Standard">The loving mother did her best to find him a good party from among local girls, and for that reason, they periodically were brought to Shore; otherwise, those Kiev whores would certainly bamboozle the dull zany of Twoic.</text:p>
      <text:p text:style-name="Standard">He said inaudible "fuck!" and went to change.</text:p>
      <text:p text:style-name="Standard">Soon behind the gates, a car was heard and a pair of parents led into the khutta their elegantly donned girl.</text:p>
      <text:p text:style-name="Standard">I stayed alone on the porch of the summer kitchen, but then a visitor joined me. Some old man bent literally into an arc. When standing, he couldn't see the face of a man before him, only up to the waist.</text:p>
      <text:p text:style-name="Standard">We started a desultory talk, and the old man confessed to me that he was once a young and well-proportioned rural clerk, sporting a military tunic and high boots.</text:p>
      <text:p text:style-name="Standard">The collectivization began and with the clerk's assistance, they were making lists of those to be deported to the Siberia.</text:p>
      <text:p text:style-name="Standard">Now he was not able to look into the eyes of people around him.</text:p>
      <text:p text:style-name="Standard">And, after all, all was to no purpose. The grandsons of the misers, who at that time obtained the keys and seals of the village council, were now penniless drunks, and the descendants of the robbed and exiled had returned from the Siberia and got prosperous again. Because on such a soil only a lazy fool lives poorly.</text:p>
      <text:p text:style-name="Standard">He never waited till Raisa showed up and left, leaning on two short sticks, gazing at the sand in the road.</text:p>
      <text:p text:style-name="List_20_Paragraph">(...as it turns out, the theft of a crimson tablecloth is not the worst thing that can happen to you, there are things for which you punish yourself much more severely...)</text:p>
      <text:p text:style-name="Standard"><text:soft-page-break/>Then Sehrguey came up with a major project of paneling the khutta’s base with bricks, which he had prepared for several years already.</text:p>
      <text:p text:style-name="Standard">It took me three-weekend visits because the khutta was not a small size.</text:p>
      <text:p text:style-name="Standard">Twoic worked as a bricklayer’s mate preparing the mortar and fetching the bricks up.</text:p>
      <text:p text:style-name="Standard">We finished on a Saturday.</text:p>
      <text:p text:style-name="Standard">On Sunday morning, I got up first and went out on the veranda porch.</text:p>
      <text:p text:style-name="Standard">My shoes stood on the second step with their noses directed towards the gate, although in the evening I left them exactly the opposite.</text:p>
      <text:p text:style-name="List_20_Paragraph">(...some signs I can read easily – </text:p>
      <text:p text:style-name="Quote"><text:s/>" the Moor had done his job..."...)</text:p>
      <text:p text:style-name="Standard">I put my shoes on, walked out of the gate and, on reaching the end of the lane, turned to the forest belt because in its clearings a very slow freight train was clanging along.</text:p>
      <text:p text:style-name="Standard">I strode fastly, and then ran, and managed to jump on the brake platform of the rear car.</text:p>
      <text:p text:style-name="List_20_Paragraph">(...everything turns out as it should when you have read it right...)</text:p>
      <text:p text:style-name="Standard">The freight train picked up speed and passed Bakhmach without stopping.</text:p>
      <text:p text:style-name="Standard">People at the railway station looked in surprise after it.</text:p>
      <text:p text:style-name="Standard">On the brake platform, I was standing happy and pleased with myself, and the wind was ruffling my hair, sort of a tramp by Jack London…</text:p>
      <text:p text:style-name="Standard">In the winter the works in the village came to a standstill and Twoic sent me a telegram only in April.</text:p>
      <text:p text:style-name="Standard">We were turning dirt in the garden when his father brought the news about the Chernobyl explosion.</text:p>
      <text:p text:style-name="Standard">The day was cold and windy, the gray clouds flew low.</text:p>
      <text:p text:style-name="Standard">Twoic started to talk about radiation but I did not care a fuck. What's the difference?</text:p>
      <text:p text:style-name="Standard">However, the wind blew from the East and did not let the radiation to reach the village. The clouds absorbed it and took over as far as Scotland, to the laundry hung there on clotheslines. Of course, the Scots then threw away that washing, so <text:span text:style-name="T2">Morning Star </text:span>…</text:p>
      <text:p text:style-name="Standard">But all that would happen later, and presently Twoic, leaning against the wall by the phone, dialed the number, and I scanned the endlessly hurrying crowd, which had no idea about the subtlety of relations between mafia bosses and their bodyguards.</text:p>
      <text:p text:style-name="Standard">And I tried to figure out who of us was more interested in this friendship. Was it the would-be Ph.D. Twoic, or I, his genie from a bottle?</text:p>
      <text:p text:style-name="Standard">It's a dumb thing to do psychoanalysis having no idea how it is to be done...</text:p>
      <text:p text:style-name="Standard">In the pedagogical institute, they, of course, explained that it was some mean presumptuous invention of the decaying West, degrading and belying the capitalized name of Man that sounded proudly.</text:p>
      <text:p text:style-name="Standard"><text:soft-page-break/>A sad pity, the lecturers did not share the essence and methods of that indecency.</text:p>
      <text:p text:style-name="Standard">That way they left us with no other option but to invent the content under the heading of "Psychoanalysis" and make out the methods by ourselves.</text:p>
      <text:p text:style-name="Standard">Swing your arm, push your shoulder against it – we'll start this bitch of a collider manually!.</text:p>
      <text:p text:style-name="List_20_Paragraph"><text:s/>(...let's assume, the essence of such an analysis is to answer the dirtiest of all questions – that of "why?"...)</text:p>
      <text:p text:style-name="Standard">So, why am I stuck with Twoic? For which reason?</text:p>
      <text:p text:style-name="Standard">The healthy village food performed by his grandmother? Absolutely, yes.</text:p>
      <text:p text:style-name="Standard">Carrying the flowers on a train, I do look forward to enjoying the meals.</text:p>
      <text:p text:style-name="Standard">Besides, there is one more bait that I try to reach, with no chance of getting it though, like the ass of Till Eulenspiegel.</text:p>
      <text:p text:style-name="Standard">For any kind of an ass, you can find a kind of grass he will run after like a good little boy.</text:p>
      <text:p text:style-name="Standard">So which one am I after?</text:p>
      <text:p text:style-name="Standard">The wild descriptions of sex feasts, generously shared by Twoic, keep glowing the embers of hope that I, his loyal servant, will get some crumbs off the master's bed.</text:p>
      <text:p text:style-name="Standard">Say, some slut girlfriend of another whore of his.</text:p>
      <text:p text:style-name="Standard">The yearning's not fulfilled yet, but who said the ass should ever reach the grass?</text:p>
      <text:p text:style-name="Standard">It's a smart ass, and he doesn't give even a sidelong glance at the bunch of grass dangling in front of his nose.</text:p>
      <text:p text:style-name="Standard">He pretends not seeing it even point-blank, and he trots after it just so, for the sake of warm-up, because he adores physical exercises and other agricultural works.</text:p>
      <text:p text:style-name="Standard">However, to see what an ass is up to, you don't need to be as wise as Solomon…</text:p>
      <text:p text:style-name="Standard">Just for the record, there was an attempt at "with a girlfriend's girlfriend"...</text:p>
      <text:p text:style-name="Standard">They came from Nezhin to Bakhmach, the ex-lover of Twoic and her girlfriend.</text:p>
      <text:p text:style-name="Standard">Twoic and I met them and took to the village by bus. Two mattresses were spread in advance over the dry hay layer in the loft over the summer kitchen.</text:p>
      <text:p text:style-name="Standard">Out of delicacy, Twoic took his ex-lover to the nearby grove, leaving the whole loft for me to use it in undivided mode.</text:p>
      <text:p text:style-name="Standard">The chick was appetizing – slender and busty but she undressed only down to her pantyhose. No doubt, the modish item made her legs to look even prettier, but what the fuck I needed that mesh for? The same old acquaintance of a dirty trick – welcome on top, but no horsing with the chastity belt.</text:p>
      <text:p text:style-name="Standard">I did not try at tearing the pantyhose to shreds, and all attempts at stirring up a reciprocal flame of passion in the taunter fell flat. The state of stalemate was sustained until Twoic brought back his ex-lover from the romantic walk to the grove…</text:p>
      <text:p text:style-name="Standard">The next morning, I got up first and went for a swim in the kopanka – a pond of about twenty by twenty meters, dug in the field by a back-hoe.</text:p>
      <text:p text:style-name="Standard">When I returned, Raisa Alexandrovna was sitting on the veranda porch.</text:p>
      <text:p text:style-name="Standard"><text:soft-page-break/>"So how was the water?" she asked with the hint in her ironic black eyes.</text:p>
      <text:p text:style-name="Standard">"Cold," answered I in all the senses.</text:p>
      <text:p text:style-name="Standard">After breakfast, already without Raisa around, Twoic asked directly, "Well, how?"</text:p>
      <text:p text:style-name="Standard">"No hows. We're incompatible."</text:p>
      <text:p text:style-name="Standard">"How that?"</text:p>
      <text:p text:style-name="Standard">"She wanted being raped, I wanted to get a shared pleasure. The two things just did not click."</text:p>
      <text:p text:style-name="Standard">So, all that keeps me on Twoic's leash boils down to the needs of my stomach, and that of the reproductive organ and...and?.</text:p>
      <text:p text:style-name="Standard">We need something else here, thinking in just two dimensions is not quite right for a Hegelian...</text:p>
      <text:p text:style-name="Standard">Where is the third?! Speak out!. Aha! Here it is – the brain!</text:p>
      <text:p text:style-name="Standard">The brain with its lofty needs; it does require to pour out the knowledge crammed into, to ease the tension in the storage cells and not to burst in every thinkable direction.</text:p>
      <text:p text:style-name="Standard">Ain’t it a torture – to have pearls and no one to spill them in front of?</text:p>
      <text:p text:style-name="List_20_Paragraph">(...who would decline the role of a Mentor?</text:p>
      <text:p text:style-name="List_20_Paragraph">Passing the pearls of wisdom to a naively gaping youth...)</text:p>
      <text:p text:style-name="Standard">Twoic presented me with such an opportunity as well, by his questions.</text:p>
      <text:p text:style-name="Standard">How to choose the right trail in the jungle of a research institute laboratory squabbles, where each spider was for himself in the common jar?</text:p>
      <text:p text:style-name="Standard">Who's more useful for your scientific career – a talented but alcoholic micro-chief, aka the manager of the laboratory, or as dull as a felt boot macro-chief in charge of the institute department? Who of the two to serve to?</text:p>
      <text:p text:style-name="Standard">Answering these and similar questions, I was amazed at the huge stockpile of reprobate Machiavellianism in myself. I wouldn't ever dream of having so vast resources, communication with Twoic brought out the hidden arsenal.</text:p>
      <text:p text:style-name="Standard">However, the essence of my maxims was so plain that Twoic sensed all that himself and instinctively conformed to before my broadcastings.</text:p>
      <text:p text:style-name="Standard">It's only he couldn't put it to words, that we were coming to this world where everything was occupied already – "the house's sold out!" – which situation called for snatching a place under the sun for our dearest selves, and the end justified the means…</text:p>
      <text:p text:style-name="Standard">And Twoic was all too happy to agree.</text:p>
      <text:p text:style-name="Standard">But what about me? Do I live by this sermon? Do I follow it, do I eat it out?</text:p>
      <text:p text:style-name="Standard">(...following your own theories is not the must though.</text:p>
      <text:p text:style-name="Standard">Nietzsche, the inventor of the superman in the form of a "blond beast", was himself a physically miserable nuisance.</text:p>
      <text:p text:style-name="Standard">"Snap a place under the sun for yourself," proclaimed I, that's true.</text:p>
      <text:p text:style-name="Standard">However, as for me, I'd sooner depart in search of more human sun than partake in their scrimmage...)</text:p>
      <text:p text:style-name="Standard"><text:soft-page-break/>Well, now, are you happy with your self-psychoanalyzing? Got all the nooks turned inside out? Don't be shy, we are alone – Twoic's too busy with dialing and checking his pocket notebook.</text:p>
      <text:p text:style-name="Standard">So, is that it? The orgies for your stomach plus hopes to get a second-hand whore, and tickling of your vanity by spilling intellectual pearls? Am I with him because of these reasons?</text:p>
      <text:p text:style-name="Standard">Well, that's why, definitely, yes...</text:p>
      <text:p text:style-name="Standard">And also because of the feeling of freedom, when I break free from the routine of my ordered, polished, trampled, way of life with a bath on Thursdays, washing on Mondays, ironing on Tuesdays, with the beach or reading room on weekends and the ever-present feeling of emptiness and destitution, and constant being on alert…</text:p>
      <text:p text:style-name="Standard">Wow! I see, now you flashed with your love for freedom too, well done! And, hopefully, now that's all?</text:p>
      <text:p text:style-name="Standard">Of course, yes, is not all that enough for a friendship?</text:p>
      <text:p text:style-name="Standard">Don't try to cheat the dialectics. You omitted the opposite force – hatred.</text:p>
      <text:p text:style-name="Standard">And why should I hate him? He feeds me, provides drinking, presents an outlet to escape...</text:p>
      <text:p text:style-name="Standard">It seems, you shyly keep absent from your list the opportunity to practice masochism, eh? What is a pleasure if not some sweet pain?</text:p>
      <text:p text:style-name="Standard">...had he slept with her or not?.. everything in me contracts into a tight tangle then painfully-sweetly dissolves in whining: no, it cannot be.. but if?. and the pangs return to be followed by a spill of warmth through the insides: no, no...</text:p>
      <text:p text:style-name="Standard">In one of my first visits to the Twoic's village, on a late windy night, we were sitting at a bus stop on the empty wide square. The whitewashed walls of the stop, as well as the planks of the benches, were stamped with inscriptions and cuts of all kinds of Deep Purples, Dynamos, Svetas, Blitzes, Vovas, and lots of dates.</text:p>
      <text:p text:style-name="Standard">All of a sudden, Twoic spoke of Eera, "She said she had never had better sex than with you."</text:p>
      <text:p text:style-name="Standard">That compliment, sort of, scalped me. They do not come up with such confessions at the table in a café. For such a topic, you should lie together in one bed after having a sex.</text:p>
      <text:p text:style-name="Standard">Did she count on Twoic someday would deliver these words to me and I recreate the whole picture? Or was it out of feline inclination of females to scratch the fucker? That's why he reached then out for a cigarette of Belomor-Canal...</text:p>
      <text:p text:style-name="Standard">...don't succumb to complexes, Twoic, I've never been a sexual giant...and now I know why he found me in Konotop...and I am sorry for the helpless babble about blessing’s drops...he came with much more earthly intentions – to urinate on the ashes of Hooey-Pricker of whom he felt envious even post-mortem...</text:p>
      <text:p text:style-name="Standard">He somehow felt that he had blurted out a bit too much and, to efface it, started swearing that he had never in his life had anything with Eera...</text:p>
      <text:p text:style-name="Standard">As if I asked him whether it was so.</text:p>
      <text:p text:style-name="List_20_Paragraph">(...if you pretend to be a stupid ass for too long then, at times, you become it...)</text:p>
      <text:p text:style-name="Standard">"Have you ever beat her?" he asked a little later.</text:p>
      <text:p text:style-name="Standard"><text:soft-page-break/>Oops, so she shared about that slap too.</text:p>
      <text:p text:style-name="Standard">"I hit just once, at the final date," reported I, "but it was a light spank, solely for compliance with the protocol."</text:p>
      <text:p text:style-name="Standard">Twoic laughed with his trademark laughter…</text:p>
      <text:p text:style-name="Standard">The next morning, we went for a swim in kopanka.</text:p>
      <text:p text:style-name="Standard">I did not feel like entering the water, so I just walked around the pond and lay on the beach.</text:p>
      <text:p text:style-name="Standard">Twoic swam it from end to end.</text:p>
      <text:p text:style-name="Standard">His blue eyes radiated a melting glow of satisfaction when he came ashore nearby me with water trickles dripping from his trunks.</text:p>
      <text:p text:style-name="Standard">"This look was in his eyes when getting off her," thought I.</text:p>
      <text:p text:style-name="Standard">The thought brought pain and even though not as acute as I expected, yet more replete than I would like…</text:p>
      <text:p text:style-name="Standard">She approached me on the beach and started a talk about <text:span text:style-name="T2">Morning Star </text:span><text:s/>dropped on the sand, next to the pink coverlet on which I was sitting: did I really read it or was it just a trick to lure girls? What, say, was that big article about?</text:p>
      <text:p text:style-name="Standard">So, I had to tell the examiner about a 19-year-old guy, a member of the family of smugglers. They regularly flew from Pakistan to England, after swallowing a heap of small tight packages with drugs. Stomach served an ideal repository, the specially trained dogs at airports couldn’t sniff anything out.</text:p>
      <text:p text:style-name="Standard">Upon arrival at a safe house in London, the whole family underwent the stomach lavage and—rah-rah-rah!—another batch was delivered.</text:p>
      <text:p text:style-name="Standard">The fizzle happened during the flight when one of the small packages burst in the stomach of the young man. They used to tamp too much into one package, and on the arrival, the guy was taken from the airport straight to the hospital with a severe overdose.</text:p>
      <text:p text:style-name="Standard">They washed the drugs out of his stomach and saved his life. And that was the end of the family business.</text:p>
      <text:p text:style-name="Standard">Some sad, in general, story…</text:p>
      <text:p text:style-name="Standard">She sympathized and shared that she was also a nurse.</text:p>
      <text:p text:style-name="Standard">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text:p>
      <text:p text:style-name="Standard">And then everything went on like in a fairy tale, she told me her address in At-Seven-Winds, and we agreed on my coming to her place on Tuesday with a visit of friendship and shared understanding.</text:p>
      <text:p text:style-name="Standard">She strolled away along the sandy beach, and I had to stretch out on my stomach, so as not to attract the public attention with my swimming trunks bulged out on account of the promising Tuesday.</text:p>
      <text:p text:style-name="Standard">The day came at last, and after work, I rode from the station square to the city center.</text:p>
      <text:p text:style-name="Standard"><text:soft-page-break/>In "The Flowers" shop there happened nothing to my liking and I had to buy a kinda crossbred of daisies and sunflower.</text:p>
      <text:p text:style-name="Standard">There still remained lots of time before the appointed hour, so I took a walk back to the station and then along Club Street to At-Seven-Winds.</text:p>
      <text:p text:style-name="Standard">In Zelenchuk Area, Vladimir Gavkalov, the truck crane operator from SMP-615, who looked like Eera's brother Igor, crossed my path.</text:p>
      <text:p text:style-name="Standard">"Sehryoga!" yelled he on the run, "You've lost your way! The bathhouse’s in the counter direction!"</text:p>
      <text:p text:style-name="Standard">I did not like that whisker of a bouquet myself but still continued to carry it along.</text:p>
      <text:p text:style-name="Standard">And all the same, up to At-Seven-Winds I got half-hour ahead of time and decided to fulfill my long-standing promise to myself, that one of those days I’d come on a visit to that family of tall birch trees in the vast area of construction sites.</text:p>
      <text:p text:style-name="Standard">Following the trail trod in the tall grass, I approached the group of the white-trunk beauties.</text:p>
      <text:p text:style-name="Standard">Stupid bitches! The tenants from the nearest street had arranged a garbage dump under the trees.</text:p>
      <text:p text:style-name="Standard">The sun, squeezed by the clouds, went down without a sunset.</text:p>
      <text:p text:style-name="Standard">Frustrated by the unwelcome discovery, I carried my stupid bouquet to the address.</text:p>
      <text:p text:style-name="Standard">"Oh!" she said. "Even with flowers!"</text:p>
      <text:p text:style-name="Standard">And I got it at once it should have been vodka...</text:p>
      <text:p text:style-name="Standard">Then we chattered about nothing in the kitchen of her one-room flat.</text:p>
      <text:p text:style-name="Standard">After tea there happened an incident – the big jar of strawberry jam slipped from her hands and thwacked the floor. It took her a considerable time to collect the large sticky puddle and wash the floor in the kitchen.</text:p>
      <text:p text:style-name="Standard">At about eleven she started sending me home. I had to drive a fool that everything there was locked and latched already, and the wolfhounds set free to run around.</text:p>
      <text:p text:style-name="Standard">She, like, took pity and granted me half of her double bed, on the condition that I would behave.</text:p>
      <text:p text:style-name="Standard">When she put the light out and also lay down, I endeavored to continue the relationship in the most natural way, which was met with stubborn resistance.</text:p>
      <text:p text:style-name="Standard">I would never learn nothing! Did she call me to wallow in a demonstration of how chaste she was?</text:p>
      <text:p text:style-name="Standard">I dropped trying and felt I didn't really care, just like with that sealed post package on my bookshelves.</text:p>
      <text:p text:style-name="Standard">...probably, because the loss of jam became a too great shock; a three-liter jar would have seen her for at least through half of the winter...it might also be an ominous sign for the superstitious…</text:p>
      <text:p text:style-name="Standard">...and I do not care that they've arranged that dump there….when from one or another construction site, I was watching how they waved at me, it became somewhat better...like a promise of something beautiful...</text:p>
      <text:p text:style-name="Standard"><text:soft-page-break/>...when they eventually will cut them down and replace with a five-story block, the trees will, all the same, be waving their lithe tops to me through the heat haze...and that will stay with me, but the garbage heap will remain to those smarties...</text:p>
      <text:p text:style-name="Standard">At the dead of night, I was awakened by cautious fingers feeling my dick through the underpants. The nurse, who failed to get raped, was checking why so. She'd better ask the sand on the Seim beach.</text:p>
      <text:p text:style-name="Standard">But those frisking fingers of a stranger checking my flesh...it had already been somewhere...</text:p>
      <text:p text:style-name="Standard">Only I couldn't recollect where and when, and I fell asleep again.</text:p>
      <text:p text:style-name="Standard">In the morning I left, omitting the proposed tea with sugar.</text:p>
      <text:p text:style-name="Standard">What was her name? She should have one anyway...it was an easy name, yes it was...see? I even snap my fingers...so...well...er...perhaps...somehow, like, maybe...mmm...yes…</text:p>
      <text:p text:style-name="Standard">The dance-floor in the City Central Park was all that still remained there for me. And I visited it not as a belated shooter in search of the game but simply to get blues. A session of nostalgia at the price of 50 kopecks.</text:p>
      <text:p text:style-name="Standard">I was one of the first to enter the round enclosure of the dance-floor and sat down on the beams of the bench running along the tall pipe-grates in the peeling-off coat of paint.</text:p>
      <text:p text:style-name="Standard">The large black boxes of the loudspeakers on the stage raged sending forth trendy records because "live" music had already sunk into the past.</text:p>
      <text:p text:style-name="Standard">Between the numbers somewhat, like, DJ switched the mike on and announced what had just been played and what was coming next. At times, he attempted at making a clumsy cockamamie joke; fortunately, not too often.</text:p>
      <text:p text:style-name="Standard">I sat quietly, resting the back of my head against the iron pipe of the fencing. The evening twilight got denser around, but high in the sky the flocks of swallows still fluttered under the clouds touched with the parting sun rays. Just like on the day when you turned one month old, and we brought you for a checkup in the children's polyclinic, in the hand-me-down carriage covered with tulle to throw the evil eye off.</text:p>
      <text:p text:style-name="Standard">Only those swallows kept chirping shrilly when circling above the roof of the department store, but the swallows under the fading clouds were not heard because of being so far and high.</text:p>
      <text:p text:style-name="Standard">Then the sky became dark, the night came, and I still sat on the bench and never danced, because I knew my place which was among the other thirty-and-over-year olds outside, under the lamp in a dark alley.</text:p>
      <text:p text:style-name="Standard">You might stop there for a couple of minutes to watch the jumping joy of the next generation before going back to your still life with a sofa in front of the TV…</text:p>
      <text:p text:style-name="Standard">I sat quietly as becomes a foreign particle, listened to the music and watched, point-blank, the young stock mass getting gradually denser in front of the bench.</text:p>
      <text:p text:style-name="Standard">...that girl's has neck is longer than that of Nephertiti...very nice, like a stem of dandelion...</text:p>
      <text:p text:style-name="Standard">And I admired it without getting aroused.</text:p>
      <text:p text:style-name="Standard"><text:soft-page-break/>Then she did not show up for a couple of weekends before coming back with her neck guiltily drooped and shortened obviously, and I knew that she got cut off at the entrance examinations to an institute...</text:p>
      <text:p text:style-name="Standard">At eleven, in the general throng, I left the park for the streetcar stop by Peace Square.</text:p>
      <text:p text:style-name="Standard">Those who lived closer diverged from the common flow in pairs and companies. People from far-off city neighborhoods discussed: to wait or not to wait? Streetcars at that time of day were an avis rara.</text:p>
      <text:p text:style-name="Standard">Once we neared the stop occupied by a glass-eyed mujik of about forty.</text:p>
      <text:p text:style-name="Standard">He eyed the approaching youngsters with a scornful stare, resting his palms on his buttocks, in the attitude of a Nazi officer by the death camp gate bearing the inscription "Forget all hope you who come in here".</text:p>
      <text:p text:style-name="Standard">The scared pairs and small companies got silent and bypassed him to timidly cram on the other half in the long stop. Triumphantly, trampled he the living space in the other half-stop.</text:p>
      <text:p text:style-name="Standard">I stopped in front of the victor, barely two meters away.</text:p>
      <text:p text:style-name="Standard">...so, Sturmbahnfuhrer, dueling of attitudes, eh?.</text:p>
      <text:p text:style-name="Standard">Mine came all of itself, from the newsreels of the Victory Parade in Moscow, 1945. Besides the dumping fascist banners to the Lenin Mausoleum, there were footages that filmed civilians; girls for the most part with their faces so sad.</text:p>
      <text:p text:style-name="Standard">Almost all of those girls from the past assumed the same posture – with their left arms hanging along the body, they bent their right ones across the stomach to grip the inside of the left elbow.</text:p>
      <text:p text:style-name="Standard">I reproduced the stance standing against the glass-eyed. Only my right hand was clutching higher than by those sad girls: around my left biceps and, as the result, my hanging down left arm resembled, like, a trunk already, sort of.</text:p>
      <text:p text:style-name="Standard">The opponent was not fit to withstand even one minute. He dropped his head in desperation, clasped the hands behind in the traditional zek attitude, and started to walk in shortened steps across the width of the stop, as far as the walls of the invisible cell let him go.</text:p>
      <text:p text:style-name="Standard">The young folks were amazed at the ease of my victory over the cockroach, and they began to fill the whole stop, taking note, for the future, that know-how is power.</text:p>
      <text:p text:style-name="Standard">But to be honest, my deed was pure improvisation, a gift from my generation to theirs…</text:p>
      <text:p text:style-name="Standard">Over and over again, with the clatter of wheels underneath the car floor in shallow sway, the local train carried me away from Konotop...</text:p>
      <text:p text:style-name="Standard">But where, by the way, was I going?</text:p>
      <text:p text:style-name="Standard">With all that black-ink darkness outside the window, it’s a late local train and my trip is no farther than to Nezhin, which means I’m paying another visit to Zhomnir...</text:p>
      <text:p text:style-name="Standard">My reflection, blurred in the double-glazed window, dimly nods in time with the rhythm of the tapping at the rail joints: yea-to-him-and-no-where-else...</text:p>
      <text:p text:style-name="Standard">Why do I go there? Well, probably, there is some reason… Say, typing with his typewriter another story, or maybe a couple of verses...</text:p>
      <text:p text:style-name="List_20_Paragraph"><text:soft-page-break/>(...how can I now recollect from such a distance?..)</text:p>
      <text:p text:style-name="Standard">But all that's nothing but a downright smoke screen, and there's no use to tell lies to oneself.</text:p>
      <text:p text:style-name="Standard">In fact, I am going to, again and again, feel the aching longing for the lost irreversibly. I am going to torture myself on the bank of the invisible river, the same very river which an eternity before splashed a gush where I loved and was loved in response...</text:p>
      <text:p text:style-name="Standard">That's why the train rumbles along, through the night, and in one of its cars I am sitting on the edge of the three-person seat, with my briefcase basking impudently in the middle of it.</text:p>
      <text:p text:style-name="Standard">It's a rare occasion when the car is empty; well, almost so. About twenty meters from my place, in a seat on the same side from the aisle, a girl is sitting.</text:p>
      <text:p text:style-name="Standard">Because of riding backward, she’s facing me with her head leaned against the black window glass.</text:p>
      <text:p text:style-name="Standard">At such a distance I cannot make out the features of her face, it's just a girl, alone in an empty car of a night train, with a bob haircut of blond hair.</text:p>
      <text:p text:style-name="Standard">She does not care about my presence, but looks quietly through the window, where the picture of nocturnal darkness is sweeping past behind the dim reflection of the lamps in the ceiling of the empty car.</text:p>
      <text:p text:style-name="Standard">Of course, it is empty. I am of no account, I sit quietly in the distance and do not stare at her at all.</text:p>
      <text:p text:style-name="Standard">My absent gaze is directed along the aisle into the empty car vestibule behind the glass of the sliding door, trembling and quaking in time with the thuds of train wheels. Though such attitude doesn't, of course, prevent a sentimental corner of my eye from catching the outline of her blond head, and the part of her shoulders visible above the series of the seat-backs separating us.</text:p>
      <text:p text:style-name="Standard">Just two in an empty car rushing through the night...</text:p>
      <text:p text:style-name="Standard">But—lo!—she wakes up from her sad stupor. The right hand touches the hair of her blond haircut. She turns a bit deeper to the window, demonstrating her profile, and then looks straight ahead with her face turned to me.</text:p>
      <text:p text:style-name="Standard">From my place, I can't see where exactly her eyes are directed, yet I don't need to any longer show interest in the empty vestibule. Now I look at her and admire, with platonic frankness, the face turned to my side and her shoulders covered with the cloth of her cloak.</text:p>
      <text:p text:style-name="Standard">That's all I can do; I will not let her down with too daring jokes or suggestions, like, "You're cute, I'm cool, be my third wife..."</text:p>
      <text:p text:style-name="Standard">But – ah! – she's so nice! Even at this distanced semi-discernibility...</text:p>
      <text:p text:style-name="Standard">The clatter of the wheels fades into the background, replaced with the beautiful melody by Tariverdiev from the soundtrack to the sequels of "17 Moments of Spring".</text:p>
      <text:p text:style-name="Standard">It's when the secret agent Isaev, aka Stirlitz, has a meeting with his wife, arranged by the Center at a small café in Germany.</text:p>
      <text:p text:style-name="Standard"><text:soft-page-break/>She got seated three tables away from him so that he could admire her after a decade of separation.</text:p>
      <text:p text:style-name="Standard">How's she getting on in the already unknown to him USSR? For ten dangerous years, he was away from his country, away from her...</text:p>
      <text:p text:style-name="Standard">But sweeping away all the thoughts not needed at that moment, he only looked observing stealthily the new features of the half-unfamiliar woman.</text:p>
      <text:p text:style-name="Standard">More! Please, more!.</text:p>
      <text:p text:style-name="Standard">But no, the time is up. Another Soviet secret agent, her escort sitting by her side, looks at his watch. The undercover meeting is over. And he takes her away so that the bloodhounds of the Gestapo won't be able to run them down…</text:p>
      <text:p text:style-name="Standard">But here, in the local train car, Tariverdiev's melody does not abate, we are out of their control, alone in the whole secluded...</text:p>
      <text:p text:style-name="Standard">BRENNGG! ZPRTYCH !!</text:p>
      <text:p text:style-name="Standard">From among the leatherette backrests between us, like from a slightly sloped deck of cards, a red joker jumps out.</text:p>
      <text:p text:style-name="Standard">We were not alone!. That drunk has been sleeping between us all along!</text:p>
      <text:p text:style-name="Standard">Swollen with the hangover, his red mug semaphores: "The remote flirtation is over!"</text:p>
      <text:p text:style-name="Standard">Oh, gods! How I indeed was rolling in the aisles seized with a horse-laughter! With all the stops pulled out.</text:p>
      <text:p text:style-name="Standard">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text:p>
      <text:p text:style-name="Standard">And you are so right, drunk! To each his own.</text:p>
      <text:p text:style-name="P9">It’s time to knock off the mopish shit...</text:p>
      <text:p text:style-name="Standard">The burial of Brezhnev they performed in an outrageously ugly way.</text:p>
      <text:p text:style-name="Standard">Two mujiks in black mourning armbands simply dumped the box into the hole by the Kremlin wall. Those, who watched the ceremony in the live broadcast, without cuts for the news program "Time", were just shocked.</text:p>
      <text:p text:style-name="Standard">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any leader of fraternal parties or progressive movements in the wide world that he could put his hands on, became a trial for the Soviet population.</text:p>
      <text:p text:style-name="Standard">For almost twenty years, people got used to life if poor and full of shortages, but without Stalin's mass repressions, and without the shooting of hunger riots by military units as under Khrushchev...</text:p>
      <text:p text:style-name="Standard">Coming out of the bathhouse late Thursday evening, I witnessed how confused were people, collecting in dense flocks and looking around for a shepherd. I recollected the documentaries, where big men in officers' shoulder straps burst to pieces in weeping fits about the death of Stalin.</text:p>
      <text:p text:style-name="Standard"><text:soft-page-break/>And at 13 Decemberists, sort of for fun but with underlying fear, they constructed a Paper Great Wall to ward off the upcoming unknown. The material used in fortification was all kinds of scrolls of honor awarded to the family members throughout its existence.</text:p>
      <text:p text:style-name="Standard">They were picked up in a row, side by side without gaps, along the wood slat that kept in place the oilcloth substituting for tile paneling up the kitchen wall.</text:p>
      <text:p text:style-name="Standard">I would never imagine there was such plenty of those certificates.</text:p>
      <text:p text:style-name="Standard">Starting from the sideboard next to the window, they formed dense rank up to the washstand by the door to the veranda. The scrolls of honor received for excellent studying in the third grade, for the second place in the pioneer camp checkers tournament, for taking part in amateur performances were serving now a breastwork against the future.</text:p>
      <text:p text:style-name="Standard">I only shrugged. What's the difference?.</text:p>
      <text:p text:style-name="Standard">After Brezhnev, there followed the leapfrog of mummies, which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text:p>
      <text:p text:style-name="Standard">But now, after another funeral, a certain Gorbachev got to the rudder, quite a middle-aged man, to cut the spree of classical music on TV, although with a suspicious stain over his bald head.</text:p>
      <text:p text:style-name="Standard">He began to make speeches about acceleration and reconstruction, pronouncing the sound "gh" in the Ukrainian way.</text:p>
      <text:p text:style-name="Standard">Well, let him talk if so is his pleasure, who cares?</text:p>
      <text:p text:style-name="Standard">However, one year before the moment we are now at in this my letter to you, he issued a decree with a long title, and, in short, introduced the Prohibition, handled "the dry law" for the sake of clearance.</text:p>
      <text:p text:style-name="Standard">That act showed immediately that the talkative leader had never in his life read works by John Mill, where it stands in black on white, that only those governments resort to the like measures who consider their own people to be juvenile sillies. That's like pushing the latch on the veranda door and announce, "You're not going anywhere today."</text:p>
      <text:p text:style-name="Standard">It was more than I would tolerate, and on the day of the Prohibition coming into force, I got off our Seagull bus by the big grocery store in At-Seven-Winds.</text:p>
      <text:p text:style-name="Standard">There I bought a bottle of wine and drank it from the bottle’s neck, without caring to get out to the street. That's how I expressed my indignation with the "dry law".</text:p>
      <text:p text:style-name="Standard">Some of the saleswomen began to squeak that I should be grabbed and the militia called, but in the queue present in the store there happened no supporters for the law-abiding project. I took the emptied bottle out and gently dropped it into the trash bin on the sidewalk.</text:p>
      <text:p text:style-name="Standard">With streetcar changes, I reached the terminal in the Settlement, although it was not an easy task. After Vsesvit at the midday break and no snack in the grocery store, the wine did not behave well in the stomach. I hardly managed to keep it <text:soft-page-break/>under control on the way to 13 Decemberists, where I threw it up and dumped into the spill pail in the veranda.</text:p>
      <text:p text:style-name="Standard">My mother, appearing from the kitchen, screamed in fright, "Kolya! He's throwing up with blood!"</text:p>
      <text:p text:style-name="Standard">My father also went out to the veranda, but getting the whiff of a familiar scent, waved her fears off: "What blood? Can't you see? Zonked like the last scumbag."</text:p>
      <text:p text:style-name="Standard">I covered the pail with its lid, changed from my shoes into the slippers, and silently passed by to crash onto the folding coach-bed without ever speaking back to point out that in a series of scumbags there is not much difference, if any, between the last and previous ones…</text:p>
      <text:p text:style-name="Standard">Before the Prohibition, I was a very moderate drinker. My weekly dose of alcohol was the two bottles of beer after the visit to the bathhouse, but Gorbachev with his "dry law" literally brought me to that excess.</text:p>
      <text:p text:style-name="Standard">Sure enough, the weeks were not absolute replicas of one another. There happened more liberal weeks when the bricklayers of our team shared with me wine brought to the trailer. But they did not bring it each week, and sharing also was not the dogma.</text:p>
      <text:p text:style-name="Standard">And all that because of the principle, with which I returned from the business trip to Kiev, where I had a discussion with one young superintendent.</text:p>
      <text:p text:style-name="Standard">We considered the case of a workman lying, purely theoretically, on the ground next to an unfinished, say, trench.</text:p>
      <text:p text:style-name="Standard">The young theoretician claimed that the jack was just bombed, excluding any other possible hypothesis.</text:p>
      <text:p text:style-name="Standard">My counter-argument was based on the fact that the man had his spetzovka on and, hence, he had just fainted because people do not drink at their workplace, as indicated by his work robe.</text:p>
      <text:p text:style-name="Standard">Of course, I knew perfectly well that they drink anywhere and with anything on, so kicking against the obvious was a lousy weak standpoint, however, on that particular occasion, I felt like embracing an idealistic stance, for some reason...</text:p>
      <text:p text:style-name="Standard">On my return to Konotop after the business trip, when I was offered a drink in the trailer, I continued the role of a fighter for ideal and declared that I did not drink at work, although I wanted it.</text:p>
      <text:p text:style-name="Standard">There followed a reasonable argument, that the trailer was not the workplace. I had to make corrections to the principle's formulation, and it ended up as "I do not drink when in my work robe".</text:p>
      <text:p text:style-name="Standard">So, they offered, in the form of a compromise, to change into clean clothes, have a swig and then change back.</text:p>
      <text:p text:style-name="Standard">With time, the procedure was reduced. I simply got undressed and, in my underpants and tank-top, fuddled, just to be polite, and put my spetzovka back on.</text:p>
      <text:p text:style-name="Standard">In our team, the principles were treated with respect, and I was tolerated in even such a negligee. Only the crane operator Vitalya used to explore and lose his temper, "Why share with him? He'll sell us!"</text:p>
      <text:p text:style-name="Standard">"No, he's not a snitch."</text:p>
      <text:p text:style-name="Standard"><text:soft-page-break/>"When the superintendent drops in and sees his underwear, can't he get it what we are up to?"</text:p>
      <text:p text:style-name="Standard">But a crane operator was not a member of our team, and Vitalya wasn't even a Konotoper. He came to work from Bakhmach, and just had that sort of a frantic temperament.</text:p>
      <text:p text:style-name="Standard">Once at the midday break, he started to make fun, "Got stuck again in that Vsesvit of yours? Come on, have a drink! But don't undress, I also have my principles." He giggled, gaily flashed his eyes, grabbing the bottle with his hand missing a finger, and poured only for himself and Kyrpa…</text:p>
      <text:p text:style-name="Standard">One good turn deserves another. For the next midday break, I bought a bottle of "Golden Autumn" and a bar of chocolate from the grocery store.</text:p>
      <text:p text:style-name="Standard">Vitalya and Kyrpa were playing cards in the trailer.</text:p>
      <text:p text:style-name="Standard">I slowly stripped myself to the underwear and started sharing to the colleagues an exalted example of the sybaritic attitude to life, by taking desultory sips from the bottle for 1 ruble 28 kopecks and nibbling at the bar of expensive chocolate.</text:p>
      <text:p text:style-name="List_20_Paragraph">(...it was not revenging at all, but an act of pure pedagogy...)</text:p>
      <text:p text:style-name="Standard">Vitalya kept himself in check for quite a long but, eventually, his temperament took over, "Fuck! Snacking the mutter-mumbler swill with "Alenka"! What a pervert!"</text:p>
      <text:p text:style-name="Standard">But that, of course, was out of envy – in all his life he never tried it that way. And I calmly drank the whole bottle and did not share it even with Kyrpa, who was backing Vitalya's giggles the day before.</text:p>
      <text:p text:style-name="Standard">(...however, at times, some doubts still creep in, if that was unalloyed pedagogy indeed or, after all, a sort of vengeful exhibitionism?..)</text:p>
      <text:p text:style-name="Standard">On a Thursday, I stayed in the steam room a little longer and left the bathhouse at somewhat past seven.</text:p>
      <text:p text:style-name="Standard">Before the rule of Gorbachev, I would not even notice it – the blissful do not follow the time flow – however, the Prohibition placed the sale of alcohol in the rigid temporal frame.</text:p>
      <text:p text:style-name="Standard">But my after-bath quota?!.</text:p>
      <text:p text:style-name="Standard">In the beer bar on the opposite side of Square of Konotop Divisions, instead of the usual bright radiance of its fluorescent lamps, a misery yellow spot of a single bulb was seen inside.</text:p>
      <text:p text:style-name="Standard">In sad distress, I was passing by when the door of the bar opened and two men climbed down the high porch of the facility.</text:p>
      <text:p text:style-name="Standard">Well, well, well!. The situation called for closer inspection...</text:p>
      <text:p text:style-name="Standard">The unlocked door subdued willingly to the light pressure. And indeed, just one 100-watt bulb was lit inside above the beer tap. Yet the beer was still flowing from the tap into glasses! Men were grabbing them and retreating to stand about the tall round tables. If not for the scanty illumination, all was like in the old good dry-lawless times!</text:p>
      <text:p text:style-name="Standard">Not everything, however. The noise and din of warm friendly conversations were missing. The barman in a white coat kept warning, over and over again, from behind the counter "Keep quiet, mujiks! And be quick, we're being breaching it."</text:p>
      <text:p text:style-name="Standard"><text:soft-page-break/>There's no buzz in the booze under the whip-clicks of a stopwatch…</text:p>
      <text:p text:style-name="Standard">Here, in the murky half-dark dungeon room, where you couldn't make out the face of a man standing at the table opposite, we were like the last handful of Knights Templar after their order was defeated and announced anathema.</text:p>
      <text:p text:style-name="Standard">We hid there from the alcohol-free spies and informers. Any low-grade trader could point at you and yell, "Lay hands on him! Hold fast! Call the militia!"</text:p>
      <text:p text:style-name="Standard">We were outlaws…</text:p>
      <text:p text:style-name="Standard">Honestly, I do not really like beer bars.</text:p>
      <text:p text:style-name="Standard">You stand in the line and watch how tipsy scumbags approach the mujiks queuing ahead of you, "Bro, and a couple for me, eh?" And instead of one line, you have to stand, in fact, two or three.</text:p>
      <text:p text:style-name="Standard">Even more disgusting, when already quite close to the tap, you get a jab in your ribs and a guy who you, like, have seen someplace, giggles and winks at you, "Don't forget? I asked three mugs."</text:p>
      <text:p text:style-name="Standard">No, next time I'd rather go to a café where they sell only bottled, more expensive, beer, but without those impudent tail-clingers.</text:p>
      <text:p text:style-name="Standard">And on the following bath-day Thursday, I haughtily passed by the beer bar and stomped to the café.</text:p>
      <text:p text:style-name="Standard">"We've got no beer."</text:p>
      <text:p text:style-name="Standard">Damn! Okay, I can go to Peace Square...</text:p>
      <text:p text:style-name="Standard">But in the café next to the cinema there also was no beer.</text:p>
      <text:p text:style-name="Standard">The railway station restaurant remained my last chance.</text:p>
      <text:p text:style-name="Standard">Same story.</text:p>
      <text:p text:style-name="Standard">But it's Thursday!</text:p>
      <text:p text:style-name="Standard">That way I was made buy a bottle of white wine.</text:p>
      <text:p text:style-name="Standard">The tables in the restaurant were big, for about ten persons each, surrounded by heavy chairs in leather upholstery, but with almost no guests.</text:p>
      <text:p text:style-name="Standard">I took a seat somewhere in the middle of the hall and started to pour wine into a glass as I would do it from a bottle of beer – in a knitting-needle-thin trickle. So it was my habit.</text:p>
      <text:p text:style-name="Standard">After the first glass, I was approached by some mujik of an indeterminable occupation who asked for permission to get seated by.</text:p>
      <text:p text:style-name="Standard">The whole hall of vacant tables, and he liked this particular one. Well, I did not object.</text:p>
      <text:p text:style-name="Standard">Landing into the next chair, he began to state that he was in transit from the city of Lvov.</text:p>
      <text:p text:style-name="Standard">I answered that Lvov also was a good city, welcome in passing, and all that. And I started to fill the following glass.</text:p>
      <text:p text:style-name="Standard">With intent stare at the thin trickle, he announced that he had just been released from Zone.</text:p>
      <text:p text:style-name="Standard">A couple of guys at the next but one table stopped their gossip.</text:p>
      <text:p text:style-name="Standard"><text:soft-page-break/>I congratulated him on being free at last and drank.</text:p>
      <text:p text:style-name="Standard">His face was suddenly distorted with an expression of unfigureoutable malice, and he went over to loud threats to have intercourse with my rectum when two of us would be in the same prison cell.</text:p>
      <text:p text:style-name="List_20_Paragraph">(...all that, of course, in the most explicit straightforward terms...)</text:p>
      <text:p text:style-name="Standard">The wine was finished off, the neighbor at the table obviously did not like me, and I got up to leave.</text:p>
      <text:p text:style-name="Standard">One of the guys that were sitting nearby, was already standing in between the tables. "Bang the bitch!" he said to me. "What are you waiting for? We're in!"</text:p>
      <text:p text:style-name="Standard">An absolutely unfamiliar guy; probably, he had a fit of patriotism.</text:p>
      <text:p text:style-name="Standard">"You did not get it," answered I. "He's not local. The law of hospitality does not allow for crushing the bottle on his head. When on a vacation I'll go to the city of Lvov and check what problem makes the travelers from there so impolite."</text:p>
      <text:p text:style-name="Standard">I do not know if the guy understood my lengthy speech. Anyway, he returned to his table, and I went out, leaving my neighbor in front of the empty bottle by the empty glass on the empty varnish of the table.</text:p>
      <text:p text:style-name="Standard">He had resorted to the ultimate invocation, yet the magic did not work and the bottle did not turn into a scatter of fragments with a wallop against his Ascabar trained head.</text:p>
      <text:p text:style-name="Standard">But still, I cannot forgive Gorbachev.</text:p>
      <text:p text:style-name="Standard">You might ask what had Gorbachev to do with fucking my asshole?</text:p>
      <text:p text:style-name="Standard">Even in the era of severe deficit and shortages, the bottled beer did not disappear from Konotop. Never.</text:p>
      <text:p text:style-name="Standard">But he got loose beyond all bounds of decency and judgment and kept amending the Prohibition with new articles to toughen the struggle with alcoholism…</text:p>
      <text:p text:style-name="Standard">In the evening of the day with the fresh, the toughest, measures coming into force, I went as usual to the Central Park.</text:p>
      <text:p text:style-name="Standard">However, I reached neither the dance-floor nor even the ticket office.</text:p>
      <text:p text:style-name="Standard">In the central alley of the park, I was intercepted by a muscular stranger with a dark hair and horseshoe-shaped mustache in the style of VIA The Pesnyary.</text:p>
      <text:p text:style-name="Standard">He told that I did not know him, but he knew me because he was from KhAZ, where he worked with my brother...</text:p>
      <text:p text:style-name="Standard">I recollected as one time my brother Sasha admiringly mentioned some former border guard fond of demonstrating miracles of acrobatics at their workplace. Probably, that was him.</text:p>
      <text:p text:style-name="Standard">The stranger carefully held a white cellophane packet in his right hand, and he did not slap the nasty night mosquitoes, but instead, he blew them off from his biceps, with sharp puffs.</text:p>
      <text:p text:style-name="Standard">Just like me, an adept of non-resistance, or else that way he was trained for frontier patrols: make sure to avoid producing unnecessary sound waves betraying your location.</text:p>
      <text:p text:style-name="Standard"><text:soft-page-break/>Giving a slight shake to the white cellophane—to which it responded with a luring clandestine tinkle—he informed it was wine in there because he wisely procured it before the curfew. Would I keep him company?</text:p>
      <text:p text:style-name="Standard">The answer was in the affirmative.</text:p>
      <text:p text:style-name="Standard">It seemed strange to me though, when he began to address the trickles of youngsters flocking to the dance-floor with the same question – if they had a knife to open a bottle.</text:p>
      <text:p text:style-name="Standard">Everyone shook their heads and some even flinched, scared with the incongruity of the question with the general spirit of the concurrent times.</text:p>
      <text:p text:style-name="Standard">Maybe that was his personal form of protest against the Prohibition…</text:p>
      <text:p text:style-name="Standard">The knife was never found, but he somehow contrived to tear the plastic cork off, by application of a beam in the bench by which we stood in the alley.</text:p>
      <text:p text:style-name="Standard">He handed the bottle to me. I said it would be better for him to start it because of a certain flaw in my brake system.</text:p>
      <text:p text:style-name="Standard">"Never mind. I've got another in the bag," insisted he.</text:p>
      <text:p text:style-name="Standard">Well, I had warned anyway, ain't it? And I killed the 750 ml without a trace.</text:p>
      <text:p text:style-name="Standard">"Hmm, yes," said the companion thoughtfully. "I did not get it properly."</text:p>
      <text:p text:style-name="Standard">He uncorked the second bottle, but he did not give it to me though, just held in his hands, and when we sank onto the bench, he put it between us.</text:p>
      <text:p text:style-name="Standard">We began to probe each other on which of the philosophical themes to start a friendly conversation.</text:p>
      <text:p text:style-name="Standard">As a rule, after the second glass, you start to give out very smart things, getting astonished yourself by their unexpected wisdom.</text:p>
      <text:p text:style-name="Standard">In the end, of course, everything will converge into the eternal gash predicted by the truck crane driver, Ivan Kot, but why not to glitter your well-trained mind for a starter?</text:p>
      <text:p text:style-name="Standard">Alas, the envious bad stars forestalled any shining, or sparkling, or glittering...</text:p>
      <text:p text:style-name="Standard">Along the alley slowly and almost noiselessly rolled a van with inscription "militia" on the door. The car pulled up and two gentlemen in cockades jumped out of the cab.</text:p>
      <text:p text:style-name="Standard">My interlocutor, not waiting for any further development in the upcoming events, without delay threw himself over the bench and started down the side alley towards the dark building of the city council.</text:p>
      <text:p text:style-name="Standard">I didn’t even think to compete him in this track and field event and, with a bottleful freshly tanked into the hold, I could only admire how quickly he was leaving.</text:p>
      <text:p text:style-name="Standard">Moreover, those two bulls were already standing over me.</text:p>
      <text:p text:style-name="Standard">None of them followed him either, only the older one clattered his shoe heels against the asphalt, although staying in the same spot. His pretty fast step dancing he accompanied with a strange, possibly also Irish, air "oolyou-lyou!".</text:p>
      <text:p text:style-name="Standard">The border guard accelerated sharply and disappeared into the darkness.</text:p>
      <text:p text:style-name="Standard"><text:soft-page-break/>The militiaman dancer picked up the open, but still not started, bottle from the bench. He turned it upside down in his outstretched hand and held so with a sadistic and sad air, as the wine gurgled out to the ground.</text:p>
      <text:p text:style-name="Standard">"Come on," the second man said to me, nodding at the already open side door of the van...</text:p>
      <text:p text:style-name="Standard">I stuck my head inside. In the dim light of a tiny bulb in the ceiling, those caught before me sat along the blind sidewalls.</text:p>
      <text:p text:style-name="Standard">An elderly militia petty officer sat leaning his back against the partition from the cab, facing the public.</text:p>
      <text:p text:style-name="Standard">Admiring the impeccable finesse of my own movements, I ascended the interior. The door slammed shut behind me.</text:p>
      <text:p text:style-name="Standard">"Good evening!" amiably and indiscriminately greeted I all the present, and at once got a kick in my ass.</text:p>
      <text:p text:style-name="Standard">"The prick even 'good-evening' knows!" yelled the petty officer who hit me.</text:p>
      <text:p text:style-name="Standard">Falling on someone from the previous catch, I automatically exclaimed, "I beg your pardon!" And I looked back fearful of another kick.</text:p>
      <text:p text:style-name="Standard">But I saw that I was not going to get it for the "pardon", the officer was too lazy to get up.</text:p>
      <text:p text:style-name="Standard">They drove us not too far. It was the same courtyard where they once recorded the testimony of The Orpheuses on the disappearance of the accordion made in DDR, but now I was taken to another building.</text:p>
      <text:p text:style-name="Standard">At the desk in the corridor there sat a Captain of the militia. After a couple of questions to my fellow-travelers, he sent them to the cell.</text:p>
      <text:p text:style-name="Standard">Then he turned to me. Seeing that I answered his questions adequately and did not try to push for my rights or refute the report of the officers who delivered me, he asked where I worked.</text:p>
      <text:p text:style-name="Standard">Then he called somewhere to verify and after a very short talk as well as checking my proficiency at bending exercises, he finally ordered me to go home. "Straight home! Got it? Nowhere else!"</text:p>
      <text:p text:style-name="Standard">I went out of the gate. Why do they all order me?</text:p>
      <text:p text:style-name="Standard">Fuck them!</text:p>
      <text:p text:style-name="Standard">And I obstinately returned to the park and bought a ticket to the dance-floor.</text:p>
      <text:p text:style-name="Standard">To celebrate another stage in the anti-alcoholic campaign, the gate was guarded by a militia sergeant and two public order enforcers adorned with red armbands.</text:p>
      <text:p text:style-name="Standard">"Did you drink today?" demanded one of them.</text:p>
      <text:p text:style-name="Standard">"Never," said I, and proceeded to my bench under the fence to sit there until the end of dancing.</text:p>
      <text:p text:style-name="Standard">Which happened after a couple of numbers…</text:p>
      <text:p text:style-name="Standard">The notification of my detention reached SMP-615 a month or two later.</text:p>
      <text:p text:style-name="Standard">I already forgot about it when the new boss called me from the construction site and demanded to write an explanatory.</text:p>
      <text:p text:style-name="Standard"><text:soft-page-break/>He obviously decided to use the situation to full advantage, and in a week appointed a meeting of the trade-union committee to consider my personal case.</text:p>
      <text:p text:style-name="Standard">With the autumn cold setting in, I attended the meeting with my raincoat and hat on.</text:p>
      <text:p text:style-name="Standard">The new boss, in his jacket and tie, began to expound my transgressions.</text:p>
      <text:p text:style-name="Standard">The freshest of them, attested by the paper from the militia, was my violating directives of the party and government on a park bench. That's how I disgraced SMP-615 in the eyes of the public and authorities! How long to tolerate?!</text:p>
      <text:p text:style-name="Standard">However, I chose the position of an observer and to all rhetorical questions answered with a shrug of my left shoulder under the raincoat...</text:p>
      <text:p text:style-name="Standard">And my contemptible attitude to the management?! Look here – an explanatory written in verse!</text:p>
      <text:p text:style-name="Standard">From the stack of papers on the desk in front of him, the new boss picked one up and shook it in the air.</text:p>
      <text:p text:style-name="Standard">...wow! I did not know such a dossier had been accumulated on me…</text:p>
      <text:p text:style-name="Standard">And here's another sample! The reminder written by me to the trade-union committee: "Three months ago I applied for upgrading my bricklayer category.</text:p>
      <text:p text:style-name="Standard">However, till now the qualification commission of SMP-615 neither raise their eyebrow nor turn their horn."</text:p>
      <text:p text:style-name="Standard">The trade-union committee burst in laughter, the new boss, obedient to the herd instinct, also grunted though not understanding what was funny about it...</text:p>
      <text:p text:style-name="Standard">And it's simply dangerous to be next to me because I was putting an arm under the slab!.</text:p>
      <text:p text:style-name="Standard">And that’s a fact.</text:p>
      <text:p text:style-name="Standard">On that day there were four of us: the overseer Karenin, the carpenter Ivan, the crane operator Vitalya and I.</text:p>
      <text:p text:style-name="Standard">The sun was glaring upon the March snow of the construction site where we were starting a new apartment building.</text:p>
      <text:p text:style-name="Standard">The foundation blocks had been laid in the pit since autumn, and then, throughout the winter, Ivan was coming to the site to guard it from 8 to 5.</text:p>
      <text:p text:style-name="Standard">He came, turned on the heater in the trailer, and watched the white snowdrifts outside the window, or kept considering the pics of cute beauties from girlie magazines, glued by him on all the walls...</text:p>
      <text:p text:style-name="Standard">On that March day, he became my hand.</text:p>
      <text:p text:style-name="Standard">The task was simple – to lay four courses of bricks in the short wall of the future staircase-entrance and install a stump of a slab over the future doorway to the basement.</text:p>
      <text:p text:style-name="Standard">Standing on the trestle between the foundation blocks, I raised two short corners and started laying courses under the shoorka to finish the stump’s prop of a wall.</text:p>
      <text:p text:style-name="Standard">It was a half-hour task, no more, while to the working day end there remained an hour plus.</text:p>
      <text:p text:style-name="Standard">However, Vitalya, the crane operator, was impatient to climb down from his perch in the cab of his tower crane and play cards with Ivan till five. So he shouted from <text:soft-page-break/>above to the carpenter to hook the concrete slab stump intended for the installation.</text:p>
      <text:p text:style-name="Standard">The stump's one side would rest onto the blocks of the traverse wall, the other side would be supported by the readied corners of the unfinished wall. They'll lap it up! And the remaining gape between the corners would be filled sometime after, in the process of construction.</text:p>
      <text:p text:style-name="Standard">I tried to explain to Ivan, that now it was the most convenient moment for finishing the started wall. Later, to fill the gap left under the stump, the bricklayers would not have the trestle under their feet. Let him better bring the mortar and I'd finish it in fifteen minutes, working under such favorable conditions.</text:p>
      <text:p text:style-name="Standard">Yet, Vitalya for Ivan was closer than logic, so he went and hooked the stump as told.</text:p>
      <text:p text:style-name="Standard">The crane operator raised the load, turned the beam and rolled the tower crane along the rails, carrying the stump to me for insertion as he planned.</text:p>
      <text:p text:style-name="Standard">He yelled from his cab to quickly spread mortar on the corners of the unfinished wall otherwise he would drop it just as it was, on dry bricks – they'll lap it up!</text:p>
      <text:p text:style-name="Standard">Instead of mortar, I put my arm on a brick corner so that he did not fulfill his intention.</text:p>
      <text:p text:style-name="Standard">Vitalya poured hectic curses from his birdhouse in the height, rang the crane bell without interruption, and kept closing in on the arm, with the load.</text:p>
      <text:p text:style-name="Standard">In general, it was a frontal attack of two fighter planes against each other: he who yields was nothing but a snotty chicken.</text:p>
      <text:p text:style-name="Standard">When the concrete stump neared the arm to about a meter, overseer Karenin awoke from watching the breath-taking battle of two aces and yelled to Vitalya to take the load aside.</text:p>
      <text:p text:style-name="Standard">And there it hung while I finished the wall the way it was right.</text:p>
      <text:p text:style-name="Standard">Overseer Karenin stood on the blocks above my head and asked, "Why did you do it, Sehrguey? He's crazy enough to crush your arm. You'd be a cripple."</text:p>
      <text:p text:style-name="Standard">"Karenin, all my life is crushed. All that remained is just my work. I don't want them making a snot of it."</text:p>
      <text:p text:style-name="Standard">"Where?" asked Ivan standing on the other wall of blocks behind my head. "What's the talk about crushin'?"</text:p>
      <text:p text:style-name="Standard">"He means it was his written fate from birth," overseer Karenin explained to him.</text:p>
      <text:p text:style-name="Standard">I was finishing the last course of bricks, like, busy, but I could not let the erudite conversation go without me, "May his hand wither, to that writer!"</text:p>
      <text:p text:style-name="Standard">Karenin and Ivan got silent at once; the overseer somehow shrank and turned his eyes aside.</text:p>
      <text:p text:style-name="Standard">And it was that very moment, squinting my eyes in the rays of the sun descending to the horizon, and spreading mortar for insertion of the slab stump onto the finished wall, that I thought for the first time that the particulars of our lives were defined and occurring the way as we recount them in our later life.</text:p>
      <text:p text:style-name="Standard">And it doesn't matter to whom and whether in gossip or writing...</text:p>
      <text:p text:style-name="List_20_Paragraph"><text:soft-page-break/>(...it's scary!</text:p>
      <text:p text:style-name="List_20_Paragraph">It turns out that with that spontaneous curse I wished my own hand to wither away?!.</text:p>
      <text:p text:style-name="List_20_Paragraph">Why? It is so unfair!</text:p>
      <text:p text:style-name="List_20_Paragraph">..shut up!. Who are you to make complaints of unjust treatment?</text:p>
      <text:p text:style-name="List_20_Paragraph">How else could I show that cheeky puppeteer in his made in Germany sleeping bag that I’m not a servile marionette neither a tool to accomplish his drowsily scintillating blabber meant for reconstructing the past beyond his reach?</text:p>
      <text:p text:style-name="List_20_Paragraph">I’m not sure if you can get it though, the good news that at least I can follow myself.</text:p>
      <text:p text:style-name="List_20_Paragraph">However, I’d better shut up now for not to overstrain our brain.</text:p>
      <text:p text:style-name="List_20_Paragraph">Moreover, if not for this sleeping bag my story might very easily and more than once have ended in the nameless river at the Object...)</text:p>
      <text:p text:style-name="Standard">Ivan and I inserted the stump. Vitalya got down from the tower crane and still had time for playing cards with Ivan before we went to the road to meet and board on our Seagull.</text:p>
      <text:p text:style-name="Standard">I soon forgot the whole incident, however, the new boss did not omit to add it to the dossier…</text:p>
      <text:p text:style-name="Standard">"And you all know as well as I do, how often they nab him to the psychiatric hospital... Besides, he is a chronic violator of labor discipline. Three occurrences of absenteeism in only one year! That's why I propose to fire him for systematic absenteeism."</text:p>
      <text:p text:style-name="Standard">That's right – two days to Moscow after the modal train for Andrey, and one day to the publishing house "Dnipro" in Kiev...</text:p>
      <text:p text:style-name="Standard">At the time of each of my violations, I fully realized that it was an act of absenteeism.</text:p>
      <text:p text:style-name="Standard">However, it was normal for a worker at SMP-615 to have a week of absenteeism, and a couple of champions had accrued up to twenty days, which fact I considered a guarantee of permissibility to skip three days, the grosser violators would serve a cover for my ass.</text:p>
      <text:p text:style-name="Standard">No go! The integrity of the labor discipline couldn't be bribed with a smartie's calculations!</text:p>
      <text:p text:style-name="Standard">And now, after five consequential records in my workbook marking the gratitude and appreciation of my labor achievements, on October 18, 1985, the head of personnel department of SMP-615, A. Petukhov, with that same handwriting wrote that I had been fired on the strength of Article 40, for absenteeism without satisfactory excuse.</text:p>
      <text:p text:style-name="Standard">The participants in the meeting of the trade-union committee unanimously raised their hands in favor of the measure proposed by the new boss.</text:p>
      <text:p text:style-name="Standard">Afterward, some of them commented that such a result was exclusively my blunder, I should have stood up, and, with the hat in my hand, humbly ask for mercy and then they would forgive me…</text:p>
      <text:p text:style-name="Standard">Why did I keep to the role of a monitor to the end and did not make a speech in self-defense, pointing out the absenteeism of others, quite a few, and did not express my bitter regret for my wrong-doings?</text:p>
      <text:p text:style-name="Standard">I simply was fed up. The time had come to look for other grounds for the application of my experimentalism.</text:p>
      <text:p text:style-name="Standard"><text:soft-page-break/>Not because of so was my plan, though. As always, I remained just a tool, an operation-end man executing his orders. The time and Experimentalism were the decision-making bodies...</text:p>
      <text:p text:style-name="Standard">Besides, another 100-apartment block was finished in summer. A bricklayer from our team, named Nina, a fat woman with a hairy birthmark on her cheek, got an apartment in it.</text:p>
      <text:p text:style-name="Standard">She entered SMP-615 a couple of months before the commissioning of the apartment block and, having received an apartment, quit the organization.</text:p>
      <text:p text:style-name="Standard">I went to the personnel department and asked Petukhov about my progress in the queue for improving my housing conditions.</text:p>
      <text:p text:style-name="Standard">He answered I was number 35 in it.</text:p>
      <text:p text:style-name="Standard">That's ridiculous! Six years before, I was 24th in the line!</text:p>
      <text:p text:style-name="Standard">He replied with calligraphic roundness: since those times three bosses replaced each other, and he was not around when I got a job at SMP-615, so now my place in the list was thirty-fifth and no other data to refer to…</text:p>
      <text:p text:style-name="Standard">Fare thee well, my beloved construction train! Farewell, our team!</text:p>
      <text:p text:style-name="Standard">I won't set on fire our trailer, even though my guitar, brought for celebrating Grinya's birthday, the next morning was not there…</text:p>
      <text:p text:style-name="Standard">When the last entry in the workbook ran "on strength of Article", you became a sort of blacklisted – no organization had a job for you.</text:p>
      <text:p text:style-name="Standard">However, in Konotop there was an enterprise not so much afraid of the outcasts, "Rags" was the name of the brave company, aka recycling factory.</text:p>
      <text:p text:style-name="Standard">On the strength of my basic specialty, they gave me the job of a workman at the overhauling unit.</text:p>
      <text:p text:style-name="Standard">The overhaul consisted of three workmen, but we did not do any major repair, neither any repair at all for that matter.</text:p>
      <text:p text:style-name="Standard">We sat in the room, idling the time and occasionally went out into the yard of the factory with stacks of modern recycling equipment brought there a year, maybe two, before and protected from the weather vagaries with a giant cover of black roofing felt, because the building for the equipment had not been finished yet.</text:p>
      <text:p text:style-name="Standard">The factory itself huddled in a pair of barrack-like structures – the offspring from the era of the first five-year plans – plus a couple of tall arched hangars from corrugated white tin, and several various huts and sheds leaning against the wall around the factory grounds.</text:p>
      <text:p text:style-name="Standard">But at the very beginning of my overhaul career, I was not bored with all that bleakness, because they sent me on a business trip to the city of Kiev...</text:p>
      <text:p text:style-name="Standard">The then Secretary of the Central Committee of the Communist Party of the Ukraine Soviet Socialist Republic, Comrade Scherbitsky, was going to visit the Kiev Recycling Factory to share his valuable instructions on the development of so important a branch in the national economy.</text:p>
      <text:p text:style-name="Standard">As a result, the recycling factories from all over the Soviet Socialist Republic of Ukraine started sending their workmen to Kiev to spit and polish the metropolitan recycling factory in preparations for the high-ranking visit.</text:p>
      <text:p text:style-name="Standard"><text:soft-page-break/>When I arrived to make my contribution, the metal structures in the shop floors of the factory had been paint-coated for the fourth time, and the factory yard covered with the third layer of asphalt…</text:p>
      <text:p text:style-name="Standard">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and they were condemned to inevitably perish after the pompous visit...</text:p>
      <text:p text:style-name="Standard">Before leaving for the business trip, I went to the Konotop Department Store to buy a sports-bag for keeping personal necessities.</text:p>
      <text:p text:style-name="Standard">As it turned out, there was a fit of shortage for such bags and I had to buy a smaller, though practical, one instead, however, if you looked closely, it was, after all, a female goods item. Might have I <text:s/>been a pervert after all?.</text:p>
      <text:p text:style-name="Standard">For the stay in Kiev, I was billeted at a boarding house near the "Pipe", on the very bank of the Dnieper river.</text:p>
      <text:p text:style-name="Standard">Before the war, there was a plan to cross the Dnieper at that place by a metro line. They even managed to build a stop from the reinforced concrete, which looked like a giant pipe indeed, with the diameter as tall as a two-story house.</text:p>
      <text:p text:style-name="Standard">Later, the circumstances and plans were changed and the "Pipe" got covered with all sorts of "here were Osya and Kisa" and the like historical stamps.</text:p>
      <text:p text:style-name="Standard">The boarding house was a long one-story wooden structure with pencil-box rooms, like in the hostels, only the windows were wider.</text:p>
      <text:p text:style-name="Standard">In the mornings I went out on the sandy bank of the mighty stream to do exercises among the willow bushes.</text:p>
      <text:p text:style-name="Standard">To watch the Dnieper from so a-near was not like taking looks from a local train flying over along the bridge. The oceanic mass of the water rolling by was simply stunning.</text:p>
      <text:p text:style-name="Standard">...and so for millennia without a stop...</text:p>
      <text:p text:style-name="Standard">...three, four, bend left, bend right…</text:p>
      <text:p text:style-name="Standard">In the room, besides me, lived a blond from Southern Ukraine with a graphical story of how he was stabbed on the beach.</text:p>
      <text:p text:style-name="Standard">The homie bros from the same neighborhood jabbed a knife in his stomach and he fell on his back.</text:p>
      <text:p text:style-name="Standard">And then the precinct approached.</text:p>
      <text:p text:style-name="Standard">The guys pretended playing cards, and they threw an open newspaper over the knife handle sticking up from his stomach.</text:p>
      <text:p text:style-name="Standard">The militiaman started asking about something, and the blond lay and looked, and couldn't say a word, and flies were landing and racing upon the newspaper.</text:p>
      <text:p text:style-name="Standard">The guys, naturally, "Nah, we know nothing."</text:p>
      <text:p text:style-name="Standard">When the precinct left they called an ambulance because he had not knocked on them…</text:p>
      <text:p text:style-name="Standard"><text:soft-page-break/>There was almost no renovation work left to be done at the factory, and the business trippers were just sitting in the Red Corner room, where the young and bearded artist, a local geezer, wrote out the letters of one and the same slogan, day after day, on one and the same long strip of red fabric spread over along a very long table, or gossiping with his friends, also Kievers, who knew ways of getting in for a visit through the guarded check-entrance.</text:p>
      <text:p text:style-name="Standard">We changed clothes right there, into spetzovkas given out by the factory, and hung our rigs onto the chair backs. The shower was working round the clock, around the corner down the corridor – some halcyon days in full swing.</text:p>
      <text:p text:style-name="Standard">My fellow-business-trippers were amazed at my talent of sitting in the same position and never strolling around Red Corner, nor partaking in the mutual idle gossip but only listening and watching in a modest, still, and silent way…</text:p>
      <text:p text:style-name="Standard">After another of working days, I returned to the boarding house and got it that the blond was through his business trip and went home because only my bed remained in the room, and my perverted bag was unzipped and wide open, with my last ten rubles missing from it.</text:p>
      <text:p text:style-name="Standard">And there still remained one week to survive on my business trip.</text:p>
      <text:p text:style-name="Standard">The next morning, it was Saturday, I went out in search of food.</text:p>
      <text:p text:style-name="Standard">I did not make any definite plans, but simply walked towards the distant bridge across the Dnieper. Then I walked along that bridge supported with a multitude of steel cables from pylons and almost free of traffic.</text:p>
      <text:p text:style-name="Standard">On the opposite riverbank, in the field to the right, towered several apartment blocks – the embryo of Troyeschina neighborhood, but I passed by and on, towards the faraway forest.</text:p>
      <text:p text:style-name="Standard">The road went through the village of Poghrebby and entered the forest where I started looking for mushrooms.</text:p>
      <text:p text:style-name="Standard">I came across of just two species, both unfamiliar. Their gills looked alike, but those with pointed caps turned out too bitter, so I had to eat the other sort, with concave caps. The hunger slackened and I went back.</text:p>
      <text:p text:style-name="Standard">In the field between the village and the distant tower blocks, I hit the mother lode. There was a scattering of potatoes on the roadside.</text:p>
      <text:p text:style-name="Standard">Probably, the truck was loaded with potatoes piling above the sides, and on the way, the surplus poured over when the truck dodged an oncoming vehicle.</text:p>
      <text:p text:style-name="Standard">I stuffed my pockets with potatoes, and on Sunday came to the same spot with the obviously female bag.</text:p>
      <text:p text:style-name="Standard">In the boarding house, at the very end of the corridor, there was a kitchen with a gas stove and a large common pan. Without peeling the potatoes I boiled a quantity for a few days of consumption.</text:p>
      <text:p text:style-name="Standard">But before it, while I was coming back to Kiev over the bridge hanging on its steel cables, I understood what namely prevented me from living a normal life, it was because of my poetry. Everyone else was living like all the other people, because they did not write poetry, and if I gave it up, then everything would, probably, get to rights…</text:p>
      <text:p text:style-name="Standard"><text:soft-page-break/>It's easy to say "it's time to give up", but how? To burn the pocket notebook which the blond generously left in my bag? An overly trivial tack.</text:p>
      <text:p text:style-name="Standard">So I decided to make a collection of poems and put an end to all that. Such was the plan.</text:p>
      <text:p text:style-name="Standard">On Monday, I visited the ante-room of the personnel department and asked the secretary-typist for 32 blank sheets of paper. Exactly the volume of "Manifesto of the Communist Party" by Karl Marx, but just as many pages were needed for all the poems plus the preface.</text:p>
      <text:p text:style-name="Standard">Apart from that, she gave me two uncut sheets, which she couldn't use because of that defect. Yet, the defective double sheet turned a perfect folder for the rest.</text:p>
      <text:p text:style-name="Standard">Returning to the Red Corner room, I asked the artist to make a cover from that folder for the collection of poems titled "Just so?"</text:p>
      <text:p text:style-name="Standard">In the evening at the boarding house, I copied the preface and the poems to the sheets of paper with almost typeset handwriting.</text:p>
      <text:p text:style-name="Standard">The following morning at the factory, the artist showed the cover he created – the name of the author and the title against a background of abstract-style beige waves. Then he scratched the back of his head and confessed, that starting the creation he was somewhat tired and emotional, for which reason the author’s name, as well as the collection title, were drawn on the back, instead of the front, cover.</text:p>
      <text:p text:style-name="Standard">Abnormal double sheets were not an everyday find, so I had no other option but to paginate the collection in Arabic style – from the back cover to the front…</text:p>
      <text:p text:style-name="Standard">It's very convenient to live in the same city with a publishing house, with your work finished at five, you have plenty of time to visit them without any absenteeism...</text:p>
      <text:p text:style-name="Standard">The office where some time ago a young man directed me to the specialist on Maugham was already shared by a couple of workers – another young man and a young woman.</text:p>
      <text:p text:style-name="Standard">I asked where they were handing poetry in.</text:p>
      <text:p text:style-name="Standard">They were delighted to send me to the first office room around the left corner in the corridor.</text:p>
      <text:p text:style-name="Standard">In that office, on gently breaking the news of delivery a collection of poetry, I heard the familiar question, "Who sent you?"</text:p>
      <text:p text:style-name="Standard">"Ah! Yes, sure! I was sent from the neighboring office, just around the corner. D'you know them?"</text:p>
      <text:p text:style-name="Standard">That served a sufficient recommendation for the collection to change hands.</text:p>
      <text:p text:style-name="Standard">I left the publishing house both grieving and laughing.</text:p>
      <text:p text:style-name="Standard">Grieving?</text:p>
      <text:p text:style-name="Standard">I rejected my own offsprings, made them a bunch of doorbell babies, pledging to keep sterile infertility from that moment on and forever.</text:p>
      <text:p text:style-name="Standard">Laughing?</text:p>
      <text:p text:style-name="Standard">I was free!</text:p>
      <text:p text:style-name="List_20_Paragraph">(...starting a poem you are doomed to bondage.</text:p>
      <text:p text:style-name="List_20_Paragraph"><text:soft-page-break/>You strain yourself and plow like a slave until the moment you can step aside and say "well, yes, it's, like, rather-more-or-less, sort of, enough, I can't do better anyway..." ...)</text:p>
      <text:p text:style-name="Standard">Even louder I laughed at the poetry receiver because there was no return address with the collection, only the fictitious name of the author: "Klim Solokha".</text:p>
      <text:p text:style-name="Standard">Stuff your pipe with it and smoke, <text:span text:style-name="T2">salaga</text:span>!</text:p>
      <text:p text:style-name="Quote">"...service done!."</text:p>
      <text:p text:style-name="Standard">"What was their reaction?" asked the artist-designer.</text:p>
      <text:p text:style-name="Standard">"A standing ovation."</text:p>
      <text:p text:style-name="Standard">The supply of foraged potatoes could see me till the end of the week, however, just potatoes somehow did not satiate, even if sprinkled with salt found in the common kitchen.</text:p>
      <text:p text:style-name="Standard">The artist noticed when in the Red Corner room I lifted a dried bread roll, forgotten by someone on a windowsill, and ate it, hiding in my fist.</text:p>
      <text:p text:style-name="Standard">He reported the happening to the head of the personnel department.</text:p>
      <text:p text:style-name="Standard">The grumpy head, wearing the mask of eternal disdain on his face, came to Red Corner, already empty of the business trippers of whom I was the last, and demanded my reasons for so strange an action.</text:p>
      <text:p text:style-name="Standard">The money was lost from my bag.</text:p>
      <text:p text:style-name="Standard">Stolen? Who?</text:p>
      <text:p text:style-name="Standard">I knew nothing. There had been ten rubles which were there no more.</text:p>
      <text:p text:style-name="Standard">He gave a displeased itch to his face and went out.</text:p>
      <text:p text:style-name="Standard">Soon, they called me to his office and he said that he would stamp my business trip papers as completed (there remained still three more days) but I had to perform an urgent work: a KAMAZ truck dumped a heap of sand in a wrong place in the yard, the sand had to be moved but a bulldozer would hack the fresh asphalt with its caterpillars.</text:p>
      <text:p text:style-name="Standard">It took me two or three hours to shovel the sand to hide it behind the too small pots with the doomed fir tree babies.</text:p>
      <text:p text:style-name="Standard">I was paid ten rubles for the job, which I immediately received from the cashier in the accountancy office.</text:p>
      <text:p text:style-name="Standard">The local train ticket to Konotop was four rubles plus. So I went to a grocery store, bought a bottle of vodka, transparent as a tear of separation, something there for a snack, and returned to the Red Corner room.</text:p>
      <text:p text:style-name="Standard">Together with the artist, we drank that vodka for the success of the collection of poetry which pages had to be turned backward…</text:p>
      <text:p text:style-name="Standard">The overhaul at the Konotop recycle factory was headed by Yura, one of the three workmen at the unit.</text:p>
      <text:p text:style-name="Standard">He loved to laugh and did it ably, exposing the fixture of white metal on his fang. In the white-and-black films they usually portrayed Komsomol leaders looking like him, and only the fix did not fit into the image.</text:p>
      <text:p text:style-name="Standard"><text:soft-page-break/>The second overhauler was Arsen, cross-eyed, but not too much so. He put on the airs of a dignified aqsaqal, despite his young age. The reason for his pride with himself was that his son had reached the age of two years already.</text:p>
      <text:p text:style-name="Standard">Arsen and I quite hit it off, but Yura kept trying hard to crush me, most likely, because of his disgust at my higher education.</text:p>
      <text:p text:style-name="Standard">I did not tell anyone about the fact, but those four years were recorded in my workbook now kept in the personnel department of the factory, and Yura spent lots of time in the administration barracks, readily laughing along with everyone there.</text:p>
      <text:p text:style-name="Standard">The main impediment to establishing friendly relations between us two were my quotations and sharing news from <text:span text:style-name="T2">Morning Star </text:span>.</text:p>
      <text:p text:style-name="Standard">Arsen, for his part, tried to pacify our skirmishes.</text:p>
      <text:p text:style-name="Standard">Once in a conversation with Arsen, I cited certain lines from the work of Karl Marx On the Origin of the Family, Private Property and the State</text:p>
      <text:p text:style-name="List_20_Paragraph">(...generally speaking, Frederick Engels is considered to be the author of that work, however, Fritz printed it after Karl had already passed away, giving his bosom friend the opportunity to rummage through his archives and unpublished works in progress.</text:p>
      <text:p text:style-name="List_20_Paragraph">Probably, Engels, like the blond from Southern Ukraine considered himself entitled to expropriate belongings of the absent.</text:p>
      <text:p text:style-name="List_20_Paragraph">After all, he had supported Karl and his wife all their lives with the money of his father, also Fritz...)</text:p>
      <text:p text:style-name="Standard">I did not expose all those details to Arsen, confining to a short quotation from the work itself.</text:p>
      <text:p text:style-name="Standard">Yura was around and suddenly snapped in with the demand that I would never dare start provocative talks like this in his presence because he was a communist and knew where to give a phone call on statements of that kind.</text:p>
      <text:p text:style-name="Standard">For the first time in our clashes, the last word remained by him. He dumbfounded me with his threat to halloo the KGB at the founders of Marxism-Leninism. And that's no fun, they would gladly run them down, for all I know...</text:p>
      <text:p text:style-name="Standard">Another time, I was depicting to Arsen the Wagner's ballet about Scottish witches which I attended during the business trip to Kiev.</text:p>
      <text:p text:style-name="Standard">Dancing a solo dance, one of the witches stumbled and with a wooden knock fell flat onto the stage floor.</text:p>
      <text:p text:style-name="Standard">"Ha-ha-ha!" cheerfully reacted Yura, who again happened in the overhaul room.</text:p>
      <text:p text:style-name="Standard">"And imagine, Arsen, in the whole hall there was not a single jerk to laugh at her. She got up and danced on, showed her high mettle, in short."</text:p>
      <text:p text:style-name="Standard">And Yura also showed that it was not in vain that he kept visiting the administration. I was transferred to the factory’s production section, to the post of a presser…</text:p>
      <text:p text:style-name="Standard">What, actually, was Rags? It served a place where railway cars were bringing scrap sorted at rubbish dumps. Worn and discarded clothing for the most part, as well as waste paper.</text:p>
      <text:p text:style-name="Standard">Women from the nearby village of Popovka dissected the tatters with the howling disks of their machine tools and sorted the rugs again into soft mounds on the floor <text:soft-page-break/>of the passage – cotton tatters, knitted rags, artificial fur collars from winter coats, etc.</text:p>
      <text:p text:style-name="Standard">Day after day they stood in front of their machine tools in dusty spetzovka coats with dangling clusters of safety pins on their chest, which they detected and pulled out from fabrics so that the steely trifles did not damage the disc. Such grapes of pins made them evil-eye-proof indeed...</text:p>
      <text:p text:style-name="Standard">Two loaders approached those rag mounds with a deep box on long poles, like a sedan chair. Their faces were wrapped with bandannas, in bank robbers style, so as not to inhale the dense clouds of dust hanging around the machine tools.</text:p>
      <text:p text:style-name="Standard">They piled rags into their box and carried to the neighboring pressing section, pacing in a precipitated half-trot. That jogging gait was dictated by the weight of the load.</text:p>
      <text:p text:style-name="List_20_Paragraph">(...once or twice I replaced someone of the missing loaders but was not able to do more than a couple of goes.</text:p>
      <text:p text:style-name="List_20_Paragraph">"Sehryoga! You must be relaxed when carrying. Relax!"</text:p>
      <text:p text:style-name="List_20_Paragraph">Yet even with those instructions, I could not reach relaxation tensely gripping at the long pole-handles that with each step slipped more and more out of my strained hands...)</text:p>
      <text:p text:style-name="Standard">The press was also a box but it had a door and no poles because it stood on the floor anchored in its place.</text:p>
      <text:p text:style-name="Standard">With the door open, first of all, you needed to put over the box bottom two thin and narrow metal strips, aka shinka, leaving their ends out of the box.</text:p>
      <text:p text:style-name="Standard">Then you had to drape the box from inside with a couple of throwaway burlap sacks and lock the door with a hook outside.</text:p>
      <text:p text:style-name="Standard">After stuffing the box with the trash brought by the loaders, you hit one of the three buttons on the press side. The electric motor on the press frame started to creak and howl, and crept down the shaft, pushing the press shield, on which it was fixed, also down.</text:p>
      <text:p text:style-name="Standard">The shield pressed the trash towards the bottom as deep as it could. When the pitch of the motor howling rose to whine, it meant the motor had done all it could and had no power to squeeze any firmer.</text:p>
      <text:p text:style-name="Standard">At that point, you hit the "stop" button and then the button "up". The shield with the motor started the reverse creeping, up the shaft.</text:p>
      <text:p text:style-name="Standard">Those ups and downs, the press executed really slowly.</text:p>
      <text:p text:style-name="Standard">Now you filled the space produced in the box by the shield's traveling, with additional armfuls of trash because the readied bale should weigh about 60 kg.</text:p>
      <text:p text:style-name="Standard">After the third going down, the shield was stopped to keep all that in place while you tied tightly the ends of shinka over the produced, roughly cubic, bale. There remained only to send the shield up and roll the readied bale out of the box. The farther away you rolled it over the floor the better so that it wouldn’t be in the way of the bales to follow.</text:p>
      <text:p text:style-name="Standard">When about the press, there accumulated a flock of bales, Misha the loader came with a two-wheel barrow.</text:p>
      <text:p text:style-name="Standard"><text:soft-page-break/>He shoved the bottom shelf of the barrow under the bale and yanked the handles toward himself. The bale lay upon the handles, supported with the shelf from behind, and Misha dragged the barrow to the exit from the pressing section.</text:p>
      <text:p text:style-name="Standard">Near the exit gate, there stood the booth of Valya the weigher, with a large luggage scales next to it.</text:p>
      <text:p text:style-name="Standard">Misha toppled the bale onto the scales and, having dipped a short stick into a tin can with paint, wrote on the burlap wrapping of the bale figures of its weight, which Valya yelled to him through the glass of her booth because Misha was old and half deaf.</text:p>
      <text:p text:style-name="Standard">Then he dumped the bale from the scales, heaved it onto his two-wheel barrow again, and rolled it out of the pressing section into the open air, and there along the path of crippled concrete into the hangar for the finished product…</text:p>
      <text:p text:style-name="Standard">When an empty railway freight car came to the dead-end track by the hangar, the team of hangar loaders stacked the bales into the car and it was driven away, no matter where, probably, to some factories for further processing of recyclables.</text:p>
      <text:p text:style-name="Standard">In the pressing section, there was only one window crusted with the dust accumulated there from the period of the First Five-Year Plan.</text:p>
      <text:p text:style-name="Standard">The illumination was served by yellowish dim bulbs, one over each of the four presses.</text:p>
      <text:p text:style-name="Standard">True, one of them did not work, but for the two workers in the section, the remaining three were enough.</text:p>
      <text:p text:style-name="Standard">The production norm for a presser was thirty-two bales per shift.</text:p>
      <text:p text:style-name="Standard">I hardly turned them out during the working day, while the other presser, another Misha, who lived with Valya the bale weigher, would have finished the norm ahead of time and left, whistling haphazard airs.</text:p>
      <text:p text:style-name="Standard">He was more experienced presser and did not put excessive quantities of rags into the press box, while my bales showed abnormal overweight.</text:p>
      <text:p text:style-name="Standard">Loader Misha would shake his deaf head disapprovingly, scribbling with the dipped stick "78" or "83" on the bales of my production.</text:p>
      <text:p text:style-name="Standard">Then he, with a grunt, heaved the bale on the barrow and dragged it out, because he was a strong old man.</text:p>
      <text:p text:style-name="Standard">He was silent by nature and did not reprove me.</text:p>
      <text:p text:style-name="Standard">I felt guilty, but all the same, I could not catch the hang of guessing the weight of the rags stuffed into the press box…</text:p>
      <text:p text:style-name="Standard">Apart from the midday break, there were two more half-hour breaks, just for having rest. We spent them in the common large room with lockers along with two of its walls.</text:p>
      <text:p text:style-name="Standard">In the wall opposite the door, there were two windows large enough to make the room light because the dust covering them was not overly ancient.</text:p>
      <text:p text:style-name="Standard">Four square tables with white-plastic-covered tops were put in a row under the windows, forming one common table for the midday meal, with long plank benches along its sides.</text:p>
      <text:p text:style-name="Standard"><text:soft-page-break/>That was the locker room of pressers and loaders who changed their clothes there. However, in the midday break, the Popovka women also came there because in theirs there was not a table to have a meal at.</text:p>
      <text:p text:style-name="Standard">I did not have havvage there. For the midday meal, I traveled to the canteen of the "Motordetail" plant.</text:p>
      <text:p text:style-name="Standard">Crossing the railway track, I went over the field and took the turn into the forest belt to follow the trail there to the terminal of streetcar 1, opposite the plant check-entrance. The whole journey took fifteen minutes.</text:p>
      <text:p text:style-name="Standard">It was a very modern plant, and through the glass walls of the canteen on the second floor, there opened the view on the field from where I was coming. And there were no problems at the check-entrance, anyone in a spetzovka was considered a workman at the plant.</text:p>
      <text:p text:style-name="Standard">The havvage portions at the canteen were small but cheap, and for a couple of hours after you did not feel hungry.</text:p>
      <text:p text:style-name="Standard">Sometimes, the bale weigher Valya ordered to bring her a custard cake from the canteen.</text:p>
      <text:p text:style-name="Standard">On the way back, crossing the railway track in front of freight trains locomotives that were waiting for "the green" to enter Konotop station, I tried to bribe the locomotives with the cake wrapped in a piece of paper.</text:p>
      <text:p text:style-name="Standard">They had such good-natured faces with beards in red paint coat, like the image on the sail of the Kon-Tiki raft. But they remained incorruptible.</text:p>
      <text:p text:style-name="Standard">“Well, as you please, then!" and I was taking the cake to the bale weigher Valya…</text:p>
      <text:p text:style-name="Standard">And the half-hour breaks, were for gossip and playing "goat" with dominoes.</text:p>
      <text:p text:style-name="Standard">Besides the mujiks, the breaks were also attended by the bale weigher Valya, and a couple of younger women from Popovka, and sometimes the technologist Valya came as well.</text:p>
      <text:p text:style-name="Standard">She was an able-bodied woman, sufficient to fill impulsive poetic dreams, but I had already kicked off those things.</text:p>
      <text:p text:style-name="Standard">There were four loaders in the locker room of whom only old Misha kept silent all the time and never chip in, and even "goat" he played very rarely.</text:p>
      <text:p text:style-name="Standard">Loader Volodya Kaverin with a narrow reddish mustache trickling down to his chin, was, on the contrary, loud and passionate, but loader Sasha with a dark toothbrush mustache restrained his partner's impulses.</text:p>
      <text:p text:style-name="Standard">He was tall, calm, reliable and—what a small place the world is!—the husband of that very Valya from the typist pool who had typed the collection of short stories by Maugham in Ukrainian.</text:p>
      <text:p text:style-name="Standard">The fourth loader, Vanya, was chubby and he shaved all of his round face.</text:p>
      <text:p text:style-name="Standard">He sometimes threatened to smash my fucking mug for some of my remarks, but I doubted it – you could see from his face that he was a kind man.</text:p>
      <text:p text:style-name="Standard">Besides, he was a real, first-class woman-hater and, holding the dominoes bones in his palm used to declare all of them to be bitches.</text:p>
      <text:p text:style-name="Standard"><text:soft-page-break/>"I'm on top of her, pumping, digging, doing my level best and she just lays with her eyes into the ceiling, 'Oy, Vanya! there's so much cobweb in the corner!', well, ain't they bitches after that?!"</text:p>
      <text:p text:style-name="Standard">Even a saint wouldn't hold himself back from adding a word: "Poor boy!" says I, "such a humiliation leaves no choice but become gay indeed."</text:p>
      <text:p text:style-name="Standard">And the misogynist as always began fiddling his score about breaking my fucking mug.</text:p>
      <text:p text:style-name="Standard">However, chances to see his threat fulfilled were too slim, the knitted brows in Vanya's round face couldn't hide away his heart of gold…</text:p>
      <text:p text:style-name="Standard">At the end of winter, the factory workers traditionally went on a three-day excursion to Moscow. Not all, of course, only those who wanted to.</text:p>
      <text:p text:style-name="Standard">Technologist Valya asked me if I wanted. I had to admit that I hardly had enough money to live until the payday.</text:p>
      <text:p text:style-name="Standard">"Don't talk nonsense," she said, "the trade-union pay for food and accommodation. You can go there with just three rubles."</text:p>
      <text:p text:style-name="Standard">That was a challenge to the Experimentalist. I signed up for the tour and prepared a three rubles bill…</text:p>
      <text:p text:style-name="Standard">We arrived in Moscow in the evening.</text:p>
      <text:p text:style-name="Standard">The small column of the tourists was headed by Yura who led through the immense railway station to the square, it was not his first year in those tours. I was the file closer keeping my hands in the empty pockets of the demi-saison camel coat.</text:p>
      <text:p text:style-name="Standard">A bus was already waiting for us before the station to take to the Red Square.</text:p>
      <text:p text:style-name="Standard">Arriving there, the bus stopped, and all the tourists went out to pass by the mummy of Lenin in the Mausoleum. There only remained the bus driver, the guide Olya and I.</text:p>
      <text:p text:style-name="Standard">"Are not you going?" asked Olya.</text:p>
      <text:p text:style-name="Standard">"I disgust the dead."</text:p>
      <text:p text:style-name="Standard">The driver slightly turned from the steering wheel to look back.</text:p>
      <text:p text:style-name="Standard">Obviously, to the Red Square arrived more buses with the excursionists from different other places of our vast Motherland, because the driver opened the door and three more guide girls climbed up inside.</text:p>
      <text:p text:style-name="Standard">They knew each other and in brisk shoptalk were discussing the internal affairs of their tour operating organization and anything else...</text:p>
      <text:p text:style-name="Standard">Their sacred tribute paid, the excursionist came back from the frosty snow-clad Red Square, filling the bus with animated whoops and stomps of their footwear soles against the entrance steps, elatedly rubbing and slapping the shoulders of their coats and pea-jackets...</text:p>
      <text:p text:style-name="Standard">We were taken to the Veh-Deh-eN-Kha area, to a hotel built in the late fifties for the participants of the World-Festival of Youth and Students.</text:p>
      <text:p text:style-name="Standard">The guide Olya specified details of further cooperation: on the morning of the third day the bus would take us to the railway station because we were more interested <text:soft-page-break/>in combing through all kinds of stores than in "look-to-the-right, look-to-the-left", wasn't it so?</text:p>
      <text:p text:style-name="Standard">Everyone joined in the chorus chanting that, yes, it was so…</text:p>
      <text:p text:style-name="Standard">Our havvage was served by a canteen located in a separate building and paid for with stamped paper slips of the coupons distributed among the excursionists.</text:p>
      <text:p text:style-name="Standard">One of the canteen employees recommended me not to leave my camel coat on the hanger by the entrance door to the hall.</text:p>
      <text:p text:style-name="Standard">"But eating with the coat off is more convenient."</text:p>
      <text:p text:style-name="Standard">"Look, Vera!" she yelled to another worker in the canteen kitchen. "There's one more guest from Communism!"</text:p>
      <text:p text:style-name="Standard">Since I was not interested in shopping of any kind, I mostly walked around the area, had a ride on a trolley bus to its terminal, and even found a newsstand with <text:span text:style-name="T2">Morning Star </text:span><text:s/>on sale.</text:p>
      <text:p text:style-name="Standard">In Konotop, because of the explosive situation in Poland, that newspaper was often missing even from the news stall at the station. Probably, the editors in England were covering Polish events incorrectly.</text:p>
      <text:p text:style-name="Standard">Three rubles was not a sum to live in a grand style, but I still watched a historical action movie starring Karachentsev.</text:p>
      <text:p text:style-name="List_20_Paragraph">(...the ours, in general, can make fifteen minutes of a movie quite watchable, but the rest may have been safely skipped...)</text:p>
      <text:p text:style-name="Standard">To the hotel "Polyarny" I went by the grandiose Moscow subway, aka metro.</text:p>
      <text:p text:style-name="Standard">Since it was the daytime, the restaurant guests were some kind of excursionists, because they all were sitting side by side in a row along the table assembled from smaller ones, and ate their havvage with their fur coats and overcoats on.</text:p>
      <text:p text:style-name="Standard">I asked a man in the waiter’s uniform jacket to call Nikolay the waiter, but he only shrugged his shoulders.</text:p>
      <text:p text:style-name="Standard">Then I demanded the head waiter; a tall woman came out in the same uniform jacket.</text:p>
      <text:p text:style-name="Standard">"A year ago dining at your restaurant, I was one ruble short and promised the waiter to make up later. His name was Nikolay, he had a clever round face. Pass it to him, please."</text:p>
      <text:p text:style-name="Standard">And I handed her a ruble banknote; she silently accepted it…</text:p>
      <text:p text:style-name="Standard">Besides, I found another place to pass the time for free – the Central Library after the name of V. I. Lenin.</text:p>
      <text:p text:style-name="Standard">They gave a ticket there without any money if you had your passport on you…</text:p>
      <text:p text:style-name="Standard">That's a really grand place that Central Library after Lenin, yes, indeed, some crossbred of a theater and a metro station; in short, the temple for book-worshipers.</text:p>
      <text:p text:style-name="Standard">Even the door was as tall as a church gate, and bore the inscription on its handle: "pull". And so I did.</text:p>
      <text:p text:style-name="Standard">And behind the door, there was the vestibule with a porthole in the blind wall, where they gave a free ticket if you had the passport, and then another door to the hall so very awesomely spacey.</text:p>
      <text:p text:style-name="Standard"><text:soft-page-break/>It turned out to be the cloakroom, yet adorned with white columns, and at the far end of the hall, there were the stairs of milky white marble.</text:p>
      <text:p text:style-name="Standard">And all around the hall swarmed the friendship of peoples from the whole planet in full swing – all kinds of Burmese and Senegalese, yet the Whites also flashed through.</text:p>
      <text:p text:style-name="Standard">But it looked to me as the cloakroom was somehow, like, out of balance with the cloakroom attendants on the right side keeping a-trot between the hangers and the marble barrier fetching bundles of coats, hither-thither, back and forth, yet the line to them never shortened, while the attendants on the left stood idle and beastly dying of ennui.</text:p>
      <text:p text:style-name="Standard">I felt sorry for them as well as for the trotters, so I turned left and dumped my camel upon the white marble barrier of the slackers.</text:p>
      <text:p text:style-name="Standard">The <text:span text:style-name="T5">snooty footmen</text:span> hardly paid any attention whatsoever, but then one of them looked down his nose at me and in a lordly manner deigned to explain – their half-cloakroom was for academicians only.</text:p>
      <text:p text:style-name="Standard">Some f-f..er..frightful mix of segregation with discrimination, as if my camel would graze fur off their coats!</text:p>
      <text:p text:style-name="Standard">In short, I thanked the snob for the tip and walked over to the other side which was for mere mortals...</text:p>
      <text:p text:style-name="Standard">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text:p>
      <text:p text:style-name="Standard">Up there, high above the cloakroom, stretched the galleries of endless ranks of catalogs in boxes, which looked like automatic storage cells, only of wooden color, not metallic.</text:p>
      <text:p text:style-name="Standard">I rummaged through the cards wired in narrow drawers and found Freud, his lectures published in 1913 on the occasion of somewhat of his jubilees, to commemorate it with a conjuncture publication of just 60 pages.</text:p>
      <text:p text:style-name="Standard">I wrote out all the indexes and other marks of that booklet and went to the reading room to enjoy an hour of pleasure.</text:p>
      <text:p text:style-name="Standard">Greetings!</text:p>
      <text:p text:style-name="Standard">On looking into my application slip, the attendant squeaked up, like, she was calling for the militia when surprised by muggers: Freud?!!</text:p>
      <text:p text:style-name="Standard">Exactly, says I, I wanna see what the guy was about, be so kind, please.</text:p>
      <text:p text:style-name="Standard">That's when she rubbed my silly nose in.</text:p>
      <text:p text:style-name="Standard">To have access to the mentioned book, says she, I had to be a Ph.D. of relevant sciences, apart from being also a permanent resident of the Moscow city (the free ticket testified that I wasn't), and the last but not least, I had to produce a document asserting that gods of the Soviet scientific Olympus allowed me to open the book in question.</text:p>
      <text:p text:style-name="Standard">My jubilation ceased with a fizzle and in a state of a dulled calm, I climbed down the pasteurized stairs to collect my camel and go…</text:p>
      <text:p text:style-name="Standard"><text:soft-page-break/>I went out into the street, feeling, like, engulfed with the most profound calmness, as thick as bullet-proof glass; no desire to go anywhere, no wish to want anything at all.</text:p>
      <text:p text:style-name="Standard">Reaching as far as the underpass to the metro, I leaned my back against the parapet and once again eyed the pompous building of the Central Library after Lenin. My mind was perfectly empty and somewhere in the background there echoed the lines from Shevchenko:</text:p>
      <text:p text:style-name="Quote">"... learn what is foreign, keep what is yours..."</text:p>
      <text:p text:style-name="Standard">Damn, folks! Where am I?</text:p>
      <text:p text:style-name="Standard">The huge temple, the giant letters: Central Library Lenin.</text:p>
      <text:p text:style-name="Standard">What was his ultimate goal? So that workers could read books!</text:p>
      <text:p text:style-name="Standard">His famous bequeath had been drummed into our heads, dinned in the ears, rammed down the throat:</text:p>
      <text:p text:style-name="Quote">"Learn, learn, and learn!”</text:p>
      <text:p text:style-name="Standard">And, now what?</text:p>
      <text:p text:style-name="Standard">Four years before the Great October Revolution, in 1913, any worker could drop into a bookstore and buy those 60 pages of lectures, if so was his wish.</text:p>
      <text:p text:style-name="Standard">After the victory of the mentioned revolution, in the Central Library after Lenin, they told me: "Fuck yourself! there's no book for you because you are a worker!"</text:p>
      <text:p text:style-name="Standard">Yet even screwed anew, I did not feel myself a looser, I never was it either, it’s only that I was kept fooled all the time because of my readiness to believe the stuff that people tell me...</text:p>
      <text:p text:style-name="Standard">So there I stood, getting rooted into the parapet, with some calm, crystal-like, silent torpor closing in on me...</text:p>
      <text:p text:style-name="Standard">But then a scraping din began to gradually reach from the outside world, I woke up and saw a dozen of workers removing the snow with their shovels along the sidewalk.</text:p>
      <text:p text:style-name="Standard">The sun shone brightly, and its comrades-in-arms scrubbed the asphalt and looked at me as if waiting for something.</text:p>
      <text:p text:style-name="Standard">And what could I share? I had just got the fuck myself. Or maybe they wanted to scrub along the parapet too?</text:p>
      <text:p text:style-name="Standard">Okay, thank you, mujiks, right you are – clinging to this shell-shock transfixion any longer would be a gooey show.</text:p>
      <text:p text:style-name="Standard">So, I tore my roots off the arid granite of tiling blocks and joined the flow down the steps of the underpass, to hide myself from those shining peaks…</text:p>
      <text:p text:style-name="Standard">On the previously agreed upon morning, the bus came and the senior recycler signed the papers brought by the guide, that they had been driving us for three days all around the capital, telling about its historical and architectural sites.</text:p>
      <text:p text:style-name="Standard">And everyone was satisfied and happy:</text:p>
      <text:p text:style-name="Standard">– the guide Olya, who enjoyed three days of paid leisure;</text:p>
      <text:p text:style-name="Standard">– the shoppers loaded with the snapped deficits;</text:p>
      <text:p text:style-name="Standard"><text:soft-page-break/>– the driver with the three-day ration of gasoline which could be put into circulation;</text:p>
      <text:p text:style-name="Standard">– and, most of all, I, with a spare coin in my pocket worth fifteen kopecks.</text:p>
      <text:p text:style-name="Standard">Technologist Valya did not exaggerate – you could have Moscow for three days with just three rubles on you…</text:p>
      <text:p text:style-name="Standard">The only backwash of the excursion was that I owed the factory those three days, I mean three daily norms of thirty-two bales each. Technologist Valya said not to worry though and just produce two or three surplus bales every day until I made up.</text:p>
      <text:p text:style-name="Standard">I never liked to be a debtor, so on the third day after return from Moscow, I came to work with a newspaper-wrapped snack, aka "brake", to keep me during my fit of Stakhanovite shock works.</text:p>
      <text:p text:style-name="Standard">When the factory bus took everyone to the city, and Popovka women went home on foot, I faced the slow-go creaky howler of a press, and the hillocks of rags grown up all around it during my Moscow recreation, and they weren’t noticeably reduced in the working day-shift ended just now...</text:p>
      <text:p text:style-name="Standard">Like an enthusiastic champion for the victory of Socialism in a singled-out country, I worked the second shift, then the third, and even managed to sleep in the locker room for about twenty minutes before they came back by bus for the new working day…</text:p>
      <text:p text:style-name="Standard">In the summer, another presser started to work by us and very timely too because Misha the presser went on his annual vacation.</text:p>
      <text:p text:style-name="Standard">The newcomer had some kind of a long oriental name because he was a Tajik, but I could not pronounce it in any way. So I dropped the attempts at unfamiliar phonetics and started to call him simply Ahmed.</text:p>
      <text:p text:style-name="Standard">Ahmed was short and swarthy, and never parted with his happy smile until he tried to enjoy a midday meal in the canteen of "Motordetail" plant.</text:p>
      <text:p text:style-name="Standard">Coming from there, he lay on a bench in the locker room, and the women from Popovka were regretfully shaking their heads above him and sharing all kinds of health-care advises.</text:p>
      <text:p text:style-name="Standard">After the payday, he began to come to work with "brakes" wrapped in newspaper and his digestion got adjusted...</text:p>
      <text:p text:style-name="Standard">On his first working day, it was I who passed to him the wisdom and niceties of the presser profession.</text:p>
      <text:p text:style-name="Standard">After exhausting explanations on the purposes of the three press buttons, and live demonstration how a skillful presser was expected to lock the box’s door with the hook outside it, I started to share with Ahmed my delights caused by a statement of a certain German poet that all seagulls, when in flight, look like the capital "E".</text:p>
      <text:p text:style-name="Standard">And why? The name of his beloved was Emma! That’s a good fellow, ain't he? Eh? What a smart eye!</text:p>
      <text:p text:style-name="Standard">Seized with a lecturer's fervor, in the dim light from a bulb, I grabbed from the floor a scrap piece of wire to scratch a flock of capital E's on the gray plaster coat of the nearby wall.</text:p>
      <text:p text:style-name="List_20_Paragraph"><text:soft-page-break/>(...and now ask me: what for did I harassed the innocent guy, dumping on him the needless facts, disregarding his poor command of Russian?</text:p>
      <text:p text:style-name="List_20_Paragraph">The answer is: so is human nature. The desire to teach is embedded in our genes.</text:p>
      <text:p text:style-name="List_20_Paragraph">To visualize this trite truth, look out of the window into the yard and watch the everyday picture – a mujik raised the hood in his car and right away a whole swarm of advisers surrounds him to flash their personal crumbs of ken.</text:p>
      <text:p text:style-name="List_20_Paragraph">That desire is uncontrollable as proved by the case of the barber who spied the ass ears of King Midas: "I know something! Listen to me!"...)</text:p>
      <text:p text:style-name="Standard">Among the wastes brought to Rags, there sometimes were found usable things.</text:p>
      <text:p text:style-name="Standard">So, loader Sasha stored in his locker about half-dozen sweaters with and without the rain deers across the chest; and each day he was sporting another one from his collection...</text:p>
      <text:p text:style-name="Standard">Volodya Kaverin did not care for small fish.</text:p>
      <text:p text:style-name="Standard">He hunted fur cuffs and collars from discarded coats so that when having hoarded enough of them he would order to sew a fur jacket for him, or maybe a fur coat. Three collars had been collected so far, and twice a week he used to take them out of his locker, like, to air and give them a shake, in turn, while asking you, "It should work out a nishtyak jacket, right?"</text:p>
      <text:p text:style-name="Standard">Vanya, in his locker, was keeping a parade tunic of the lieutenant-colonel of the Soviet Army with golden shoulder straps and all that stuff…</text:p>
      <text:p text:style-name="Standard">When I was sent on the errand to buy vodka from the liquors store on Semashko Street, they at once equipped me with a kind of jeans I could have been only dreaming about when I still cared for all that. It’s only that the maple leaf or some kind of a flower embroidered on the right leg was, in my opinion, some excessive addition to the design...</text:p>
      <text:p text:style-name="Standard">The line to the store began long before it, and it was a tangled line looping with incomprehensible twists along the sidewalk, for which fact such lines were handled "Gorbachev’s loops". But it was not advisable to share the handle too out loud because, as the rumors had it, the KGB sec-cols were present among the thirsty part of the population to pick up fresh jokes and take note of the most dissatisfied citizens.</text:p>
      <text:p text:style-name="Standard">Because of those rumors, I demanded a camouflage outfit from the recycling colleagues, and everyone agreed that, yes, it was necessary, though they did not manage to find me normal jeans without that effeminating flower on the thigh.</text:p>
      <text:p text:style-name="Standard">Despite the costly disguise, I still was identified by the pair of errand-boys from SMP-615, however, they chose to keep aloft.</text:p>
      <text:p text:style-name="List_20_Paragraph">(...to enter such a line after the end of the working day, and reach the store before it was closed was unthinkable.</text:p>
      <text:p text:style-name="List_20_Paragraph">That's why the enterprises and organizations were necessitated to develop an interlayer of ‘errand-boys’ among their employees.</text:p>
      <text:p text:style-name="List_20_Paragraph">The co-workers covered their absence doing the job "for the guy not there"...)</text:p>
      <text:p text:style-name="Standard">With its progress, the line often got shaken with panic rumors that vodka at the store was running out. And indeed, the movement stalled.</text:p>
      <text:p text:style-name="Standard">But soon a truck arrived at the store back and volunteers with enthusiasm dragged inside the wire boxes of 25 bottles each...</text:p>
      <text:p text:style-name="Standard"><text:soft-page-break/>I returned to the recycle factory with vodka, at half-past four.</text:p>
      <text:p text:style-name="Standard">Two loaders, in turn, had been pressing the bales to fulfill my daily norm. Because of inexperience, they produced the bales with underweight.</text:p>
      <text:p text:style-name="Standard">The bale weigher, Valya, was expressing her dissatisfaction with loud yells from her booth, while half-deaf Misha kept blithe silence and quickly dragged away his barrow with lightweight bales to the hangar outside. With secret joy gaining acceleration, a-pace with the rest of our boundless Homeland of Great October, he was entering the crucial phase of reconstruction, aka Perestroika…</text:p>
      <text:p text:style-name="Standard">And with all the deficit of terry towels, in the washing room, where everyone washed the dust off their dirty hands before the meal, there hung no less than a dozen of those towels, angled from among the rags, covering the running-water pipe over the tin trough with taps above it.</text:p>
      <text:p text:style-name="Standard">However, my personal towel was brought from 13 Decemberists, and I kept it in the locker room, hung separately on the heating pipe in the corner under the window. I was afraid that if left in the washing room, it would be used by folks like any other piece of garbage hanging there.</text:p>
      <text:p text:style-name="Standard">How come I had such a deficit?</text:p>
      <text:p text:style-name="Standard">At some of my visits to the village, Raisa Alexandrovna, appreciating my labor achievements about their khutta, decided to pay in kind. She presented me with a towel and a brand new briefcase.</text:p>
      <text:p text:style-name="Standard">And a very nice towel it was, white and fluffy, not for the whole body though, just for the face and hands, judging by its size. And it had a blue squirrel imprinted in profile with a bushy tail, also very pretty.</text:p>
      <text:p text:style-name="Standard">Yet one day, coming back from the midday voyage to the remote canteen at the "Motordetail" plant, I noticed that someone's dirty hands had horsed around the tender squirrel in the corner.</text:p>
      <text:p text:style-name="Standard">Naturally, I kicked up some dust – what the f-f..er..frivolities with my personal belongings?!. My towel was not picked up from the rags in the dirty garbage, I brought it from home!</text:p>
      <text:p text:style-name="Standard">Everyone pointed at Ahmed.</text:p>
      <text:p text:style-name="Standard">Once again, in detail, I explained, specifically to him, where the towel had been brought from and urged him to understand and never ever again, under no circumstances, use it. There were flocks of them hanging in the washing room, were those towels not enough for him?</text:p>
      <text:p text:style-name="Standard">He apologized and said he did not a-know...</text:p>
      <text:p text:style-name="Standard">So I had to take the towel back to 13 Decemberists and wash it on Monday.</text:p>
      <text:p text:style-name="Standard">On Wednesday, freshly washed and ironed, the blue squirrel was hanging as a banner of cleanly way of life in the corner of the locker room.</text:p>
      <text:p text:style-name="Standard">In a half-hour break, I was playing "goat" with the loaders, when the locker room door slammed after belated Ahmed.</text:p>
      <text:p text:style-name="Standard">Murmuring some Tajik folklore tune, he bypassed the table covered with the sketchy line from dominoes.</text:p>
      <text:p text:style-name="Standard"><text:soft-page-break/>Vanya jabbed me into the side and pointed with his chin into the corner, meaning "look at the prankster!"</text:p>
      <text:p text:style-name="Standard">Ahmed meticulously, like the surgeon before operating on Lucy Mancini, was wiping his wet paws on the bushy tail of my squirrel. But, by the sidelong glance from under the squint of his olive eyelids, I figured it out that he knew it as well as I did that he was no fucking doctor.</text:p>
      <text:p text:style-name="Standard">"Ahmed," said I, and general attentive silence suspended any motion in the locker room. "I see you liked the creature, eh? I gift it to you together with the towel."</text:p>
      <text:p text:style-name="Standard">"Oy, I forgotta!"</text:p>
      <text:p text:style-name="Standard">"Presents are not to be discussed. Take it, it's yours."</text:p>
      <text:p text:style-name="Standard">And I slammed two doubles at both ends of the bones line on the tabletop.</text:p>
      <text:p text:style-name="List_20_Paragraph">(...he paid me back in full for that German poet with his letter-like seagulls after all, or maybe he just did not forgive me "Ahmed"...)</text:p>
      <text:p text:style-name="Standard">A couple of presses were located outside the pressing section.</text:p>
      <text:p text:style-name="Standard">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text:p>
      <text:p text:style-name="Standard">Then he dragged them straight to the hangar because it was two times closer than from the pressing section. That's why Valya the bale weigher gave me a pencil, and instructed to keep the record of the produced paper bales’ kilos, and at the end of the working day hand her the list so that she would enter it into her ledger.</text:p>
      <text:p text:style-name="Standard">And that very pencil made of me an irreparable graphomanic case.</text:p>
      <text:p text:style-name="Standard">At first, I used it to write the columns of figures into the hardly started, yet discarded, copybook of the fourth-grade student Lyuba Dolya, picked up from the hillock of waste paper.</text:p>
      <text:p text:style-name="Standard">But then, under creaks and groans of the slowly creeping press shield, the pencil suddenly, and completely of its own accord, wrote The Landscape, a short verbal picture with a puzzling final line.</text:p>
      <text:p text:style-name="Standard">I read that page from the schoolgirl’s copybook and saw that it was perfect. I did like it – not a word to be added or taken away.</text:p>
      <text:p text:style-name="Standard">The Landscape was followed with The Still Life against a winter background, and The Portrait from a summertime.</text:p>
      <text:p text:style-name="Standard">Together with The Pastoral, they composed The Vernissage of four paintings.</text:p>
      <text:p text:style-name="Standard">But all that came later, because The Landscape was just the pencil's testing the water, after which it started to write the initial dialogue of the short story Sehryoga Drenches Horses or the summer piece.</text:p>
      <text:p text:style-name="Standard">Later, there came the winter, spring, and autumn pieces comprising the collection The Four Seasons of a certain writer Bidlook.</text:p>
      <text:p text:style-name="Standard">Of course, not all of those works were finished with the same pencil, yet it served the spring-board to all that followed.</text:p>
      <text:p text:style-name="Standard"><text:soft-page-break/>The pencil put a spell on me, transformed me into a hypnotized zombie to use my fingers as a holder while it went on writing, line after line, in other scraps of paper, because Lyuba Dolya's school copybook was soon over.</text:p>
      <text:p text:style-name="List_20_Paragraph">(...at times it takes so little for the magic to happen.</text:p>
      <text:p text:style-name="List_20_Paragraph">Just think of it – an offal teeny stub of a pencil...)</text:p>
      <text:p text:style-name="Standard">When The Four Seasons pieces were finished, I wanted to see them in a typewritten form, yet felt strongly against going to the typist pool again, I didn't even know why.</text:p>
      <text:p text:style-name="Standard">In the one-room public library on the first floor of an apartment block in Zelenchuk Area, I discovered a typewriter with Ukrainian letters.</text:p>
      <text:p text:style-name="Standard">There worked two librarians: a woman of retirement age, and a fat girl in glasses, like, a granddaughter of the senior lady, which she called "granny" anyway.</text:p>
      <text:p text:style-name="Standard">My attempt at borrowing the typewriter met a cold reception. They did not know what I was going to type while knowing that the KGB had stored a sample text written with their typewriter.</text:p>
      <text:p text:style-name="Standard">The senior lady shared also that, by a tacit rule, the KGB had a collection of samples by typewriters from all the city organizations.</text:p>
      <text:p text:style-name="Standard">Everything was extremely simple and logical, were I to type some anti-Soviet proclamations the organs in charge would immediately find out whom to catch by the gills.</text:p>
      <text:p text:style-name="List_20_Paragraph">(...it's nice to realize that you are protected by so shrewd organs...)</text:p>
      <text:p text:style-name="Standard">Then I asked for permission to type one story directly in their room, at the desk behind the bookshelves and I would leave the carbon copy by them.</text:p>
      <text:p text:style-name="Standard">The lady shook her head in doubt, but the granddaughter persuaded her to allow.</text:p>
      <text:p text:style-name="Standard">Oh, my! What an up-hill job was typing!</text:p>
      <text:p text:style-name="Standard">It took me two days off to tap through one page and a half.</text:p>
      <text:p text:style-name="Standard">Poor librarians! The knocking out one letter after another with my clumsy index finger had fretted their brains away for sure.</text:p>
      <text:p text:style-name="Standard">The end product was still full of typos but the librarian girl liked it, although she had never in her life heard the colloquialism "to drench horses" and, reportedly, had to ask from her friends for elucidation...</text:p>
      <text:p text:style-name="Standard">That‘s why I had to restore my relations with Zhomnir because once upon a time he proudly showed me a portable typewriter stored in his archive chamber.</text:p>
      <text:p text:style-name="Standard">He could not lend it to me but, as a representative of the intellectual elite, was obliged to allow me solving my creative problems within his archive chamber. And Maria Antonovna had been loving me all along.</text:p>
      <text:p text:style-name="Standard">And so I started visiting Nezhin again, on weekends.</text:p>
      <text:p text:style-name="Standard">Zhomnir demonstrated the way of using all the fingers for typing with the typewriter. Maria Antonovna was making a bed for me on the folding coach-bed in their living room.</text:p>
      <text:p text:style-name="Standard">I typed at nights and in the morning walked to the railway station for a cup of hot coffee.</text:p>
      <text:p text:style-name="Standard">In the daytime, I went on typing on their tiny balcony.</text:p>
      <text:p text:style-name="Standard"><text:soft-page-break/>From the height of the fifth floor, I had a nice view of the green trees far below, and the red brick chimney of the stoker-house rising from among them. I watched the pigeon flock tumbling in the sky and tucked another sheet of paper into the typewriter.</text:p>
      <text:p text:style-name="Standard">I like that way of life, although at times I remembered that it was Nezhin and then the nostalgia welled up. Rather, I did not forget where I was, not even for a single moment, and the nostalgia retreated only before the clatter of the typewriter…</text:p>
      <text:p text:style-name="Standard">The final in the winter piece of The Four Seasons genially outraged Zhomnir, "Look! It's ridiculous! How could a man be such a fool!"</text:p>
      <text:p text:style-name="Standard">But I was happy because he did not find faults with the language in my story, yet was indignant and argued with the character of the narrative!</text:p>
      <text:p text:style-name="Standard">As payment for farming out his typewriter, Zhomnir, for old time's sake, was passing English poems to me for translation. Kipling, Shelly, Frost...</text:p>
      <text:p text:style-name="Standard">I was translating and bringing them back on weekends, but that does not count, I still kept writing poems of my own kicked off…</text:p>
      <text:p text:style-name="Standard">By the Soviet labor legislation, every worker in the USSR enjoyed an annual vacation.</text:p>
      <text:p text:style-name="Standard">In autumn I got it after eleven months of slaving at the recycling factory.</text:p>
      <text:p text:style-name="Standard">I did not make plans on where to spend my vacation because I knew perfectly well where exactly I was going.</text:p>
      <text:p text:style-name="Subtitle">~ ~ ~</text:p>
      <text:h text:style-name="Heading_20_1" text:outline-level="1"><text:span text:style-name="T1">~ ~ ~</text:span> The <text:bookmark-start text:name="Eastern"/>Eastern <text:bookmark-end text:name="Eastern"/>Corridor</text:h>
      <text:p text:style-name="Standard">In the dense dark of expiring night, little by little, there began to show through the even darker, solid, blackness of the forest belt along the roadside.</text:p>
      <text:p text:style-name="Standard">...for any vehicle, the road of this kind is capital punishment with no chance of appealing to Philip Sober yet my shank's pony doesn’t mind...<text:span text:style-name="T22">nothing will get you farther than a pair of good dogs...</text:span></text:p>
      <text:p text:style-name="Standard">...a walker makes five kilometers per hour, they taught us in school...by Uncle's estimation, the district center is in fifteen kilometers, no more...I started at a little past five, the bus to Moscow departs at nine...</text:p>
      <text:p text:style-name="Standard">...jingling gods! life's a delicious havvage!.</text:p>
      <text:p text:style-name="Standard">...especially with the favorable wind...</text:p>
      <text:p text:style-name="Quote">“ The wind blows right from behind</text:p>
      <text:p text:style-name="Quote">what's on your mind?</text:p>
      <text:p text:style-name="Quote">The sailing will be plain</text:p>
      <text:p text:style-name="Quote">to fetch a bottle of Portwein...”</text:p>
      <text:p text:style-name="Standard">...slow down, little one, don’t rush when cutting corners...the dry law is vigilantly lurking, mind the Prohibition... Dura lex, sed lex… wanna a translation?.</text:p>
      <text:p text:style-name="Standard">...don't you worry, buddy, Latin is a bro from the home neighborhood...</text:p>
      <text:p text:style-name="Standard">...yet the vulgarity! the baseness of the subject: "portwein", "a bottle", flat as a pancake...</text:p>
      <text:p text:style-name="Standard"><text:soft-page-break/>...then what?..show respect to the art of hammerers...a folklore item...next to iambic...</text:p>
      <text:p text:style-name="Standard">...no iambi-zombie talk, private...or we'll have you rotten with fatigues at dactyl...</text:p>
      <text:p text:style-name="Standard">...ha!.. who're you?..a self-taught good for nothing...screw up your loose screw first...a gourmand with fluffy chopsticks... "ah, iambus is not yummy! may I have some choree with a sprinkle of trochee, please?”...how about grayling under sherry then?...</text:p>
      <text:p text:style-name="Standard">...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text:p>
      <text:p text:style-name="Quote">"The wrath sing, goddess, of the Peleus' son, Achilles..."</text:p>
      <text:p text:style-name="Standard">...this single line of hexameter calls for two square meters of footnotes so that the folks suckled and brought up with the editorials of Central press would get it what exactly that fucker Achilles wants of the Brazilian football star's kid...but think of the paper deficit!..we need it for printing about the growth of wealth and well-being!.</text:p>
      <text:p text:style-name="Standard"><text:s/>...you know the truth: if you want to live but there is no one to live with, you have to live with anyone you come across...that's why folks adore folklore...the perfection itself, mind you, can be found among those handcrafted items...here, for your consideration:</text:p>
      <text:p text:style-name="Quote">"Who of you, bastards, dared label God a rasp?!."</text:p>
      <text:p text:style-name="Standard">In the dark, already slightly graying, over the deserted road sounded a snort of a restrained chuckle. The black clot of a tree floated up along the roadside and fell back.</text:p>
      <text:p text:style-name="Standard">...yeah, they did school you to toe the line...who's around here to look back at your causeless laugh?...</text:p>
      <text:p text:style-name="Quote">"I walk, and I keep smiling to myself</text:p>
      <text:p text:style-name="Quote">and at the thought 'what would they think of me?'</text:p>
      <text:p text:style-name="Quote">I into laughter burst..."</text:p>
      <text:p text:style-name="Standard">...another piece crafted in the neighborhood?...</text:p>
      <text:p text:style-name="Standard">...no, it's by some Czech with tilted towards poetry...</text:p>
      <text:p text:style-name="Standard">...you mean, Czechs are not homies?..I'll have your throat cut!...</text:p>
      <text:p text:style-name="Standard">...have mercy, oh, Abraham!..check in the bush maybe we'll square up with Yahweh and keep your son unscratched...</text:p>
      <text:p text:style-name="Standard">...and if I am Taras Bulba?...</text:p>
      <text:p text:style-name="Standard">...oh, yes!..in the dried form, pressed for the herbariums...Robinson Crusoe's goat is more of a Cossack than you...drop your bragging before it killed the nanny-goat with laughter...</text:p>
      <text:p text:style-name="Standard">...not a chance...they say that laughter is the sovereign property of Khoma Sapiensoff...</text:p>
      <text:p text:style-name="Standard"><text:soft-page-break/>...well, from the standpoint of physiology all is radiant clear – spasms and coughs tremendously benign to health, but how to grasp it from the significance's point of view?...</text:p>
      <text:p text:style-name="Standard">...I love challenger kids, yes I do!..let's have a look...where are the decent people laughing?..right, in the specific places set forth for the purpose...that’s where you have to look for answer...like, in a circus or, say...</text:p>
      <text:p text:style-name="Standard">...hurray!..to the movies, we are going!..that's some comedy!... Fantozzi, a good fellow!..wow!..knows his trade!...</text:p>
      <text:p text:style-name="Standard">Bang! Ding! Plop! Chink! Pisssssss...</text:p>
      <text:p text:style-name="Standard">Glee and guffaw, giggling, laughter beyond all the limits and past all the bounds.</text:p>
      <text:p text:style-name="Standard">Boo-ooh-ha! Ha-ho-ho! Gu-gu-hu! Wu-hu-hu!</text:p>
      <text:p text:style-name="Standard">And only my neighbor to the left, a lady of immense proportions, sits listless, silent.</text:p>
      <text:p text:style-name="Standard">Why? Dozed off or what? No, dutifully gazes at the silver screen, without yielding a reaction though.</text:p>
      <text:p text:style-name="Standard">The man in there does his best to turn her up and takes a run to hit his head against the lamppost.</text:p>
      <text:p text:style-name="Standard">The hall reported with a happy volley.</text:p>
      <text:p text:style-name="Standard">And she? Good news she's not yawning.</text:p>
      <text:p text:style-name="Standard">But what's that? Unbelievable! On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text:p>
      <text:p text:style-name="Standard">Well done, comedian! But how do you start her?</text:p>
      <text:p text:style-name="Standard">...and now, when asked: why do people laugh?..my answer is – because of fear...</text:p>
      <text:p text:style-name="Standard">...fear?!..</text:p>
      <text:p text:style-name="Standard">...exactly!..you can’t put your finger on anything more dreadful for a woman than uglifying clothes...</text:p>
      <text:p text:style-name="Standard">But when the comedian's bicycle lost its saddle on the run, and the guy landed with his asshole onto the pipe that stayed sticking up there, the hall was shaking with the males' guffaw. A lady, naturally, can weather by such a trifle.</text:p>
      <text:p text:style-name="Standard">...laughter from fear!..nonsense!..they do not laugh but flee when scared...besides, your arguments are based on laughter of the basest sort...and people laugh because of not only that someone stumbled-slipped-sprawled-fell-into-drains, they laugh at witticisms as well...then, there are still epigrams...there are lots of ways to have a hearty laugh...</text:p>
      <text:p text:style-name="Standard">...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text:p>
      <text:p text:style-name="Standard"><text:soft-page-break/>...so, Fool, you mean to say that someone who never laughs, is not afraid of anything?.</text:p>
      <text:p text:style-name="Standard">...Your Majesty!..we are not considering abnormal anomalies, the subject at hand is a representative of the class of vertebrates, the subclass of mammals, the species of primates, the subspecies of anthropoid with the Latin name "homo sapiens."..so don't f-f..er..fret our brains, please...</text:p>
      <text:p text:style-name="Standard">...but look, then it means that by means of a joke you can find out...</text:p>
      <text:p text:style-name="Standard">...aha!..beginning to get it?..excellent!..on we go!..and here, by the way, a kilometer post...</text:p>
      <text:p text:style-name="Standard">What does it tell? No, I can't make out, it's still dark.</text:p>
      <text:p text:style-name="Standard">Well, to hell! Let it be. It's not the first neither the last. Stop molesting orphan ones! Do you need it? Yomp your way.</text:p>
      <text:p text:style-name="Standard">Oh, I'm sorry. No crooked tricks or dirty intent, I swear. Once again, please, forgive. Have a nice stay!</text:p>
      <text:p text:style-name="Standard">...hmm...so, what were we about?..ah, well, of course!..considering the immortal question of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text:p>
      <text:p text:style-name="Standard">...boiled down to its elementary basis, laughter is a means of self-defense with a Hegelian dual function – to scare away and to pray...it is used, however, not in case of real danger (it's not the right time for giggling) but when the threat is an imaginary one...</text:p>
      <text:p text:style-name="Standard">...they don’t use it in absence of threat, or imagination, or when there is nothing to protect...</text:p>
      <text:p text:style-name="Standard">...using its monopoly on the gizmo under the consideration, the man climbed up to the top of the mentioned ladder up to the level where they issue passports and enroll you, if so is your wish, to gyms to learn kickboxing...Amen...</text:p>
      <text:p text:style-name="Standard">...wow!..it's time to shout "eureka!" and jog off to the patent office...</text:p>
      <text:p text:style-name="Standard">...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but expressing by means of other words or symbols, the same truths old as the hills...invariable, as the change of seasons, or phases of the moon, of day and night rotation...every day is new and unique, every day is a repetition of myriad of lots of exactly same days...</text:p>
      <text:p text:style-name="Standard">...you know how to wrap it nicely, smart Alec...yet, there's a question from the audience: did you fix it firm enough, citizen?...</text:p>
      <text:p text:style-name="Standard"><text:soft-page-break/>...sit tight, marijuanisto!..no chance you tear it off unless you’ve got some hugely "bitter but" up your sleeve, or have you?...</text:p>
      <text:p text:style-name="Standard">...uh-oh, alas, but, yes, Your I-ness...where–in the scintillating shebang of yours–would you place the smile of a two-month-old baby?..what is it afraid of, when smiling to its mother, or nenka, or mutter, or whatever?..that toothless smile seems to flush all you mental feasts straight down the drain...ain't it, Mr. Brilliant Kid?.</text:p>
      <text:p text:style-name="Standard">It's dawning. Murky-gray ceiling of dissolving darkness overhead got propped by the endless walls of hazy trunks alongside both roadsides, veiled with a mesh of hunger-black branches and chance twigs still bearing haphazard spots of withered leaves.</text:p>
      <text:p text:style-name="Standard">Along the shredded asphalt, the comets of tiny specks of snow are scuttling, swaying, drifting off their orbits, whirling their thinned streams of dry powder snow.</text:p>
      <text:p text:style-name="Standard">The wind is favorable. From behind. So blow, buddy, blow! Not a chance you ever pierce the padded jacket presented by my aunt. The head is tightly covered with the "cock"-type knitted hat, the feet in thick socks within the sturdy likes of army shoes.</text:p>
      <text:p text:style-name="Standard">The road under the whipped-up snow streams stretches to the horizon to merge with infinity...</text:p>
      <text:p text:style-name="Standard">Blow, the curly one! The ancient Greeks found out it's easier to march under the flute playing.</text:p>
      <text:p text:style-name="Standard">Sturdy rig, firm trail, what else would you want for to be happy?</text:p>
      <text:p text:style-name="Standard">A cleft in the forest belt let a country road fork off. Through the gap peeped a surprised field: who's so happy here?</text:p>
      <text:p text:style-name="Standard">And because of that field, and of that road ahead, and of so grim morning, and because of the pale-transparent streams of white snow scudding on with the wind, a sudden jubilant delight and silly joy rushed to well up the throat and splash out a cry into the confused desert around: "I! Am! Happy!"</text:p>
      <text:p text:style-name="Standard">The snow streams whisked up along the asphalt kept mocking silently, like a mirror reflection, the whirlwind spirals of the clouds galloping so low above.</text:p>
      <text:p text:style-name="Standard">"Am! Happy!" This time, for some reason, with a threat and as if inquiringly.</text:p>
      <text:p text:style-name="Standard">"Happy!" That one sounded already sad.</text:p>
      <text:p text:style-name="Standard">...yes...the music played but shortly...where are you, happiness?..only in the past or in the future...some elusive illusion...</text:p>
      <text:p text:style-name="Standard">...and when coming across its tiny speck I'm always alone...why so?..it even hurts somehow...now, if she were by...though she needs no hiking marches...or if she watched on a screen, in a dream, anywhere – this very morning, and this crippled road, a solitary traveler along...</text:p>
      <text:p text:style-name="Standard">...dumb moron!..will you ever get it?..stupid wretch!..there is no "she" at all but only your driveling indistinct dreams unclear even to the dreaming fool...dreams of an impossible conjunction of heavenly beauty and the passion for pleasures of thorough earthly nature, a combination of cold-sharp mind with both tender and fervent vagina craving for you only...shut your lusty gape, kiddo...you've built a bridge atop a mountain and keep a-waiting for a river to run under...</text:p>
      <text:p text:style-name="Standard"><text:soft-page-break/>...and besides, to get some anything you need to give some kind of something...and what, with your kind permission, do you have to offer?..this dapper dandy padded jacket?..wow!..yes, some heavy-duty rig...and being worn for just a week, no longer...</text:p>
      <text:p text:style-name="Standard">...what?..you even have got the money?..fifty rubles?!..but that's a jackpot!.</text:p>
      <text:p text:style-name="Standard">...now, subtract a tenner for the bus ticket, then twenty-five for a flight to Kiev, and a fiver for the local train...and keep in mind the havvage expenses...now, for what reason are you to be loved with crazy passion?...</text:p>
      <text:p text:style-name="Standard">...castes are divided by the abyss unbridgeable...who do you pull for?...where d’you belong?... what are you: a master or a slave?…</text:p>
      <text:p text:style-name="P5">...I am what I am what I am on the fifth bottom after the ninth gate... your ’master’ trap is a too shallow approach for each man has at least three masters – Stomach, Genitals, and Brain...<text:span text:style-name="T23">the deeper you dig the more of them spring out which one to serve?…so could you get off my back, please?.</text:span></text:p>
      <text:p text:style-name="P8">...show proper respect to der Heilige Arthur’s teaching, infidel...he sez we cannot change ourselves, we’<text:span text:style-name="T26">re</text:span> only ca<text:span text:style-name="T26">pable of</text:span> <text:span text:style-name="T26">getting </text:span>to know us a tad bit better, and it’s me who widens your horizons, pal, be grateful to your constant second...or, mayhap, wanna swap our ordinal numbers?.</text:p>
      <text:p text:style-name="P6">...<text:span text:style-name="T24">cut empty ding-dong, you knows yoursel – the first to wake up retains the slippers all day long so there’s no use to shuffle kings, and cabbage, and walruses, and carpenters...</text:span></text:p>
      <text:p text:style-name="P7">...<text:span text:style-name="T25">to saddle then! and back to your trinity of Masters</text:span>...<text:span text:style-name="T25">if only you don’t want to look for a suitable outsider, Genosse</text:span><text:span text:style-name="T17"> </text:span><text:span text:style-name="Emphasis"><text:span text:style-name="T16">Feldzug-Führer</text:span></text:span><text:span text:style-name="T25">...</text:span></text:p>
      <text:p text:style-name="Standard">...shut up with your red herring!…any raccoon at the Central Committee axiomatically slaves for his stomach...to be a slave’s slave?...count me out! I do not care for his stomach...neither for fucking dialectics with all due respect to imbibed Socrates…</text:p>
      <text:p text:style-name="Standard">...but then what else to busy me with? I cannot do a better job than my legs…</text:p>
      <text:p text:style-name="Standard">...enough! no more quibbling!...say it in plain words – are you a master or a slave?…</text:p>
      <text:p text:style-name="Standard">...damn! you are a nail-hard customer...okay, I am the master of my dick if it will make you happy…</text:p>
      <text:p text:style-name="Standard">...great!...that makes 33 % plus… not little, bro!...now, would you devour your neighbor at the demand of your empty stomach?…</text:p>
      <text:p text:style-name="Standard">...I don’t think so…</text:p>
      <text:p text:style-name="Standard">...yes or no, sweetie?...</text:p>
      <text:p text:style-name="Standard">...no!...fuck you!…</text:p>
      <text:p text:style-name="Standard">...good boy! <text:span text:style-name="T23">now, I see myself whom I’ve loved so much</text:span>...<text:span text:style-name="T23">and, by the by, </text:span>you’re at level 66 % plus...so, to disentangle the remainder of the Gordian lacework…</text:p>
      <text:p text:style-name="Standard">...but I don’t remember what we were about…</text:p>
      <text:p text:style-name="Standard">...stop your zigzagging!...it’s master or slave choice...who rules who, you know…</text:p>
      <text:p text:style-name="Standard">...oh!...I’m more tired than my legs already...well, as long as my system is kept in check by means of…</text:p>
      <text:p text:style-name="Standard"><text:soft-page-break/>...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exactly are you out there?…</text:p>
      <text:p text:style-name="Standard">...I have no slaves!...nor need any…</text:p>
      <text:p text:style-name="Standard">...easy, corner-cutter...a slave owner is someone else’s slave in 99 % plus...and you know as well as I do that having none does not exempt you...so, whose one are you?... Maugham’s?... John Mill’s?…</text:p>
      <text:p text:style-name="Standard">...yes, yes, yes!...as well as of that topless nuts who popped up above the fence in the Area...I am a slave to all and everything, yet temporarily, until my expiration date or simply getting bored…</text:p>
      <text:p text:style-name="Standard">...seems like we’ve run into another vicious circle with no chance to be resolved at the round table in m/u 41769’s stoker house, sorry for interrupting your trudge...wipe your snots and just keep walking...some business you're a specialist in…</text:p>
      <text:p text:style-name="Standard">And he walked, stepping on the tails of the transparent bands of scampering grains of snow.</text:p>
      <text:p text:style-name="Standard">Each step was no different from the previous one, none of the steps changed a jot of the road; neither the low leaden sky nor the walls of forest belts on both sides got changed.</text:p>
      <text:p text:style-name="Standard">...all and the same...that same all...everything moves to stays the same…</text:p>
      <text:p text:style-name="Standard">Occasionally, a concrete kilometer post with figures on blue tin approached gradually to fall behind.</text:p>
      <text:p text:style-name="Standard">A few hours of such uninterrupted walking, even without any load, and aching, light but nagging, would seep into the shoulder bones. He knew that.</text:p>
      <text:p text:style-name="Standard">But not on that day. The district center was at most fifteen kilometers from the village, as said by his uncle. And from there started the transport services of a developed civilization...</text:p>
      <text:p text:style-name="Standard">Something loomed at a distance on the roadside; some huge object.</text:p>
      <text:p text:style-name="Standard">Fixing his gaze on that motionless strangeness midst the general chaotic stir, he was nearing it, trying to guess from afar: what could it be?</text:p>
      <text:p text:style-name="Standard">...some machinery...</text:p>
      <text:p text:style-name="Standard">...aha...what kind of it?...</text:p>
      <text:p text:style-name="Standard">...who knows, they tinkle out lots of them for agriculture...let's get closer and then…</text:p>
      <text:p text:style-name="Standard">A slight burning sensation broke up in his bladder.</text:p>
      <text:p text:style-name="Standard">...would you but wait a bit with your urges?..yes, machinery, yet from another sphere…</text:p>
      <text:p text:style-name="Standard">He stopped by a tangerine-yellow road roller.</text:p>
      <text:p text:style-name="Standard"><text:soft-page-break/>...how could you possibly get to it, poor thing?..feels chilly, eh?..no doubt...way too accustomed to asphalt tropics...bituminous heat and stuff...what are your plans for to survive the wither?..no escape to warmer countries, too heavy on the rise, besides, it's too late...and no tool to dig you a furrow with because of the different purpose...anabiosis is your only chance, buddy ...freeze into the surrounding environment like them those cold-blood earth-water animals...though not a bed of roses too…</text:p>
      <text:p text:style-name="Standard">He poured his empathy out onto the scattering of small-sized gravel, then zipped the fly up and stepped over the uneven dark spot on the road, which a couple of hours before was tea prepared by Uncle's wife for a meal.</text:p>
      <text:p text:style-name="Standard">...everything flows, everything changes...one and the same tea can’t be poured out twice…</text:p>
      <text:p text:style-name="Standard">It was his second visit to the village where he was now walking from.</text:p>
      <text:p text:style-name="Standard">The first time though he did not come himself but was brought by his Dad.</text:p>
      <text:p text:style-name="Standard">The days of that summer lasted forever, unhurried, like the slow stream dividing the village into ‘ours’ and ‘theirs’.</text:p>
      <text:p text:style-name="Standard">The knee-deep water in the quiet creek was rolling soundlessly along the sandy bottom. A little bit upstream you got into the green-shaded tunnel in between the walls of a dense willow thicket. Whitebait brushed ticklishly against the shanks. It feels creepy, especially when you are twelve and they told you some scary stories about leeches and "horsehair".</text:p>
      <text:p text:style-name="Standard">And beyond the village, quite at a distance, maybe at an hour's walk, there was the river Mostya not too wide but enough for a swim. And he was swimming to the opposite bright grassy <text:s/>bank and pushing the red-and-blue ball ahead over the water, watching the light spot of his face reflected in the wet, spinning, sides of the ball.</text:p>
      <text:p text:style-name="Standard">Or was that ball and the green bank by some other river of his childhood?</text:p>
      <text:p text:style-name="Standard">Yet, the fact remained that he entered the Mostya river as well. Twenty years before…</text:p>
      <text:p text:style-name="Standard">Twenty years later, on his second visit, he did not enter it. It was too cold for swimming. Late autumn. Emptiness reigned in the widely spread waves of the fields. Empty was the village with small hillocks of broken bricks – ruins of houses overgrown with rank grass. “Khan Mamai's horde was here”.</text:p>
      <text:p text:style-name="Standard">The remaining huts were silent, squatting lowly as if pressed down by the ocean of the faded sky. The Marianas Trench.</text:p>
      <text:p text:style-name="Standard">"Looking for whom?"</text:p>
      <text:p text:style-name="Standard">"Sehrguey Mikhailovich Ogoltsoff."</text:p>
      <text:p text:style-name="Standard">"And who are you?"</text:p>
      <text:p text:style-name="Standard">"Sehguey Ogoltsoff."</text:p>
      <text:p text:style-name="Standard">"So, the nephew?" guessed she quickly.</text:p>
      <text:p text:style-name="Standard">"Exactly," he agreed, holding back a smile.</text:p>
      <text:p text:style-name="Standard">She invited to go over into the room and was sorry that the uncle had just left for work after the break, and she didn’t forget to praise the scrawny cat thoroughly <text:soft-page-break/>washing its face all the morning to predict arrival of guests, then she returned to the kitchen with the large Russian oven and slow ticking of the weight-driven clock in the wall, and the table covered with worn-out oil-cloth above the plywood doors of its box, and the persistent stares from the silent crowd of differently sized photos in the corner between two windows.</text:p>
      <text:p text:style-name="Standard">He sat leaning against the backrest of the couch, beneath a narrow arched window to the front garden, checking the interior of a single room with a brick stove opposite his feet, from which a smooth gray pipe of asbestos-concrete rose up and by the ceiling veered to the kitchen wall.</text:p>
      <text:p text:style-name="Standard">Next to the stove, stood a broad bed with paint-coated legs and backs, carrying a pyramidal tower of cushions next to the plush carpet stretched over the wall with small nails, where, in some of the thousand-and-one nights, the young man abducted a beauty on his plush horse, and the accomplice followed him, with a parting glance over his shoulder at the minarets in the sleeping city. In the corner of the room, a brown wardrobe was waiting for their arrival.</text:p>
      <text:p text:style-name="Standard">On this side, next to the couch, stood a table beneath the second of the arched windows, with chairs pushed under it and, by the blank wall to the neighbors, a television set on a high shelf.</text:p>
      <text:p text:style-name="Standard">From under the TV to the kitchen door a rug-mat stretched, following the directions of the planks in the ceiling overhead, naked and blue...</text:p>
      <text:p text:style-name="Standard">She tinkled plates washing up in the kitchen, occasionally coming to the door of the room to ask if his parents were healthy, and where he worked, and what's his job.</text:p>
      <text:p text:style-name="Standard">By the cautiousness of the questions, he got it, that she knew.</text:p>
      <text:p text:style-name="Standard">As if it could be otherwise. His father, since retired, was visiting his native village almost every summer, bringing along his granddaughter too. He surely shared his troubles with his brother.</text:p>
      <text:p text:style-name="Standard">The kitchen’s entrance door banged, "Grandma! Two fives!"</text:p>
      <text:p text:style-name="Standard">"You’re back?" responded she with tender strictness. "Take off your jacket. And do not shuffle that way. Go say 'hello' to the uncle, (to the whispered question) your mom's cousin."</text:p>
      <text:p text:style-name="Standard">From behind the door handle, the boy's face with a strand of hair sticking up in a cow-lick above the right corner of the steep forehead slowly peeped in, with the childishly serious look.</text:p>
      <text:p text:style-name="Standard">After a prolonged "hello-oo" he disappeared to go on with the inaudible questioning of his grandmother.</text:p>
      <text:p text:style-name="Standard">"Lenochka's dad," answered she laying the table. "Remember her staying at grandma Sasha's last summer?"</text:p>
      <text:p text:style-name="Standard">She invited the guest to the table.</text:p>
      <text:p text:style-name="Standard">Supping the meal, the schoolboy looked at the window with a detached stare.</text:p>
      <text:p text:style-name="Standard">Could you remember what they see with such wide-open gaze those seven-year-old aliens until another question about school brings them back to their senses?</text:p>
      <text:p text:style-name="Standard">Well, at least the unknown uncle from nowhere was eating silently.</text:p>
      <text:p text:style-name="Standard">The boiled potatoes with fried onions the boy rejected, as well as the tea.</text:p>
      <text:p text:style-name="Standard"><text:soft-page-break/>The grandmother sent him to the village smithy to tell his grandfather about the guest, who with polite ‘thank-you’ returned to the couch...</text:p>
      <text:p text:style-name="Standard">Full of lean satiety, he sat in dense sleepy silence wrapping the house.</text:p>
      <text:p text:style-name="Standard">Outside the two windows behind his back, the gray wind cooed and wooed with impetuous gusts the apple tree in the front garden, who angrily waved away the inconstant any lady's man.</text:p>
      <text:p text:style-name="Standard">It's time to insert the inner frames for winter.</text:p>
      <text:p text:style-name="Standard">On the opposite side, through the lilac-velvet night, the kidnappers were still galloping silently with their capture.</text:p>
      <text:p text:style-name="Standard">Although she might be happy to be stolen and not stay by the old vizier with his fat eunuchs…</text:p>
      <text:p text:style-name="Standard">It's weird, the extent of how fully everything around was befitting me.</text:p>
      <text:p text:style-name="Standard">And so it would be on all the following days of the vacation.</text:p>
      <text:p text:style-name="Standard">In the evenings I'd be visiting my aunt Alexandra to overeat her pancakes, and once even a chicken. Some rich villager was my aunt.</text:p>
      <text:p text:style-name="Standard">In the mornings after breakfast, when my uncle, the blacksmith, would go by bicycle to his smithy, I ventured to roam over the fields, and after the midday meal, I was cutting logs from the hillock of firewood dumped next to the house, for the winter.</text:p>
      <text:p text:style-name="Standard">A beautiful Russian woman Valentina, by her husband's last name – Zhelezina, my cousin and the mother of Maxim, the outstanding student living in the house of his grandparents, would encourage me to visiting her house, where she kept the younger ones – the hooligan Volodka and post-toddler Tanyushka, who still did not want to part with her pacifier.</text:p>
      <text:p text:style-name="Standard">She would tell me the village gossips, and about her life in Moscow, where she was courted by a Frenchman, and in Kustanai, where she was married to a German from the local colonists.</text:p>
      <text:p text:style-name="Standard">Her current husband would take me to the village store, and I would drink bottled beer and listen to mujiks' talk of nothing but with so native intonations that it takes your breath away with the sentimental sympathy.</text:p>
      <text:p text:style-name="Standard">And by that time my aunt would have already given me her present of a black padded jacket, which was the must outfit for anyone there, except for kids and teenagers, so that I did not stick out like a sore thumb in my checkered jacket...</text:p>
      <text:p text:style-name="Standard">Some ante-biblical simplicity of life, and at the same time with so many admixtures.</text:p>
      <text:p text:style-name="Standard">An old woman came to the store to exchange potatoes from her garden for kolkhoz kopecks, her utter poverty showed through but the mujiks around were next to bowing, caps in hand, before her.</text:p>
      <text:p text:style-name="Standard">She’s a relic of their past – the embodiment of the old-regime landowners, yet they needed that relic and would create it from a poor retired teacher if only her facial features were delicate enough.</text:p>
      <text:p text:style-name="Standard">Returning from one of the supper evenings at my aunt's, I, for some reason, stopped in my tracks at nothing around, and for a long time was staring in the dry tall grass. What for?.</text:p>
      <text:p text:style-name="Standard"><text:soft-page-break/>The next evening my aunt answered me that, yes, my grandmother Martha's hut had been exactly in that spot.</text:p>
      <text:p text:style-name="Standard">On the last night before leaving, I came with the farewell visit to Valentina's house.</text:p>
      <text:p text:style-name="Standard">My checkered jacket turned out exactly her husband's size, they were obviously impressed with such generosity and were calling the jacket "a suit".</text:p>
      <text:p text:style-name="Standard">To Valentina, I presented my suspiciously feminine bag. I did manage to get rid of it after all...</text:p>
      <text:p text:style-name="Standard">We went out into the darkness of the street without houses. Everyone understood that we would never see each other again.</text:p>
      <text:p text:style-name="Standard">Valentina embraced me and wept. I stroke the shoulder of her padded jacket and said, "Boodya, sister." Then I shook hands with her husband Zhelezin and went away.</text:p>
      <text:p text:style-name="Standard">So strange, in my whole life, I never heard or used that soothing word of "boodya"; it came all of itself.</text:p>
      <text:p text:style-name="Standard">I come from here, it's where I belong; sad pity I’ll be of no use for my own…</text:p>
      <text:p text:style-name="Standard">People started making wry faces at me as early as the bus station near the Izmaylovo Park, where the Ryazan-Moscow bus arrived.</text:p>
      <text:p text:style-name="Standard">At Zhulyany airport in Kiev, where I disembarked the midnight flight from Moscow, the hostile attitude to me from the folks around increased exponentially to confirm the correctness of the old saying – people judge you by your zek outfit.</text:p>
      <text:p text:style-name="Standard">Public opinion on my account was voiced in the morning by a passenger on the platform in the underground metro station, "Where the fuck do you barge through among the people?"</text:p>
      <text:p text:style-name="Standard">My difference from them was in my being a black man. The black padded jacket, black pants, black army shoes. Only the "cock" hat on my head fell out of the ensemble with its brown and blue stripes.</text:p>
      <text:p text:style-name="Standard">It would seem more or less excusable were I loaded with some kind of luggage, but a black man with his hands in his pockets is outrageous, it's a challenge to the social order, it's a cheeky bomzh...</text:p>
      <text:p text:style-name="Standard">We bypass them with an unseeing glance, so that to avoid any eye contact—save, God!—or we bark, "Where the fuck do you barge through among the people?"</text:p>
      <text:p text:style-name="Standard">True, in those days we did not know the word bomzh yet, and for that sort of people, they used the term bich.</text:p>
      <text:p text:style-name="Standard">"Where do you barge, you bich?.. Get out of here, fucking bich!"</text:p>
      <text:p text:style-name="Standard">The word was brought by the seamen who had sailed abroad.</text:p>
      <text:p text:style-name="Standard">There, in the port cities, the drifters spending nights on the beach, and picking up the scraps and offal left by vacationers were called "beach-combers". Our people did not care for the whole term and borrowed only the first half of that word.</text:p>
      <text:p text:style-name="Standard">So the people without a certain place of residence and with obscure occupation got labeled biches. A short, biting term. However, it died out.</text:p>
      <text:p text:style-name="Standard"><text:soft-page-break/>Firstly, those who did not speak English and never went to the sea began to slip into synonyms, substituting knoot (which in Russian means "whip") for bich that in Russian also means "whip".</text:p>
      <text:p text:style-name="Standard">And secondly, the abbreviation is always stronger, especially with the support of the state.</text:p>
      <text:p text:style-name="List_20_Paragraph">(...we are all from the USSR, got it?</text:p>
      <text:p text:style-name="List_20_Paragraph">Whoever does not understand will receive clarification in the CheKa, aka the KGB...)</text:p>
      <text:p text:style-name="Standard">When the law enforcement organs abbreviated the "without a certain place of residence" that in Russian becomes BOMZh, other terms had no chance of survival.</text:p>
      <text:p text:style-name="Standard">In the great and mighty Russian language, you cannot find a synonym for bomzh.</text:p>
      <text:p text:style-name="Standard">The nearest to it "tramp" or "bum" smack of mothballs and infantile lisp of the Indian cinema…</text:p>
      <text:p text:style-name="Standard">Once upon a time in Russia lived peddlers, aka offenny. In order to survive, they invented a language of their own.</text:p>
      <text:p text:style-name="Standard">Dark for uninitiated, the Offenny language went into oblivion together with its carriers – no one had bothered to compose its dictionary.</text:p>
      <text:p text:style-name="Standard">The current fenya of the criminal world is also for initiated but has nothing to do with the defunct Offenny except for echoing the latter's name.</text:p>
      <text:p text:style-name="Standard">Considering fenya the language of Russian mafia is not correct because from Russian it borrowed only grammatical structures, and the vocabulary is fairly international.</text:p>
      <text:p text:style-name="Standard">Kicked out of secondary school, half-educated students when continuing their careers as jail-birds poured in fenya the bits and scraps of words they heard at foreign language classes.</text:p>
      <text:p text:style-name="Standard">That way fenya feathered its hat with atas! (from the French "atasion!"), haza (from the German "Hause"), havat (from the English "have a"), and borrowings from the languages in the family of friendly and free brother nations fused into the common inseparable USSR.</text:p>
      <text:p text:style-name="List_20_Paragraph">(...however, back to my malyava, aka letter (fenya’s term from the German "mahlen")...)</text:p>
      <text:p text:style-name="Standard">The champion for the public fundamental morals, who offended me in the metro, had no notion that under the appearance of a black man there lurked in me a tender vulnerable soul as well as the digestive tract of a delicate constitution.</text:p>
      <text:p text:style-name="Standard">I did not suspect it myself until I felt how, after the mentioned insult, I gradually became "mournful with the belly" because of intestines revolting against the trauma of discovering that in public eye they were a constituent part of a bum.</text:p>
      <text:p text:style-name="Standard">About the Maidan, which then was named Square of October Revolution, it became clear that I could not hold back the pressure of the tides that stormed the ampoule (which follows the large intestine) and left no hope of reaching the greens by the University, with the only public toilet known to me in the central part of Kiev.</text:p>
      <text:p text:style-name="Standard">Fortunately, I remembered the Ministry of Education with their ministerial toilet on the second floor, and not too far from the square, it’s only that the intemperately intensive rioting within my intestines called for additional suppression efforts…</text:p>
      <text:p text:style-name="Standard"><text:soft-page-break/>I flung the tall entrance door open and rushed, in a concentrated jog, up the marble stairs.</text:p>
      <text:p text:style-name="Standard">"Hey! Where?" shouted the attendant from the chair to the left of the entrance.</text:p>
      <text:p text:style-name="Standard">"Plumbing equipment check," answered I over the shoulder, without slowing down the businesslike strides...</text:p>
      <text:p text:style-name="Standard">When all the sorrows subsided, I left the restroom, polished like a malachite jewelry case, and descended the wide white stairs, with the demeanor of archangel Gabriel marked by dignified slowness and blissful gleam.</text:p>
      <text:p text:style-name="Standard">I wanted to share the Good News and, turning my face to the attendant, informed benevolently, "Look! The check says it's okay about here. Yeah."</text:p>
      <text:p text:style-name="Standard">And I went out into the blatantly atheistic Karl Marx Street, between two dense walls of the like, severely administrative, buildings.</text:p>
      <text:p text:style-name="List_20_Paragraph">(...Karl certainly knew it's only thanks to the collective that Man managed to become Crown of Nature.</text:p>
      <text:p text:style-name="List_20_Paragraph">Because of single-handed you can neither kill a mammoth not fly to the moon.</text:p>
      <text:p text:style-name="List_20_Paragraph">But how fragile the state of unity is!.</text:p>
      <text:p text:style-name="List_20_Paragraph">With what willing readiness we do divide ourselves, humans, by the color of skin and hair, by caste, faith, party affiliation: they are not us, we are not them, we are one ruble more expensive...</text:p>
      <text:p text:style-name="List_20_Paragraph">Some unsolvable mystery – how a herd of the ape-shaped boobs keeps able for collective efforts, given their chronic proneness to self-castration?..)</text:p>
      <text:p text:style-name="Standard">The visit to Kanino gave impulse to the start and growth of national self-awareness inside me.</text:p>
      <text:p text:style-name="Standard">For a descendant of Novgorodian ushkuynik robbers and Tatar raiders, who for centuries were raping Ryazan womenfolk in turn with less stable, accidental, bands of fuckers, it was not appropriate, and even disreputable, day after day to give hugs those stinking rags for stuffing them into the press box.</text:p>
      <text:p text:style-name="Standard">So, for the first time in my working career, I applied for firing me on the strength of my own free will.</text:p>
      <text:p text:style-name="Standard">Now, in my workbook, the disparaging Article 40 was obscured by the completely acceptable standard record "dismissed on the application" – who would look any deeper? – and I went to hire on in the KaPeVeRrZe Plant.</text:p>
      <text:p text:style-name="Standard">Everything went without a hitch, I had smoothly past the medical checks but at the final stage already at the personnel department I suddenly heard "no go". Why not?</text:p>
      <text:p text:style-name="Standard">As it turned out, there had remained no quota for me.</text:p>
      <text:p text:style-name="Standard">The head of the personnel department exposed it in detail, that there were tacit but strict regulations forbidding to hire a person with higher education to work among the workforce of fewer than 1000 undiplomed employees.</text:p>
      <text:p text:style-name="Standard">In the plant collective of 5000, there remained no extra thousand to allow for my case, some sons of a bitch with diplomas arrived before me exhausting the quota.</text:p>
      <text:p text:style-name="List_20_Paragraph">(...the disappointment did not kill me, I somehow used to cope with falling through, nevertheless, it was a significant shock to realize the existence of the "shadow" legislation, ignorance of which did not exempt from its applying to you...)</text:p>
      <text:p text:style-name="Standard"><text:soft-page-break/>So I went to the city outskirts opposite Settlement, to the "Motordetail" plant where I was hired on as a bricklayer in the Construction Shop Floor.</text:p>
      <text:p text:style-name="Standard">The bastards with diplomas had not yet infiltrated the large modern enterprise.</text:p>
      <text:p text:style-name="Standard">If we subtract the havvage in its canteen, the plant "Motordetail" stood out as a crystal-like embodiment of dream model for an industrial enterprise, a casual look at its construction shop floor was enough to confirm the statement.</text:p>
      <text:p text:style-name="Standard">The spacious locker rooms attractively paneled with tiling in brown colors of the spectrum were combined with as spacious, also tiled, shower rooms. The recollection of the said conveniences, waiting for you at the end of the day, would warm your heart during the working hours.</text:p>
      <text:p text:style-name="Standard">I knew my job and was used as a bricklayer-loner for non-standard tasks in separate spots of application.</text:p>
      <text:p text:style-name="Standard">They were equipping me with a pair of helpers to bring bricks and mortar and – off we drive! – the drum brickwork of wall in an underground water well, or erecting chimneys above the roofs of two-apartment cottages...</text:p>
      <text:p text:style-name="Standard">I liked the frequent change of tasks: each one required a special approach and circumspection which kept your mind from slipping into sloth as well as your backbone from growing stiff.</text:p>
      <text:p text:style-name="Standard">And for the periods of calm between the missions, I was sent to the team of bricklayers at the construction of the 130-apartment block for the plant employees in the neighborhood adjacent to the plant.</text:p>
      <text:p text:style-name="Standard">The team there were no aces, but it was they to live in what they built…</text:p>
      <text:p text:style-name="Standard">Neither in the locker room nor with the team was I a dream gossip. When asked of something, I would reply and then again keep silent while undetectably talking to myself in my mind…</text:p>
      <text:p text:style-name="Standard">Besides, my helpers were replaced way too often. Their rotation was seen to by Narcological Department 2, shortened to Narco-2.</text:p>
      <text:p text:style-name="Standard">Narco-2 constituted a crucial part in the conveyor production of slaves.</text:p>
      <text:p text:style-name="Standard">Slaves in the epoch of Developed Socialism? Well, let’s not forget the spiral-like advancing of the historical progress.</text:p>
      <text:p text:style-name="Standard">The system worked as follows: a militia van rushed into a village and grabbed a pair of mujiks indicated by the village council chairman as prone to alcohol consumption. (And who is not?)</text:p>
      <text:p text:style-name="Standard">The catch was brought to Narco-2 for the treatment of alcoholism.</text:p>
      <text:p text:style-name="Standard">Anyone entertaining a too high opinion of his human rights got a shot of sulfur and, until the end of the treatment, he no longer took risks of picking up the subject.</text:p>
      <text:p text:style-name="Standard">The treatment term continued from two to three months. The patients lived in the hostel, ate their havvage in the canteen, worked wherever they would send them.</text:p>
      <text:p text:style-name="Standard">NO PAYMENT FOR THEIR WORK</text:p>
      <text:p text:style-name="Standard">All of their payment was withheld as reimbursement for their accommodation, havvage, and medical care. The mentioned medical care was the pills dispensed to the patients after the working day, which they immediately flushed down the toilet.</text:p>
      <text:p text:style-name="Standard"><text:soft-page-break/>If keeping a low profile, they were allowed to visit their villages on weekends.</text:p>
      <text:p text:style-name="Standard">In the city, the start of the procedure was simplified. The precinct militia officer announced to the drunks on his beat whose turn it was to go for the treatment and they knew they'd be better off by falling in line.</text:p>
      <text:p text:style-name="List_20_Paragraph">(...the first Marxist group in Russia bore the telling name of “Liberation of Labor” and – lo! – with the inexorable historic logicality one hundred years later the Land of Victorious Socialism effectively liberated labor from payment for it, and, in the same breath, Narco-2 with the host of same institutions became the brilliant realization of the cherished dream of the founders of scientific communism about erasing differences between City and Village.</text:p>
      <text:p text:style-name="List_20_Paragraph">Donnerwetter! Who’d ask for better proof that Ewige Weibliche means business and does not skip pedantically doing its ironic job?.</text:p>
      <text:p text:style-name="List_20_Paragraph">Both the Russian Empire and the United States of America abolished slavery in the early ’60s of the XIX-th century, well done! Three cheers for each!.</text:p>
      <text:p text:style-name="List_20_Paragraph">It’s only that Russian mujiks were enslaved many centuries before the first Afro-American slave was ever born.</text:p>
      <text:p text:style-name="List_20_Paragraph">I mean, old habits are die-hard customers indeed…)</text:p>
      <text:p text:style-name="Standard">Each person certainly has their own story and if you keep quiet and don't interrupt with attempts at narrating that of your own, they will eventually tell theirs to you.</text:p>
      <text:p text:style-name="Standard">Not necessarily about themselves, maybe about a relative or a neighbor.</text:p>
      <text:p text:style-name="Standard">For example, about a German from a squad occupying a village khutta.</text:p>
      <text:p text:style-name="Standard">Each morning he yelled something to which his comrades responded with laughter.</text:p>
      <text:p text:style-name="Standard">One of them had a little Russian and explained to the landlady the content of his yells, "Gimme those two bitches – Hitler and Stalin, I'll give them short shrift with my Schmeisser!"</text:p>
      <text:p text:style-name="Standard">The story was told me by an old woman preparing to retire from the construction shop floor, who, as a small girl, saw Germans living in her mom's khutta.</text:p>
      <text:p text:style-name="List_20_Paragraph">(...the question is for how long they would tolerate such an entertainer in the Red Army?..)</text:p>
      <text:p text:style-name="Standard">Or about a mujik who made friends with a stranger at a beer bar.</text:p>
      <text:p text:style-name="Standard">They went out together and strolled along the street until the new acquaintance had an urge to loosen his bowels. He dropped in a nearby yard with a promise to be back in a moment. Having urinated, he tried to nick a carpet from the linen rope and was arrested.</text:p>
      <text:p text:style-name="Standard">As for the mujik waiting for his gossip on the sidewalk, he got four years of prison as the accomplice.</text:p>
      <text:p text:style-name="Standard">Yes, there still occurred some happenstance mistakes even in the most human judicial system of the world…</text:p>
      <text:p text:style-name="Standard">And the executioner was even proud to tell his story because he considered himself a hero, not an executioner.</text:p>
      <text:p text:style-name="Standard">He served at the front Smersh battalion mopping up the areas taken control of, and whenever they happened to capture an RLA soldier, he personally and heroically took the traitor to a nearby wood. Although at the headquarters there was a special platoon with sub-machine guns for the purpose.</text:p>
      <text:p text:style-name="Standard"><text:soft-page-break/>Now, they two would walk there arm in arm, only the hands of one in the pair were tied on his back. And on the way, the hero began a casual talk about the family and kids, so that some of the captives even started to hope for something.</text:p>
      <text:p text:style-name="Standard">And then he said, "Why do you, bitch, betrayed our Motherland?"</text:p>
      <text:p text:style-name="Standard">And he shot his TT pistol, not to kill though, but make a hole in the liver with his bullet so that the bastard wriggled for ten minutes before dying of the lethal wound.</text:p>
      <text:p text:style-name="Standard">After the war, he wanted to become a diplomat, but they explained to him that a Soviet diplomat, being an embodiment of our Homeland abroad, should be flawless.</text:p>
      <text:p text:style-name="Standard">Unfortunately, his body was missing three fingers cut off by a bomb fragment when already in Germany. How would he waltz another country ambassador's wife at a diplomatic rout with such a claw?</text:p>
      <text:p text:style-name="Standard">He saw the point and entered an institute for economics to get the diploma of a middle-rank manager...</text:p>
      <text:p text:style-name="Standard">I slightly knew his son who was always ready with slogans like "we'll not allow the bitches to trample our native land!"</text:p>
      <text:p text:style-name="Standard">He flawlessly inherited his dad's ideology…</text:p>
      <text:p text:style-name="Standard">In Konotop, the ideology was hardly ever viewed with much of reverence. When in the heat of an argument, folks did not choose some high-flown words.</text:p>
      <text:p text:style-name="Standard">Thus, for example, to upbraid a female, they would say, "You are a Nyusya Kamenetskaya!"</text:p>
      <text:p text:style-name="Standard">Nyusya was a city idiot. She silently walked the sidewalks, no one addressed her and she addressed no one because she was a quiet case.</text:p>
      <text:p text:style-name="Standard">But you could see with one look at her hat, that she was nuts, sort of a red bonnet with a bouquet of artificial flowers. By that bonnet, she was recognized from afar, and small kids in the street would run after her and shout, "Nyusya Kamenetskaya!"</text:p>
      <text:p text:style-name="Standard">But she did not reply and walked silently on. A casual city idiot.</text:p>
      <text:p text:style-name="Standard">The executioner's son murdered her. Late at night, in the Loony park. He did not want his Homeland to be trampled by quiet idiots.</text:p>
      <text:p text:style-name="Standard">Lyalka had to see the purist off in the grated stolypin car from the railway station.</text:p>
      <text:p text:style-name="Standard">And to make sure that the likes of Nyusya would never dare anymore infest the sacred sidewalks of Homeland, that son of the Smersh hero...</text:p>
      <text:p text:style-name="List_20_Paragraph">(...SHUT UP!.</text:p>
      <text:p text:style-name="List_20_Paragraph">Certain things shouldn’t ever be told even to grown-up children!..)</text:p>
      <text:p text:style-name="Standard">I don't know why, but some of the stories are darker than all the thousand and one night put together…</text:p>
      <text:p text:style-name="Standard">Yet, even in the tragic layouts, you could always find nooks for optimism!</text:p>
      <text:p text:style-name="Standard">In that winter the frost was reaching absolutes and if walking streets you turned your head too sharply left or right a tiny rattling sounded inside – that were your thoughts turned to ice and tinkling against the frozen convolution walls within the brain.</text:p>
      <text:p text:style-name="Standard"><text:soft-page-break/>And smack in the middle of that pole of cold, you came across a broadsheet on the wall in the plant check-entrance: "Those who wish to partake in a ski trip to the Seim, please, apply at the Tourism Group."</text:p>
      <text:p text:style-name="Standard">Haven't I told it was a very modern and advanced plant? In the basement of one of the five-story apartment blocks in Plant Neighborhood, I was once making a screed for rubber covering of a stadium for mini football…</text:p>
      <text:p text:style-name="Standard">I found the tourism group's room. They told me: on Saturday, at the check-entrance, with own skis. I brought my skis, the ones I was running in the forest at the Object.</text:p>
      <text:p text:style-name="Standard">There was a bus at the check-entrance for those who did not feel like skiing that morning.</text:p>
      <text:p text:style-name="Standard">Nonetheless, there were three volunteers to ski all the 12 kilometers; some girl with a guy courting her, and I.</text:p>
      <text:p text:style-name="Standard">The ski-track in the deep snow was being made in turn.</text:p>
      <text:p text:style-name="Standard">But what a beauty! Especially when we entered the forest. Because of the frost, the snow became as fine as flour and the sun was setting ablaze each and every of those tiny crystals.</text:p>
      <text:p text:style-name="Standard">The other two skiers knew the location of the plant recreation camp, but I saw it for the first time.</text:p>
      <text:p text:style-name="Standard">The houses made of wood had steep gable roofs, like in the Swiss Alps. The whole forest around drowned in the snow and only the roofs stuck out because of their steepness. Classy view!</text:p>
      <text:p text:style-name="Standard">My room was just under the roof and from inside I could again admire how steep it was.</text:p>
      <text:p text:style-name="Standard">The roommate turned out one of the veteran tourists, not a novice like me.</text:p>
      <text:p text:style-name="Standard">I understood that their group was sort of a closed shop at the plant, and the advertisement was just to show to the management that they were active in attracting the working masses. They did not ever expect there would turn up a curious yokel of me.</text:p>
      <text:p text:style-name="Standard">On the other hand, the geezer got a fresh listener for his stories about their hiking in the Urals where all week long they walked in the rain. From morning till night.</text:p>
      <text:p text:style-name="Standard">Yet afterward, at every outing that he was taking part in, there was not even a drizzle. That's why in the tourism group they nicknamed him "dry talisman". Whenever they ventured without him, they got drenched with the rain and quite the opposite with his participation.</text:p>
      <text:p text:style-name="Standard">Then he left and returned with a bottle of the medicine alcohol of which he poured me a full cup before measuring out twenty drops for himself. We drank and had a snack sharing the sandwich he brought.</text:p>
      <text:p text:style-name="Standard">Then he went away and from the first floor there came the sounds of music.</text:p>
      <text:p text:style-name="Standard">Being aware that free medicine alcohol was a means to switch me off so that I did not mess around with the group's cultural program, I lay down on the bed.</text:p>
      <text:p text:style-name="Standard">However, I noticed that the steep roof was in the state of too active waving, and for that reason, I got up and went downstairs.</text:p>
      <text:p text:style-name="Standard"><text:soft-page-break/>They were having a quick dance in the hall with the lights turned off and only colored lamps were blinking rhythmically. I also hopped for a while in their wide circle.</text:p>
      <text:p text:style-name="Standard">Then I moved to the next room. It was lit brightly and along the walls there sat ladies of non-skiing age, probably, the tourists' mothers from the bus.</text:p>
      <text:p text:style-name="Standard">In the center, there stood a six-pocket billiards table. Dry talisman was fooling around with rolling the smooth balls before the mothers. He was surprised to see me up but submitted the cue to me when I asked.</text:p>
      <text:p text:style-name="Standard">Believe it or not, but with just three biting strikes, I send three different balls into the pockets. Even I myself was stunned because I never <text:span text:style-name="T28">was anything but a flounder at</text:span> billiards.</text:p>
      <text:p text:style-name="Standard">I stopped at that, returned the cue and went out into the yard.</text:p>
      <text:p text:style-name="Standard">The darkness around was as dark as in the middle of the forest mingled with the light from the windows and high fire in the barbecue box to make coals for the meat processing.</text:p>
      <text:p text:style-name="Standard">Not a single alive soul was around.</text:p>
      <text:p text:style-name="Standard">I went up to the fire, looked at the flames and felt blues – everyone was like everyone else and only I was such a slice, forlorn and clearly cut-off.</text:p>
      <text:p text:style-name="Standard">And those blues drove my intoxication away, I went up into the room and fell asleep because of <text:s/>grief…</text:p>
      <text:p text:style-name="Standard">And in the summer I discovered the existence of Game, with the capital letter.</text:p>
      <text:p text:style-name="Standard">There was a football match between the plant team and a visiting one in the Central Park's "Avangard" stadium. The event attracted an audience of some twenty cut-off slices, like me, who hadn't a f-f..er..<text:span text:style-name="T9">I mean, </text:span>frolic to do, and a couple of random drunks.</text:p>
      <text:p text:style-name="Standard">So, the teams got out to the center, the referee, the coin toss and stuff, all as usual. Then they started the game, sort of.</text:p>
      <text:p text:style-name="Standard">But what could you expect? Factory teams, their trade-union committees bought them trunks and leggings, but no outfit would hide the fact that mujiks were far over their thirties.</text:p>
      <text:p text:style-name="Standard">Maybe some fifteen years before, a couple of them attended the Youth Sports School volleyball section, that's all their training.</text:p>
      <text:p text:style-name="Standard">And the field was big indeed – the standard field for playing soccer. While a poor buster jogged from one end of it to the other, he turned a sore sight with his tongue hanging out and over the shoulder. You couldn't but feel pity for the geezer.</text:p>
      <text:p text:style-name="Standard">Yet, since I came to the match I sat there, what's the difference when you don't have a.. anything else to do. No use of carping.</text:p>
      <text:p text:style-name="Standard">And suddenly the tall poplars in the dense row behind the empty opposite stands stirred and rustled… Like, the breath of some invisible giant puffed at them.</text:p>
      <text:p text:style-name="Standard">However, all that became at once unimportant because in the field there quite of a sudden was unfolding such a game for which you were all leaning forward, clutching the planks of the bench under you, and turning your head from side to <text:soft-page-break/>side to follow the ball rocketing around the field, dissecting the air in its flight like a white cannonball which was not allowed to ever touch the ground.</text:p>
      <text:p text:style-name="Standard">Midfielder soared up a half-meter above his own height to pass the ball to the right striker who, one-touch, sent it to the center.</text:p>
      <text:p text:style-name="Standard">The center striker cleverly caught the pass, kicked the ball over the defender, easily bypassed him and – what a mighty strike!</text:p>
      <text:p text:style-name="Standard">No way to guess from where and how he popped up, but the left midfielder intercepted the ball and sent it back far away to the center of the field where at once they kick up a skirmish to get it...</text:p>
      <text:p text:style-name="Standard">We watched spell-bound closely following the ricochets of the ball from one team to another, getting accelerated with each hit of a leg, or a head, or a chest...</text:p>
      <text:p text:style-name="Standard">It was not them who played the game, it was the game who played them. It was Game.</text:p>
      <text:p text:style-name="Standard">Finally, even the drunks realized that something unprecedented was happening on the field. They roared and whistled like a hundred-thousand crowd went mad in the stands...</text:p>
      <text:p text:style-name="Standard">Probably, that shooed off the invisible.</text:p>
      <text:p text:style-name="Standard">The players, one by one, began to shirk and soon they just jogged around in their soaked through T-shirts...</text:p>
      <text:p text:style-name="Standard">I am not too much of a football fan, yet now I am convinced that there is real Game in existence.</text:p>
      <text:p text:style-name="List_20_Paragraph">(...five minutes of Game, is it not enough?</text:p>
      <text:p text:style-name="List_20_Paragraph">Fans of renown clubs might have seen more, but in bits, not at a stretch, poor homeopaths.</text:p>
      <text:p text:style-name="List_20_Paragraph">Yes, that Game was gone, dissolved, raced away like a gust of wind, like a burst of happiness, but it was there and it still fascinates me...)</text:p>
      <text:p text:style-name="Standard">The reason for my tacitness was that I kept my tongue sealed up.</text:p>
      <text:p text:style-name="Standard">At first, I let it enjoy all the freedom of speech it wanted, but a month after my getting a job there was a general meeting of the construction shop floor workmen attended by a representative of the "Motordetail" management.</text:p>
      <text:p text:style-name="Standard">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text:p>
      <text:p text:style-name="Standard">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text:p>
      <text:p text:style-name="Standard">He finished and the meeting chairman asked if there were any questions.</text:p>
      <text:p text:style-name="Standard">I raised my hand.</text:p>
      <text:p text:style-name="List_20_Paragraph">(...it was a breach of the tacit rules, by which the question about questions was closing any meeting.</text:p>
      <text:p text:style-name="List_20_Paragraph"><text:soft-page-break/>However, I raised my hand because he really put my back up that nightingale from the plant management...)</text:p>
      <text:p text:style-name="Standard">I asked to explain the difference between the "engagement" and "activities" I was really curious. Thank you.</text:p>
      <text:p text:style-name="Standard">The management representative whispered something to the meeting chairman and the latter announced the meeting closed.</text:p>
      <text:p text:style-name="Standard">The participants, with relief, hurried to their homes.</text:p>
      <text:p text:style-name="Standard">A couple of days later a guy from the village of Bochky, who was coming to work by motorcycle, entered the locker room with his round biker helmet under his armpit, like an astronaut on the launch pad, and announced his intention to change the lock in his locker because of schizophrenics walking around the room.</text:p>
      <text:p text:style-name="Standard">He did not address nor pointed at anyone specifically, but most of the present mujiks turned their heads in my direction.</text:p>
      <text:p text:style-name="Standard">That's why I started keeping my tongue on a short leash.</text:p>
      <text:p text:style-name="Standard">(...you can't kick against so mighty levers of power with their arsenal of tacit regulations, elusive omnipresence, and superb pedagogical skills – they even managed to teach the "schizophrenic" word to a moron from Bochky...)</text:p>
      <text:p text:style-name="Standard">"You been to Romny?"</text:p>
      <text:p text:style-name="Standard">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text:p>
      <text:p text:style-name="Standard">"I have been there, yet cannot recollect you."</text:p>
      <text:p text:style-name="Standard">Even I myself admired the impeccability of the poetic rhythm of my answer.</text:p>
      <text:p text:style-name="Standard">The neighbors stopped rubbing the soap in their sponges and, pricking up their ears, moved closer – the Konotopers had an innate propensity for poetry.</text:p>
      <text:p text:style-name="Standard">I continued to stare at the inquirer. The accordion groans over the evening Area... it's getting dark... soon to go up for the night... these eyes... those same eyes only without the oily blueness over the irises...</text:p>
      <text:p text:style-name="Standard">"Volodya!"</text:p>
      <text:p text:style-name="Standard">The neighbors pulled back, some of them grabbing the tin basins moved over to other tables.</text:p>
      <text:p text:style-name="Standard">I love the Konotopers' polite understanding, they never want to be in the way of intimate developments...</text:p>
      <text:p text:style-name="Standard">How could I not recognize him right away?</text:p>
      <text:p text:style-name="Standard">He was my partner, one from the three of us sharing two beds; he smiled bashfully.</text:p>
      <text:p text:style-name="Standard">The absence of that quirk in his eye put me off track at first...</text:p>
      <text:p text:style-name="List_20_Paragraph">(...it's not the glassy-eyedness, it's just like a translucent film emerging over the iris, and later exactly the same steely-bluish veil I saw about the eyes of people in the Azeri village of Krkchyan who arrested me on a tumb slope, taking for an Armenian spy, though, in fact, I was just picking blackberry there, aka mosh, aka ozhina, because it was a Sunday...)</text:p>
      <text:p text:style-name="Standard"><text:soft-page-break/>By the official version, the Karabakh war lasted for three years, 1992 – 1994, but, in fact, it was started much earlier and hasn't ended yet.</text:p>
      <text:p text:style-name="Standard">On the third (in the unofficial estimation) year of the war, when I stopped to like the expression in Sahtic's eyes, I attempted at evacuating her from the theater of war. By a strange coincidence she, together with Ahshaut and Ruzanna, got to 13 Decemberists, Konotop.</text:p>
      <text:p text:style-name="Standard">Can you imagine my surprise three months later when she appalled me with her coming back together with the kids?</text:p>
      <text:p text:style-name="Standard">Anyway, you surely can’t imagine the facial expression of the RMK Supreme Council’s cashier when she was handing me my two months salary in advance as ordered. Six hundred of Soviet rubles, the devaluated currency of non-existent state which was enough yet for me to cut and run from the war zone. That’s why her countenance reflected both disdain and envy, it’s hard to say of which there was more.</text:p>
      <text:p text:style-name="Standard">I had to fly to Yerevan to meet the repatriates at Zvartnots airport for the subsequent airlift from the airport of Erebuni which had a heliport, also by a chopper fetching a barrel of diesel fuel and another group of fighters to Stepanakert.</text:p>
      <text:p text:style-name="List_20_Paragraph">(...on their arrival day the city had not yet recovered from the shock caused by the death of 25 people killed by a single "Grad" volley...)</text:p>
      <text:p text:style-name="Standard">Unfamiliar people in Yerevan, learning where we were going to, suggested to at least leave the children, Ahshaut and Ruzanna (in alphabetical order), by them...</text:p>
      <text:p text:style-name="Standard">When we got to the apartment in Stepanakert which our friends were renting to us for free, I asked about the reason for so quick a return.</text:p>
      <text:p text:style-name="Standard">"I realized that living just for the sake of living was not worth the while."</text:p>
      <text:p text:style-name="Standard">Here is a good example of the unavoidable force of environmental effects. Take an Armenian woman, brought up in all the strictness of patriarchal-matriarchal way of life, let her live for three months in Konotop and she will come back without even asking for permission and philosophizing already, giving out darn wise maxims.</text:p>
      <text:p text:style-name="Standard">Hello! Please, receive and sign here…</text:p>
      <text:p text:style-name="Standard">But couldn't that Konotop-acquired wisdom get it that fearing for just yourself is easier to endure than that same amount of fear plus for those who you love?</text:p>
      <text:p text:style-name="Standard">Especially when the air alarm sirens start their wailing, or from the tumb of Camel Back thunder the naval guns brought there from the Caspian flotilla?</text:p>
      <text:p text:style-name="Standard">Not mentioning "Grad" missiles that make no noise at all when on the fly to their final din-bang-crush, and half the block is wiped off.</text:p>
      <text:p text:style-name="Standard">After all, we live in the age of high technology.</text:p>
      <text:p text:style-name="Standard">(...and again I got washed off somewhere else...</text:p>
      <text:p text:style-name="Standard">I was talking about Romny, right?</text:p>
      <text:p text:style-name="Standard">But a madhouse and war are two big differences.</text:p>
      <text:p text:style-name="Standard">Or are they?..)</text:p>
      <text:p text:style-name="Standard"><text:soft-page-break/>All this is to elucidate the fact that I somehow had not much spare time to update Sahtic as to certain facts of my previous biography, and only waited for a suitable moment.</text:p>
      <text:p text:style-name="Standard">Though her unawareness was not <text:span text:style-name="T6">entirely my fault. Had Sahtic asked a direct question, like, </text:span>“H<text:span text:style-name="T6">ow many times did they</text:span> lock <text:span text:style-name="T6">you</text:span> up in a madhouse?” <text:span text:style-name="T6">then</text:span>, as a <text:span text:style-name="T6">well-trained supporter of righteousness and, generally, </text:span>man of principle, <text:span text:style-name="T6">I </text:span>would give a <text:span text:style-name="T6">direct exhaustive </text:span>answer. <text:span text:style-name="T6">(It’s noteworthy, that handling me is a fairly straightforward and intuitive job.)</text:span></text:p>
      <text:p text:style-name="Standard"><text:span text:style-name="T6">Now</text:span>, <text:span text:style-name="T6">because of all that</text:span> I was in part curious as to what information could she scoop up there; during that evacuation period?</text:p>
      <text:p text:style-name="Standard">None, as a matter of fact. The Konotopers did not rat on their own.</text:p>
      <text:p text:style-name="Standard">The only puncture happened in a conversation with a fellow employee. (Sahtic even got a job at the KEMZ plant when in the evacuation.)</text:p>
      <text:p text:style-name="Standard">Her gossip, having learned that Sahtic’s husband was named Ogoltsoff, said only, "Hmm..."</text:p>
      <text:p text:style-name="Standard">And that comment, I reckon, exhausts the denigration of my personality leaked to the Transcaucasia from Konotop sources…</text:p>
      <text:p text:style-name="Standard">Yes, life kept rolling along the same rails – and there was the bath, and the beach, and the calls from Twoic.</text:p>
      <text:p text:style-name="Standard">And everywhere I played my rolled-in role, but somehow I got already separated from everything, both from the systematically adjusted life and from my part in it. I kinda became that mujik who, leaning on the fence around the playing grounds, like, watches the kids messing around in the sandbox.</text:p>
      <text:p text:style-name="Standard">Everyone was busily busy with their business in that sand, and Twoic, and bosses, and helpers, and I myself with my streamlined lifestyle, yet I did not really care about all that fuss…</text:p>
      <text:p text:style-name="Standard">In the spring, Twoic proposed to visit Nezhin for, like, to kick up a party in the old days' style at the Hosty.</text:p>
      <text:p text:style-name="Standard">I remember clearly that it was Thursday, a bath day, and, apparently, the eve of some holiday, he would not call me in the middle of the week.</text:p>
      <text:p text:style-name="Standard">So I took a towel and underwear for change and went to Nezhin, because even though there was no steam room in the hostel, yet the shower still remained...</text:p>
      <text:p text:style-name="Standard">In the hostel lobby, auntie Dina was sitting on duty, she had not changed a single bit and, of course, she didn't let me pass in.</text:p>
      <text:p text:style-name="Standard">I asked a passer-by student to visit the room where, as arranged, Twoic already had to be waiting for my arrival, and tell him about the predicament. He went upstairs and I had a discovery.</text:p>
      <text:p text:style-name="Standard">A young student entered the lobby from the hostel corridor, wearing a crumpled dressing-gown and a sleepy indifferent face. She did not give me the slightest look, ignoring another of casual visitors who turned up in the hostel lobby, and just came up to the window nearby.</text:p>
      <text:p text:style-name="Standard">I waited for Twoic or a message from him about through which of the back side windows on the first floor I could climb in.</text:p>
      <text:p text:style-name="Standard"><text:soft-page-break/>And I was not at all prepared that my body, without any order from me, or any permission, would unexpectedly freak out, and throw my right hand up and behind my head, raising my elbow in the air. Such a cheeky kink!</text:p>
      <text:p text:style-name="Standard">Was it triggered by the nearness of the common-looking girl with her face of not so well-kneaded dough? Or was that her crumpled dressing gown to turn me up and out of control?</text:p>
      <text:p text:style-name="Standard">In any case, it was outrageous, moreover without any definite need! That body of mine really went too far; I, personally, did not intend any gestures.</text:p>
      <text:p text:style-name="Standard">And the cause of the mutiny aboard, a couple of meters off me, was staring at the absolutely deserted landscape of the two-story canteen behind the gray glass in the window.</text:p>
      <text:p text:style-name="Standard">Some shocking discovery...</text:p>
      <text:p text:style-name="Standard">The messenger returned and said the door of the indicated room was locked. Apparently, Twoic had already begun an old-style shake-up of some complaisant chick...</text:p>
      <text:p text:style-name="Standard">I went out of the hostel. To be back in Konotop before the bath closing hour was just unthinkable. But it was a Thursday!</text:p>
      <text:p text:style-name="Standard">Okay, there remained the lake in the Count's Park, I headed there the shortest way.</text:p>
      <text:p text:style-name="Standard">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text:p>
      <text:p text:style-name="Standard">Wow! It seemed to become a student tradition here!</text:p>
      <text:p text:style-name="Standard">So what? Drumming myself in the chest and shouting "It's me! I'm the legend! It's been started by me!"?</text:p>
      <text:p text:style-name="Standard">In the sad, elegiac mood I entered the alley of elms and strolled to the narrower end of the lake by the thicket in the deserted parts of the park. There I undressed and in the altogether went into the water.</text:p>
      <text:p text:style-name="Standard">Having rubbed the soap all over myself, I threw it ashore and scrubbed the hand-reachable parts of the body. Then, to wash the foam off, I churned along a little, turning around in a screw-wise twirl before diving towards the shore.</text:p>
      <text:p text:style-name="Standard">White spits of foam scattered the black ripples. The birth of Aphrodite.</text:p>
      <text:p text:style-name="Standard">The f-f..er..frivolous Little Mermaid, thought I rubbing myself with the towel.</text:p>
      <text:p text:style-name="Standard">No, I'm not a pervert. It simply gets so, somehow all by itself, and then just rolls on in a progressive spiral-wise rotation…</text:p>
      <text:p text:style-name="Standard">Lenochka entered the sewing college in Sumy city and went to study there.</text:p>
      <text:p text:style-name="Standard">I did not have any reason to go on living at 13 Decemberists, and found a place on the opposite outskirts of Konotop, closer to the "Motordetail" plant.</text:p>
      <text:p text:style-name="Standard">It was a summer kitchenette of 2×3 meters with a pretty low ceiling, in the yard of a khutta whose owner worked at the wastewater treatment plant, where I once laid individual walls.</text:p>
      <text:p text:style-name="Standard"><text:soft-page-break/>The kitchenette's brick stove left room only for a bed and a desk by the window, yet it was enough for me to shack up with a couple of books in German and The German-Russian Dictionary of Medical Terms because no other kind of a dictionary happened on shelves in the bookstore on Lenin Street.</text:p>
      <text:p text:style-name="Standard">The rent was only 15 rubles but, nevertheless, I finally stopped sending out the already irregular alimony transfers in two directions...</text:p>
      <text:p text:style-name="Standard">The extended interest in German was brought about by the need of training for the final showdown with that old good Freud.</text:p>
      <text:p text:style-name="Standard">As an attested schizophrenic with a considerable store of experience in the field studies, I did not see any reason for his fixation on the symbolism of genitals.</text:p>
      <text:p text:style-name="Standard">Well, yes, a cigar may seem to look like a dick and the ashtray may call up strong associations with a vagina and so on and so forth. But what of that?</text:p>
      <text:p text:style-name="Standard">They got fixed to these interpretations and had no more progress than a stick in the mud.</text:p>
      <text:p text:style-name="List_20_Paragraph">(...I finally realized that Freud, in fact, is a storyteller, like, say, Hans Christian Andersen, both differ only in the choice of words they used.</text:p>
      <text:p text:style-name="List_20_Paragraph">Freud divides the Kingdom of consciousness into four parts (a good fellow Sigmund, that was a step forward from the Hegel's triads):</text:p>
      <text:p text:style-name="Quote"><text:s/>the Duchy Consciousness;</text:p>
      <text:p text:style-name="Quote"><text:s/>the March Subconscious;</text:p>
      <text:p text:style-name="Quote"><text:s/>the Baronetcy Ego; and</text:p>
      <text:p text:style-name="Quote"><text:s/>the County Super-Ego.</text:p>
      <text:p text:style-name="List_20_Paragraph">Ah! How nice and pretty! There is so much of charming finesse, so much of poetry in them those fairy tales! <text:span text:style-name="T27">So nice of Ziggy to share them...</text:span></text:p>
      <text:p text:style-name="List_20_Paragraph">Anyone has the right to a personal scientific theory, however, theories are checked by their practical results.</text:p>
      <text:p text:style-name="List_20_Paragraph">Based on the theory of his concoction, Freud cured 12 percent of his patients. They might have recovered on their own accord though or else were healed by the cruelest, yet most efficient therapist of all – Mr. Time, but we will give them to Freud as the reward for his merits – he offered at least some gaudy oasis when the topic was as bare and empty as the arid desert, which endeavor put him on the map.</text:p>
      <text:p text:style-name="List_20_Paragraph">Besides, he still inspires bundles of artists dabbing vinaigrette from phalluses and cunts...)</text:p>
      <text:p text:style-name="Standard">And in that same kitchenette, I felt a need <text:s/>for some sort of a plan to say my gentle “good-bye” to Konotop.</text:p>
      <text:p text:style-name="Subtitle">~ ~ ~</text:p>
      <text:h text:style-name="Heading_20_1" text:outline-level="1"><text:span text:style-name="T1">~ ~ ~</text:span> The <text:bookmark-start text:name="Postscripts"/>Postscripts<text:bookmark-end text:name="Postscripts"/></text:h>
      <text:p text:style-name="Standard">The decision to part with Konotop became irreversible when I saw that everything was repeating itself.</text:p>
      <text:p text:style-name="Standard">Again I walked along a tunnel cut in the stratum of night darkness with batteries of floodlights on the pylons in the classification yard with dim gleam over the wet rows of tired rails.</text:p>
      <text:p text:style-name="Standard">The tunnel was higher and wider than those in the mine "Dophinovka", and instead of scanty pair of narrow gauge rails, the mighty tracks were bifurcating, multiplying, <text:soft-page-break/>flowing alongside each other crammed with freight cars, cisterns, platforms with all sorts piled up, covered and uncovered, overall and small, cinched and loosely poured, stuff.</text:p>
      <text:p text:style-name="Standard">Clanging at the railway points, the rolling cars rolled down the hump in strings, in pairs, single, to find their way in the bowl and, with the pitched screeches of wheel chocks, come to a halt at their destinations.</text:p>
      <text:p text:style-name="Standard">The classification yard had no weekend breaks. On and on sounded the round-the-clock rumbling, clanging, screeching, shouting of the loudspeakers about the tracks with marshaled trains.</text:p>
      <text:p text:style-name="Standard">Yet, all that went on in a tunnel, in one huge tunnel. Would its roof withstand the weight of the night?</text:p>
      <text:p text:style-name="Standard">On that autumn night, as on many others, I crossed the railways following the well-learned network of service paths, bypassing the maze of the still trains and dodging the cars rolling down the hump, to reach the ever open wide breach in the wall around PMS-119.</text:p>
      <text:p text:style-name="Standard">Anticipatingly, I cringed in disgust of the mud and puddles waiting for me in the hole that was already at a stone throw because now I walked alongside the meter-tall letters in the inscription on the concrete wall. Made with ever-black tar over the light gray concrete of fencing by the assured strokes of a master, it advised the passengers of trains that passed by in the daylight: "Konotop – the city of nondrinkers!"</text:p>
      <text:p text:style-name="Standard">The floodlights from behind mixed my moving shadow with the calligraphic graffiti. The closer to the hole, the smaller the size of the silhouette with swaying hat brims until all of it got swallowed by the pitch-black darkness in the breach.</text:p>
      <text:p text:style-name="Standard">The time machine is a nice invention, yet if you can't afford it try traveling the time on foot. Now, following my disappeared shadow, I'll get in such medieval swamps and darkness that…</text:p>
      <text:p text:style-name="Standard">"Sophocles! Aeschylus!"</text:p>
      <text:p text:style-name="Standard">Hell! I seemed to take a too wide stride and glided by down to the antiquity, ain't I?</text:p>
      <text:p text:style-name="Standard">"Aeschylus!"</text:p>
      <text:p text:style-name="Standard">A black shadow about twenty meters from the breach roared hoarsely in the muddy darkness of the PMS backyards. Mine? No, this one shorter and plumper. And in a leather cap, the coat's also of leather.</text:p>
      <text:p text:style-name="Standard">"Why pulled up? Who called you? As if you may have the slightest notion of Sophocles."</text:p>
      <text:p text:style-name="Standard">"Right you are. I never went deeper than Aristophanes."</text:p>
      <text:p text:style-name="Standard">He hiccuped and, slightly rolling but resolutely, stepped in my way.</text:p>
      <text:p text:style-name="Standard">"Who are you?" demanded he with the moonshine on his breath.</text:p>
      <text:p text:style-name="Standard">"A passer-by. And what brought you here?"</text:p>
      <text:p text:style-name="Standard">He seemed to miss my question.</text:p>
      <text:p text:style-name="Standard">"Sophocles... Aeschylus.." he kept echoing softly. "Yes, yes... Aeschylus... Aristophanes! And who else?!"</text:p>
      <text:p text:style-name="Standard"><text:soft-page-break/>"Well, there also is some Euripides."</text:p>
      <text:p text:style-name="Standard">"Right! Euripides!" cried he out with a tear in his voice and then again devotedly groaned out, "Sopho-ocles!"</text:p>
      <text:p text:style-name="Standard">We stood to face each other like Sancho Panza and Don Quixote meeting after the separation. Sancho gave out a despondent sob and dropped his head. The peak of the leather cap pecked me in the bridge of the nose.</text:p>
      <text:p text:style-name="Standard">Damn it, Sancho! Look out! My visor’s up...</text:p>
      <text:p text:style-name="Standard">"I'm an artist," imparted he plaintively, raising his head up. "They gave me two months here…" Another nod with the pesky peak...</text:p>
      <text:p text:style-name="Standard">I see, two months from Narco-2 to eradicate alcoholic inclinations. And now I also knew whose masterpiece in tar was out there.</text:p>
      <text:p text:style-name="Standard">Eh, Sancho, Sancho!. Anyone would turn a drunk if there's no one to talk to of Sophocles!. A whole armful of pearls and no one to scatter them before...</text:p>
      <text:p text:style-name="Standard">No, no, no! I do have to leave…</text:p>
      <text:p text:style-name="Standard">...to go there, beyond the horizon, to the faraway—as childhood—seashore by the azure waters, and a mighty sacred oak tree with its hollow for whispering it the quotations hardly needed by anyone along with the names of sages forgotten ages ago…</text:p>
      <text:p text:style-name="Standard">The plan was perfect.</text:p>
      <text:p text:style-name="Standard">But what about the details? For instance, where to?</text:p>
      <text:p text:style-name="Standard">Well, firstly, it should be some warm place, enough of frostbites for me, and secondly, it has to be provided with the sea and mountains.</text:p>
      <text:p text:style-name="Standard">The Crimea, whose mountains are not that tall, does not fit, besides, it's occupied by Olga...</text:p>
      <text:p text:style-name="Standard">The finger slides on along to the next sea on the map... Yeah?</text:p>
      <text:p text:style-name="Standard">Okay, to Baku then. What’s the difference?.</text:p>
      <text:p text:style-name="Standard">Getting the vacation from the construction workshop floor of the "Motordetail" plant, I also applied for dismissal.</text:p>
      <text:p text:style-name="Standard">Yet, before moving away I still had one unfinished business on my hands. It was my promise to the three strangers at the station restaurant to visit the city of Lvov…</text:p>
      <text:p text:style-name="Standard">The closer to Lvov the slower the train traveled along the slopes of the Carpathian Mountains with dark tall fir trees, yet in the evening it still arrived at the destination.</text:p>
      <text:p text:style-name="Standard">In the automatic storage cell, I left my briefcase, in which besides the hygienic necessities, there also lurked a gray cap of thick woolen fabric, so that to travel through the city lightly and in my inseparable secret agent's hat.</text:p>
      <text:p text:style-name="Standard">Lvov always was a beautiful city with lots of monuments and landmarks of ancient architecture in streets with cobblestone pavement. No wonder, that the 4-sequel Soviet adaptation of "The Three Musketeers" was shot in that city. They only needed to keep the camera away from the streetcar rails in the road.</text:p>
      <text:p text:style-name="Standard">I did not use any kind of transportation in Lvov but went on foot.</text:p>
      <text:p text:style-name="Standard">Where? To the Opera House, of course.</text:p>
      <text:p text:style-name="Standard"><text:soft-page-break/>My promise was fulfilled, I had come to Lvov, but I had no intention to run around its streets with the demanding question, "Were you, by any chance, passing through Konotop two years ago, after you served your time in Zone?"</text:p>
      <text:p text:style-name="Standard">No, I was from a different category, and I strolled in a well-bred manner to have a good time because the train to Kiev was leaving exactly at midnight…</text:p>
      <text:p text:style-name="Standard">The Opera House in Lvov was a magnificent sight, simply a palace; well done the Poles who built it.</text:p>
      <text:p text:style-name="Standard">However, about having a good time my guess was premature.</text:p>
      <text:p text:style-name="Standard">There was an opera on, a creation of a local classical composer about the peasant unrest in the 16th century. A piece of trash in the style of "they'll lap it up!"</text:p>
      <text:p text:style-name="Standard">Anyway, if a job is once begun, never leave it till it's done, and I sat tight through all of it to the final bell which set me free…</text:p>
      <text:p text:style-name="Standard">By midnight, I was back to the station, unlocked the automatic storage cell and opened my briefcase. I doffed my hat and put it inside the cell, then clapped the gray cap from the briefcase onto my head.</text:p>
      <text:p text:style-name="Standard">Then I gently closed the door and even chortled softly imagining the goggled eyes of the next user of the same cell. You open the door and see a solitary hat sitting there without a head inside. Go and think of what to think…</text:p>
      <text:p text:style-name="Standard">On return to Konotop, I started the farewell visits.</text:p>
      <text:p text:style-name="Standard">To my brother Sasha on Sosnowska Street.</text:p>
      <text:p text:style-name="Standard">To my sister Natasha in the 9-story block in At-Seven-Winds.</text:p>
      <text:p text:style-name="Standard">I did not go to 13 Decemberists thought, I was a stupid jackass.</text:p>
      <text:p text:style-name="Standard">Natasha gave me a rich present of a winter coat of gray cloth with karakul fur collar. Apparently, the size did not fit her husband Guena, I was the coat size.</text:p>
      <text:p text:style-name="Standard">And I also went to ZAGS to get the stamp in my passport on divorce with Eera. Yet, they sent me to Nezhin ZAGS, the place of marriage registration.</text:p>
      <text:p text:style-name="Standard">However, at Nezhin ZAGS they demanded a reference from Konotop people's court that our marriage was terminated.</text:p>
      <text:p text:style-name="Standard">“Look," said I, "you made the record of our divorce when she was getting her stamp, give me my stamp on that ground and that's all."</text:p>
      <text:p text:style-name="Standard">"There is no such record. She never came to us."</text:p>
      <text:p text:style-name="Standard">That how they stroke me dumb. I had to go to Konotop, to get the reference in the court and take it back to Nezhin.</text:p>
      <text:p text:style-name="Standard">Shuttling in local trains forth and back, I thought whether the mileage I had ridden on trains would equal the Equator.</text:p>
      <text:p text:style-name="Standard">And I also thought: why did Eera, in so many years, not get her passport stamped to certify our divorce?</text:p>
      <text:p text:style-name="Standard">Probably, to sprinkle a pinch of spice to her lays, sort of adding fresh twigs to the antler of her absent husband, the cuckold of a geologist.</text:p>
      <text:p text:style-name="Standard">And then I realized why I always liked the scene of D'Artagnan farewell to Rochefort in the Dumas novel Twenty Years Later.</text:p>
      <text:p text:style-name="Quote"><text:soft-page-break/>"Go your way, old devil," D'Artagnan said with a sad smile, looking after the departed Rochefort. "Go. Anyway, there is no more Constance..."</text:p>
      <text:p text:style-name="Standard">I realized, that Constance was Eera and me, only not separately, but together. Constance was us in those silly times when we were still torturing each other with our love…</text:p>
      <text:p text:style-name="Standard">Then I went to the city of Sumy.</text:p>
      <text:p text:style-name="Standard">There I took Lenochka to the cinema. The "Fanfan the Tulip" flicks it was, yet already with Alain Delon starring in it.</text:p>
      <text:p text:style-name="Standard">After the cinema we fed the swans in the park, dropping from the arched bridge crumbs of cabbage piroshki, and then we went to a restaurant. Everything there was a wonder for her...</text:p>
      <text:p text:style-name="Standard">She saw me off at the station and burst into tears for a farewell.</text:p>
      <text:p text:style-name="Standard">She looked beautiful, like her mother, and only the hair she took after me.</text:p>
      <text:p text:style-name="Standard">The next day I went to 25, Gogol Street and left by Sasha Plaksin my black <text:span text:style-name="T2">dembel</text:span> "diplomat" case loaded with dictionaries and a couple of books. We arranged he would send it to me when I settle down somewhere and let him know my address.</text:p>
      <text:p text:style-name="Standard">Konotop saw me off with angry cold and wind, but the coat from Natasha kept me warm, and I went to Nezhin to return the book of stories by Salinger borrowed from Zhomnir.</text:p>
      <text:p text:style-name="Standard">I locked the sports-bag with clothes and other things into an automatic storage cell at the station and with just my briefcase went to Shevchenko Street.</text:p>
      <text:p text:style-name="Standard">When the bell rang, the door did not open, probably, Zhomnir and Maria Antonovna walked out somewhere to visit.</text:p>
      <text:p text:style-name="Standard">I went to the city center, to the new "Kosmos" cinema opposite the department store.</text:p>
      <text:p text:style-name="Standard">There was some garbage produced by "Uzbek-film" about Sindbad the Seaman, but I just needed to kill the time.</text:p>
      <text:p text:style-name="Standard">I sat down and planted the briefcase under the seat. The place on the left was taken by a woman of my age.</text:p>
      <text:p text:style-name="Standard">In the tilted passage on the right, a girl about four was running up and down. Her mother, sitting in the front rows, called for her to come back, but the kid did not listen. She kept capering there, and at each of male spectators entering the hall she yelled, "Daddy!"</text:p>
      <text:p text:style-name="Standard">But he was not among them.</text:p>
      <text:p text:style-name="Standard">A couple of rows higher, five meters to the left, there were two military pilots in officer jackets. One of then began to greet my neighbor on the left, but somehow with the owner's air and double bottom significance.</text:p>
      <text:p text:style-name="Standard">The flicks began, and Sindbad switched from the sea to a cave, to fencing a saber next to the ruins of the ancient walls of Samarkand against the background of a high-voltage power line. Finally, the movie ended, I lifted my cap from my knees and put it on my head.</text:p>
      <text:p text:style-name="Standard">The neighbor on the left dropped her thin gloves into the lap of my coat.</text:p>
      <text:p text:style-name="Standard"><text:soft-page-break/>"Take it," she said softly. "Escort me."</text:p>
      <text:p text:style-name="Standard">I angled my briefcase from under the seat and began to squeeze after her through the crowd.</text:p>
      <text:p text:style-name="Standard">In a rather dense stream of moviegoers, we descended the high exit stairs outside.</text:p>
      <text:p text:style-name="Standard">The officers-pilots were waiting down in their forage caps. As we were passing by, they did not even dare to peep. Did not get the nerve to.</text:p>
      <text:p text:style-name="Standard">First, the karakul collar, to which they would hardly grow, in the Soviet army such collars were prerogative of the colonels and higher ranked Commanders.</text:p>
      <text:p text:style-name="Standard">Secondly, my gray, brand new, cap in the favorite style of <text:span text:style-name="T2">zeks</text:span> after their second term in Zone. Not to mention the equally new briefcase…</text:p>
      <text:p text:style-name="Standard">She invited me to tea. It was not far, in the five-story block on the slope from the main square.</text:p>
      <text:p text:style-name="Standard">I walked and the location was getting more and more familiar to me.</text:p>
      <text:p text:style-name="Standard">Really? It cannot be...Exactly!</text:p>
      <text:p text:style-name="Standard">She opened with her key the apartment where once the black-haired KGBist arranged a meeting for me and his boss in the gray hair stylish haircut above his tanned face. But now the apartment was furnished and lived in.</text:p>
      <text:p text:style-name="Standard">We took our coats in the hallway and went over to the living room.</text:p>
      <text:p text:style-name="Standard">On the coffee table in front of the folding coach-bed, instead of tea, she served a bottle of wine, sliced sausage, and chocolate sweets.</text:p>
      <text:p text:style-name="Standard">I drank wine, snacked chocolate and remembered the crane operator Vitalya.</text:p>
      <text:p text:style-name="Standard">We did not ask each other's names. For what we were there "you" was enough.</text:p>
      <text:p text:style-name="Standard">True, she couldn't resist boasting about having a position at the prosecutor's office.</text:p>
      <text:p text:style-name="Standard">Without specifying my profession, I assured her they wouldn't run me down in her beat.</text:p>
      <text:p text:style-name="Standard">Then she went into the bedroom and came back in a long unbuttoned dressing gown.</text:p>
      <text:p text:style-name="Standard">She sat next to me on the folding coach-bed again.</text:p>
      <text:p text:style-name="Standard">I hugged her, ran my hand under the gown collar around her neck until reached and unfastened the bra on her blades.</text:p>
      <text:p text:style-name="Standard">Her face flashed up with joy.</text:p>
      <text:p text:style-name="Standard">We went over to the bedroom…</text:p>
      <text:p text:style-name="Standard">What followed might be compared to the demonstration performances of champions in figure skating, the simile to match her graceful physique.</text:p>
      <text:p text:style-name="Standard">Like well-trained partners, we accurately and precisely entered all those supports, triple two-loops, and other program elements.</text:p>
      <text:p text:style-name="Standard">Of all the program, that two-loops element was especially advantageous for outlining the shapely curves of her slender body.</text:p>
      <text:p text:style-name="Standard">We moved from figure to figure with fancy changes of tempo and on the fly improvisation in combinations, and continued to conquer the hearts of absent spectators with the outstanding degree of perfection in our inimitable performance.</text:p>
      <text:p text:style-name="Standard"><text:soft-page-break/>The world around, under, and above got wrapped with the misty veil of the delightfully sweet bliss and stuff of ashes being hauled...</text:p>
      <text:p text:style-name="Standard">It’s only that concurrent with the ripples in the stream of sensuality there, absolutely discordant to the ineffable thrills of our carnal delights and skilfully adroit ecstatic raptures, time and again, there splashed up both sketchy and irrelevant glimpses of a f-f..er..frisking puppy, Tuzik, full of sportive ardor, he was happily gnawing a rubber hot-water bottle in an unidentifiable nook.</text:p>
      <text:p text:style-name="Standard">Which Tuzik?! What rubber bottle on Earth had anything to do with the triumphs of our vigorously deft calisthenics?</text:p>
      <text:p text:style-name="Standard">All the proceedings were, in fact, a streamlined execution of the program I was fed in with a novel by Carpentier from a recent issue of Vsesvit.</text:p>
      <text:p text:style-name="Standard">There too, the protagonist, before going to Spain to fight in the ranks of the International Brigades against General Franco, was having sex with his girlfriend three times in their farewell night…</text:p>
      <text:p text:style-name="Standard">In the morning she, at last, made tea, and I called Zhomnir to tell that I brought his book and was on my way to his place.</text:p>
      <text:p text:style-name="Standard">However, I did not go to Zhomnir at once. I returned to the Gogol Greens and entered a hairdresser's in the cobweb of adjoining old streets.</text:p>
      <text:p text:style-name="Standard">They did not expect to have so an early customer, yet one of the hairdressers agreed to shave me.</text:p>
      <text:p text:style-name="Standard">That young make-believe hairdresser of a gypsy girl nicked my throat for more than once. At each scratching, she said "oh!" and rubbed the cut with pliable alum. And she even had the nerve to grab the fee after!.</text:p>
      <text:p text:style-name="Standard">I again passed the Gogol Greens and entered School 7.</text:p>
      <text:p text:style-name="Standard">There were classes going on and silence reigned in the deserted corridors.</text:p>
      <text:p text:style-name="Standard">In the teachers' room, I said to the few women present there than I wanted to see Liliana Ogoltsova from a second grade, whose dad I was.</text:p>
      <text:p text:style-name="Standard">One of the women came out into the empty corridor with me and led to the classroom in question.</text:p>
      <text:p text:style-name="Standard">She went in and returned with a girl I did not know, with her ashy hair in the pair of tight plaits, wearing a gray knitted blouse with thin transverse stripes in its front, who obstinately kept her eyes away.</text:p>
      <text:p text:style-name="Standard">"This is the girl," said the teacher, "but she says she does not have a dad."</text:p>
      <text:p text:style-name="Standard">"That's right," I answered fighting back the anger at I did not know what, which rolled up from nowhere. "Would you call ‘father’ the one who shows up once in five years just to say ‘goodbye’?"</text:p>
      <text:p text:style-name="Standard">The teacher tactfully walked off to the nearby windowsill.</text:p>
      <text:p text:style-name="Standard">I opened my briefcase and went down on one knee next to you so that we were even. You did not look at me.</text:p>
      <text:p text:style-name="Standard">"Liliana," I called, and took out from my briefcase the <text:span text:style-name="T2">Morning Star </text:span><text:s/>newspaper, and handed it to you.</text:p>
      <text:p text:style-name="Standard">"Pass it to your mother, please."</text:p>
      <text:p text:style-name="Standard"><text:soft-page-break/>You accepted the folded newspaper and stood silently, staring at the floor.</text:p>
      <text:p text:style-name="Standard">"All right, Lee," said I, "Go back to your class."</text:p>
      <text:p text:style-name="Standard">You turned with relief and walked to the door of your classroom.</text:p>
      <text:p text:style-name="Standard">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Standard">I handed Salinger to Zhomnir and in return, I asked for James Joyce's Ulysses, 705 pages of dense text without pictures, without divisions into parts or chapters.</text:p>
      <text:p text:style-name="Standard">Zhomnir himself once wanted to translate it, but Joyce turned out way too unsuitable for any conjuncture.</text:p>
      <text:p text:style-name="Standard">I gave my word to return the volume in ten years.</text:p>
      <text:p text:style-name="Standard">After a split-second hesitation, he brought the book out of his archive chamber and handed it to me. Now I had with what to fill the eternity ahead of me.</text:p>
      <text:p text:style-name="Standard">"Where are you going?" asked Maria Antonovna.</text:p>
      <text:p text:style-name="Standard">"To Baku."</text:p>
      <text:p text:style-name="Standard">With the usual jerk, the train pulled out of the Nezhin railway station.</text:p>
      <text:p text:style-name="Standard">Everything was behind, ahead was everything.</text:p>
      <text:p text:style-name="Standard">Thirty and three years.</text:p>
      <text:p text:style-name="Standard">"It's time for you to work miracles," once said I to a saxophonist I knew, when he became thirty-three.</text:p>
      <text:p text:style-name="Standard">"I have already done miracles," he replied, "And served my time for them as well."</text:p>
      <text:p text:style-name="Standard">And how only do them folks manage to <text:span text:style-name="T20">live eventful lives</text:span>?</text:p>
      <text:p text:style-name="Standard">I thought that I was going to Baku to pick up a job of a bricklayer of the fourth category, and gradually translate Ulysses after the work.</text:p>
      <text:p text:style-name="Standard">As it turned out, I was starting to the Mountainous Karabakh with its war for independence and all the issuing details common for such cases, which I'd rather not dwell on.</text:p>
      <text:p text:style-name="Standard">However, behind the windows of the local train car, there still were running familiar landscapes of 1987, the last year of peace.</text:p>
      <text:p text:style-name="Standard">Before the collapse of the indestructible Union of the Free Republics, there still remained two years.</text:p>
      <text:p text:style-name="Standard">Today, they tell me that in 1987 the smack of the new era was in the air already. Alas, I did not scent the brew.</text:p>
      <text:p text:style-name="List_20_Paragraph">(...what was the underlying reason for the collapse of the USSR?</text:p>
      <text:p text:style-name="List_20_Paragraph">The Union was finished off by "The Guys on the Roadside".</text:p>
      <text:p text:style-name="List_20_Paragraph">So was named the English TV movie of four sequels about the life of British unemployed.</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text:p>
      <text:p text:style-name="List_20_Paragraph"><text:soft-page-break/>The magic power of art touched the living strings in the heart of a Konotop mujik, triggering the chain reaction that changed the face of the world.</text:p>
      <text:p text:style-name="List_20_Paragraph">Has it changed its essence, or was it just a case of plastic surgery?..)</text:p>
      <text:p text:style-name="Standard">Let some other "I", not a part to my personal monad, strain their brains about this question, because the predawn twilight, seeping through the synthetic canvass of my Chinese tent, signals the end to this sleepless night and also to this endless letter.</text:p>
      <text:p text:style-name="Standard">You will ask, how did my following life flow, behind the watershed of the Caucasian ridge?</text:p>
      <text:p text:style-name="Standard">You may not even ask it, I will tell you all the same.</text:p>
      <text:p text:style-name="Standard">First, do not ask about my life in the past tense, it still keeps flowing on.</text:p>
      <text:p text:style-name="Standard">I rolled its way as best as I could. Because of the spiral nature of the current, we can only go through multiple repetitions of what has been and will be.</text:p>
      <text:p text:style-name="Standard">"What has been will be again," says the new translation of the Old Testament, and Vladimir Dahl in his dictionary recorded the same saying in normal, human, language – "radish is no sweeter than a horseradish".</text:p>
      <text:p text:style-name="Standard">But, if I may ask, do all those wisdom pieces helped a single anyone?</text:p>
      <text:p text:style-name="Standard">And when there comes the moment to feel that I don't care a f-f..er..fleck, I let it rip and go with the flow to the ultimate end.</text:p>
      <text:p text:style-name="Standard">Life is predetermined like a winding mountain road with the drop-off on the right and the cliff-wall on the left, here you go repeating step by step the path passed before you, by you who was also "I".</text:p>
      <text:p text:style-name="Standard">Of course, when I recognize a repetition of familiar situations, I try to avoid ugly deeds for which I'll be painfully ashamed.</text:p>
      <text:p text:style-name="Standard">And up till now I, like, have managed to dodge. Or?.</text:p>
      <text:p text:style-name="Standard">Yes, like, haven't stepped...If only that bitter son of a bitch in my Chinese tent wouldn't unearth something else...</text:p>
      <text:p text:style-name="Standard">So, here we are – I and the Varanda.</text:p>
      <text:p text:style-name="Standard">It goes to meet the Araks river and I am passing by and on, to the last limit beyond which there's the boundless blue sea and, probably, the once lost sailing boat in it…</text:p>
      <text:p text:style-name="Standard">Something again carries me off to all sorts of epochs with philologies.</text:p>
      <text:p text:style-name="Standard">But this is, after all, a private letter of a father to his daughter, and f-f..er..<text:span text:style-name="T9">I mean, </text:span>fairly didactic too, well...sort of...at certain passages…</text:p>
      <text:p text:style-name="Standard">Seems like it's the high time to wind up already.</text:p>
      <text:p text:style-name="Quote">...and then the morning of the following day came, and Scheherazade was suffered to live that day also...</text:p>
      <text:p text:style-name="Standard">And about myself, dear daughter, I may report that the maxim "I know that I know nothing" is not applicable to me, though there were times when I also scattered this particular pearl.</text:p>
      <text:p text:style-name="Standard">Today, however, I have serious doubts about having even so tiny scraps of knowledge. I doubt that I know anything at all, be it even nothing.</text:p>
      <text:p text:style-name="Standard"><text:soft-page-break/>"We understand life only by looking back at the past," announced a lover of aphorisms.</text:p>
      <text:p text:style-name="Standard">Asshole! You will not understand it even when pulled out of the grave and poked into it with your noseless skull!.</text:p>
      <text:p text:style-name="Standard">And no one will ever understand…</text:p>
      <text:p text:style-name="Standard">There's just one thing beyond any doubt – life is shorter than even the dash between the dates of birth and death.</text:p>
      <text:p text:style-name="Standard">And I do not care that no one cares about my non-existent wisdom, because I know better than anyone else that after all that was there, after my stupidities and mistakes, after stepping in all sorts of shit, I am not a hair-breadth wiser, I am still the same naive sucker ready to get underway to the unseen Where-Where Mountains.</text:p>
      <text:p text:style-name="Standard">And let the hull is old like hell, the mast all cracks, and this whole nutshell will not survive the nearest storm – ahead, at full tilt!</text:p>
      <text:p text:style-name="Standard">And let another calypso or penelope (what's the difference?) tearing the blouse on her charms, cries out and rushes along the foamy water edge – full ahead!.</text:p>
      <text:p text:style-name="Standard">I know that the bigger part of the dash is over so, come what may, the final leg would be passed as well, perk up – we’ll prick through for sure! Like hell will anything stop a hooey-pricker!.</text:p>
      <text:p text:style-name="Standard">Good-bye, sweetie.</text:p>
      <text:p text:style-name="Standard">My fatherly hug to you.</text:p>
      <text:p text:style-name="Standard">And, since you are fond of "You" in the plural –</text:p>
      <text:p text:style-name="Standard">With love,</text:p>
      <text:p text:style-name="Standard">your daddies: Sehrguey and Nikolayevich.</text:p>
      <text:p text:style-name="List_20_Paragraph">(...and whichever rumors reach you, you know firmly – we lived happily ever after and died on the same day...)</text:p>
      <text:p text:style-name="Standard">P. S.:</text:p>
      <text:p text:style-name="Standard">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text:p>
      <text:p text:style-name="Standard">P. P. S.:</text:p>
      <text:p text:style-name="Standard">I almost forgot to warn that any coincidence with the names of real persons is purely accidental and the described events – fictitious because there is no one responsible for the unpredictably weird dreams of a life-long graphomanic—</text:p>
      <text:p text:style-name="Standard">during the night of 20 to 21 August 2007,</text:p>
      <text:p text:style-name="P2">on the left bank of the Varanda River...</text:p>
      <text:p text:style-name="Subtitl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0598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in" loext:contextual-spacing="true" fo:text-indent="0in" style:auto-text-indent="false"/>
      <style:text-properties style:font-name="Arial Narrow" fo:font-family="'Arial Narrow'" style:font-family-generic="roman" style:font-pitch="variable"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356</meta:editing-cycles>
    <meta:creation-date>2020-04-05T06:17:00</meta:creation-date>
    <dc:date>2020-09-17T09:22:35.318538101</dc:date>
    <meta:editing-duration>P12DT18H3M43S</meta:editing-duration>
    <meta:generator>LibreOffice/6.1.5.2$Linux_X86_64 LibreOffice_project/10$Build-2</meta:generator>
    <meta:document-statistic meta:table-count="0" meta:image-count="0" meta:object-count="0" meta:page-count="89" meta:paragraph-count="1740" meta:word-count="42392" meta:character-count="238572" meta:non-whitespace-character-count="197806"/>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